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5638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09M03.3S">
            <text:p>12:09:03.30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09M03.337S">
            <text:p>12:09:03.34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09M03.335S">
            <text:p>12:09:03.34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09M03.306S">
            <text:p>12:09:03.31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09M03.37S">
            <text:p>12:09:03.37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09M03.374S">
            <text:p>12:09:03.37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09M03.393S">
            <text:p>12:09:03.39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09M03.404S">
            <text:p>12:09:03.40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09M03.407S">
            <text:p>12:09:03.41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09M03.427S">
            <text:p>12:09:03.43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09M03.439S">
            <text:p>12:09:03.44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09M03.443S">
            <text:p>12:09:03.44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09M03.37S">
            <text:p>12:09:03.37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09M03.462S">
            <text:p>12:09:03.46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09M03.473S">
            <text:p>12:09:03.47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09M03.48S">
            <text:p>12:09:03.48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09M03.5S">
            <text:p>12:09:03.50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09M03.343S">
            <text:p>12:09:03.34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09M03.509S">
            <text:p>12:09:03.51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09M03.515S">
            <text:p>12:09:03.52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09M03.382S">
            <text:p>12:09:03.38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09M03.535S">
            <text:p>12:09:03.54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09M03.543S">
            <text:p>12:09:03.54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09M03.55S">
            <text:p>12:09:03.55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09M03.569S">
            <text:p>12:09:03.57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09M03.345S">
            <text:p>12:09:03.35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09M03.577S">
            <text:p>12:09:03.58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09M03.585S">
            <text:p>12:09:03.59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09M03.604S">
            <text:p>12:09:03.60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09M03.612S">
            <text:p>12:09:03.61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09M03.373S">
            <text:p>12:09:03.37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09M03.619S">
            <text:p>12:09:03.62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09M03.46S">
            <text:p>12:09:03.46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09M03.64S">
            <text:p>12:09:03.64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09M03.647S">
            <text:p>12:09:03.65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09M03.654S">
            <text:p>12:09:03.65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09M03.447S">
            <text:p>12:09:03.45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09M03.678S">
            <text:p>12:09:03.68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09M03.682S">
            <text:p>12:09:03.68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09M03.688S">
            <text:p>12:09:03.69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09M03.712S">
            <text:p>12:09:03.71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09M03.443S">
            <text:p>12:09:03.44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09M03.717S">
            <text:p>12:09:03.72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09M03.721S">
            <text:p>12:09:03.72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09M03.749S">
            <text:p>12:09:03.75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09M03.751S">
            <text:p>12:09:03.75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09M03.757S">
            <text:p>12:09:03.76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09M03.432S">
            <text:p>12:09:03.43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09M03.782S">
            <text:p>12:09:03.78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09M03.785S">
            <text:p>12:09:03.79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09M03.791S">
            <text:p>12:09:03.79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09M03.413S">
            <text:p>12:09:03.41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09M03.818S">
            <text:p>12:09:03.82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09M03.82S">
            <text:p>12:09:03.82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09M03.826S">
            <text:p>12:09:03.83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09M03.852S">
            <text:p>12:09:03.85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09M03.856S">
            <text:p>12:09:03.86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09M03.41S">
            <text:p>12:09:03.41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09M03.86S">
            <text:p>12:09:03.86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09M03.4S">
            <text:p>12:09:03.40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09M03.887S">
            <text:p>12:09:03.89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09M03.889S">
            <text:p>12:09:03.89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09M03.895S">
            <text:p>12:09:03.90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09M03.771S">
            <text:p>12:09:03.77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09M03.92S">
            <text:p>12:09:03.92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09M03.76S">
            <text:p>12:09:03.76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09M03.931S">
            <text:p>12:09:03.93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09M03.932S">
            <text:p>12:09:03.93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09M03.955S">
            <text:p>12:09:03.96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09M03.958S">
            <text:p>12:09:03.96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09M03.965S">
            <text:p>12:09:03.97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09M03.757S">
            <text:p>12:09:03.76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09M03.989S">
            <text:p>12:09:03.99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09M03.993S">
            <text:p>12:09:03.99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09M04.001S">
            <text:p>12:09:04.00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09M04.024S">
            <text:p>12:09:04.02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09M04.028S">
            <text:p>12:09:04.03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09M04.035S">
            <text:p>12:09:04.04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09M03.753S">
            <text:p>12:09:03.75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09M04.057S">
            <text:p>12:09:04.06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09M04.062S">
            <text:p>12:09:04.06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09M04.079S">
            <text:p>12:09:04.08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09M04.091S">
            <text:p>12:09:04.09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09M04.095S">
            <text:p>12:09:04.10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09M04.114S">
            <text:p>12:09:04.11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09M04.127S">
            <text:p>12:09:04.13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09M04.131S">
            <text:p>12:09:04.13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09M04.145S">
            <text:p>12:09:04.15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09M03.722S">
            <text:p>12:09:03.72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09M04.163S">
            <text:p>12:09:04.16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09M04.164S">
            <text:p>12:09:04.16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09M03.716S">
            <text:p>12:09:03.72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09M04.182S">
            <text:p>12:09:04.18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09M04.197S">
            <text:p>12:09:04.20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09M04.198S">
            <text:p>12:09:04.20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09M03.716S">
            <text:p>12:09:03.72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09M04.218S">
            <text:p>12:09:04.22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09M04.232S">
            <text:p>12:09:04.23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09M03.726S">
            <text:p>12:09:03.73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09M04.234S">
            <text:p>12:09:04.23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09M04.253S">
            <text:p>12:09:04.25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09M04.267S">
            <text:p>12:09:04.27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09M04.269S">
            <text:p>12:09:04.27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09M04.287S">
            <text:p>12:09:04.29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09M03.69S">
            <text:p>12:09:03.69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610">
            <text:p>61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09M04.3S">
            <text:p>12:09:04.30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09M04.303S">
            <text:p>12:09:04.30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09M03.681S">
            <text:p>12:09:03.68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09M04.323S">
            <text:p>12:09:04.32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09M03.686S">
            <text:p>12:09:03.69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09M04.338S">
            <text:p>12:09:04.34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09M04.357S">
            <text:p>12:09:04.36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09M03.677S">
            <text:p>12:09:03.68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09M04.374S">
            <text:p>12:09:04.37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09M04.408S">
            <text:p>12:09:04.41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09M03.658S">
            <text:p>12:09:03.66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758">
            <text:p>75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09M03.65S">
            <text:p>12:09:03.65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808">
            <text:p>80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09M03.644S">
            <text:p>12:09:03.64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09M03.623S">
            <text:p>12:09:03.62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09M03.623S">
            <text:p>12:09:03.62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09M03.616S">
            <text:p>12:09:03.62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1004">
            <text:p>100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09M03.608S">
            <text:p>12:09:03.61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1057">
            <text:p>105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09M03.588S">
            <text:p>12:09:03.59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1125">
            <text:p>112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09M03.575S">
            <text:p>12:09:03.58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09M03.581S">
            <text:p>12:09:03.58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1205">
            <text:p>120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09M03.546S">
            <text:p>12:09:03.55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1352">
            <text:p>135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09M03.572S">
            <text:p>12:09:03.57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09M03.539S">
            <text:p>12:09:03.54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09M03.523S">
            <text:p>12:09:03.52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09M03.519S">
            <text:p>12:09:03.52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09M03.553S">
            <text:p>12:09:03.55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09M03.513S">
            <text:p>12:09:03.51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09M03.504S">
            <text:p>12:09:03.50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1630">
            <text:p>163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09M03.507S">
            <text:p>12:09:03.51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1672">
            <text:p>1672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09M03.484S">
            <text:p>12:09:03.48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1706">
            <text:p>170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09M05.18S">
            <text:p>12:09:05.18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09M05.127S">
            <text:p>12:09:05.13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09M05.034S">
            <text:p>12:09:05.03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09M05.192S">
            <text:p>12:09:05.19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09M03.465S">
            <text:p>12:09:03.47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09M05.126S">
            <text:p>12:09:05.13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09M05.021S">
            <text:p>12:09:05.02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09M04.977S">
            <text:p>12:09:04.98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09M04.964S">
            <text:p>12:09:04.96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09M04.899S">
            <text:p>12:09:04.90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09M04.787S">
            <text:p>12:09:04.79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09M04.77S">
            <text:p>12:09:04.77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918">
            <text:p>91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09M04.714S">
            <text:p>12:09:04.71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984">
            <text:p>98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09M04.666S">
            <text:p>12:09:04.67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09M04.621S">
            <text:p>12:09:04.62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1105">
            <text:p>110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09M04.574S">
            <text:p>12:09:04.57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09M04.563S">
            <text:p>12:09:04.56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09M04.47S">
            <text:p>12:09:04.47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09M04.417S">
            <text:p>12:09:04.42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09M04.458S">
            <text:p>12:09:04.46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09M03.476S">
            <text:p>12:09:03.48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2410">
            <text:p>241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09M04.412S">
            <text:p>12:09:04.41</text:p>
          </table:table-cell>
          <table:table-cell office:value-type="string">
            <text:p>TC0003_PlannerC 3-30</text:p>
          </table:table-cell>
          <table:table-cell office:value-type="string">
            <text:p>/channels/login.do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09M05.134S">
            <text:p>12:09:05.13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09M04.378S">
            <text:p>12:09:04.38</text:p>
          </table:table-cell>
          <table:table-cell office:value-type="string">
            <text:p>TC0003_PlannerC 3-29</text:p>
          </table:table-cell>
          <table:table-cell office:value-type="string">
            <text:p>/channels/login.do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09M04.375S">
            <text:p>12:09:04.38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09M04.36S">
            <text:p>12:09:04.36</text:p>
          </table:table-cell>
          <table:table-cell office:value-type="string">
            <text:p>TC0002_PlannerB 2-30</text:p>
          </table:table-cell>
          <table:table-cell office:value-type="string">
            <text:p>/channels/login.do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09M04.318S">
            <text:p>12:09:04.32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09M04.33S">
            <text:p>12:09:04.33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1846">
            <text:p>184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09M04.341S">
            <text:p>12:09:04.34</text:p>
          </table:table-cell>
          <table:table-cell office:value-type="string">
            <text:p>TC0003_PlannerC 3-28</text:p>
          </table:table-cell>
          <table:table-cell office:value-type="string">
            <text:p>/channels/login.do</text:p>
          </table:table-cell>
          <table:table-cell office:value-type="float" office:value="1845">
            <text:p>184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09M04.326S">
            <text:p>12:09:04.33</text:p>
          </table:table-cell>
          <table:table-cell office:value-type="string">
            <text:p>TC0002_PlannerB 2-29</text:p>
          </table:table-cell>
          <table:table-cell office:value-type="string">
            <text:p>/channels/login.do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09M04.304S">
            <text:p>12:09:04.30</text:p>
          </table:table-cell>
          <table:table-cell office:value-type="string">
            <text:p>TC0001_PlannerA 1-30</text:p>
          </table:table-cell>
          <table:table-cell office:value-type="string">
            <text:p>/channels/login.do</text:p>
          </table:table-cell>
          <table:table-cell office:value-type="float" office:value="1975">
            <text:p>197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09M04.301S">
            <text:p>12:09:04.30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2025">
            <text:p>202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09M04.29S">
            <text:p>12:09:04.29</text:p>
          </table:table-cell>
          <table:table-cell office:value-type="string">
            <text:p>TC0002_PlannerB 2-28</text:p>
          </table:table-cell>
          <table:table-cell office:value-type="string">
            <text:p>/channels/login.do</text:p>
          </table:table-cell>
          <table:table-cell office:value-type="float" office:value="2050">
            <text:p>205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09M04.273S">
            <text:p>12:09:04.27</text:p>
          </table:table-cell>
          <table:table-cell office:value-type="string">
            <text:p>TC0003_PlannerC 3-26</text:p>
          </table:table-cell>
          <table:table-cell office:value-type="string">
            <text:p>/channels/login.do</text:p>
          </table:table-cell>
          <table:table-cell office:value-type="float" office:value="2124">
            <text:p>212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09M04.31S">
            <text:p>12:09:04.31</text:p>
          </table:table-cell>
          <table:table-cell office:value-type="string">
            <text:p>TC0003_PlannerC 3-27</text:p>
          </table:table-cell>
          <table:table-cell office:value-type="string">
            <text:p>/channels/login.do</text:p>
          </table:table-cell>
          <table:table-cell office:value-type="float" office:value="2097">
            <text:p>209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09M04.27S">
            <text:p>12:09:04.27</text:p>
          </table:table-cell>
          <table:table-cell office:value-type="string">
            <text:p>TC0001_PlannerA 1-29</text:p>
          </table:table-cell>
          <table:table-cell office:value-type="string">
            <text:p>/channels/login.do</text:p>
          </table:table-cell>
          <table:table-cell office:value-type="float" office:value="2149">
            <text:p>214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09M04.239S">
            <text:p>12:09:04.24</text:p>
          </table:table-cell>
          <table:table-cell office:value-type="string">
            <text:p>TC0003_PlannerC 3-25</text:p>
          </table:table-cell>
          <table:table-cell office:value-type="string">
            <text:p>/channels/login.do</text:p>
          </table:table-cell>
          <table:table-cell office:value-type="float" office:value="2270">
            <text:p>227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09M04.239S">
            <text:p>12:09:04.24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2282">
            <text:p>228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09M04.235S">
            <text:p>12:09:04.24</text:p>
          </table:table-cell>
          <table:table-cell office:value-type="string">
            <text:p>TC0001_PlannerA 1-28</text:p>
          </table:table-cell>
          <table:table-cell office:value-type="string">
            <text:p>/channels/login.do</text:p>
          </table:table-cell>
          <table:table-cell office:value-type="float" office:value="2357">
            <text:p>235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09M04.256S">
            <text:p>12:09:04.26</text:p>
          </table:table-cell>
          <table:table-cell office:value-type="string">
            <text:p>TC0002_PlannerB 2-27</text:p>
          </table:table-cell>
          <table:table-cell office:value-type="string">
            <text:p>/channels/login.do</text:p>
          </table:table-cell>
          <table:table-cell office:value-type="float" office:value="2349">
            <text:p>234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09M04.22S">
            <text:p>12:09:04.22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2438">
            <text:p>24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09M04.222S">
            <text:p>12:09:04.22</text:p>
          </table:table-cell>
          <table:table-cell office:value-type="string">
            <text:p>TC0002_PlannerB 2-26</text:p>
          </table:table-cell>
          <table:table-cell office:value-type="string">
            <text:p>/channels/login.do</text:p>
          </table:table-cell>
          <table:table-cell office:value-type="float" office:value="2447">
            <text:p>244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09M04.203S">
            <text:p>12:09:04.20</text:p>
          </table:table-cell>
          <table:table-cell office:value-type="string">
            <text:p>TC0001_PlannerA 1-27</text:p>
          </table:table-cell>
          <table:table-cell office:value-type="string">
            <text:p>/channels/login.do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09M04.201S">
            <text:p>12:09:04.20</text:p>
          </table:table-cell>
          <table:table-cell office:value-type="string">
            <text:p>TC0003_PlannerC 3-24</text:p>
          </table:table-cell>
          <table:table-cell office:value-type="string">
            <text:p>/channels/login.do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09M04.186S">
            <text:p>12:09:04.19</text:p>
          </table:table-cell>
          <table:table-cell office:value-type="string">
            <text:p>TC0002_PlannerB 2-25</text:p>
          </table:table-cell>
          <table:table-cell office:value-type="string">
            <text:p>/channels/login.do</text:p>
          </table:table-cell>
          <table:table-cell office:value-type="float" office:value="2609">
            <text:p>260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09M04.169S">
            <text:p>12:09:04.17</text:p>
          </table:table-cell>
          <table:table-cell office:value-type="string">
            <text:p>TC0001_PlannerA 1-26</text:p>
          </table:table-cell>
          <table:table-cell office:value-type="string">
            <text:p>/channels/login.do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09M04.17S">
            <text:p>12:09:04.17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09M04.149S">
            <text:p>12:09:04.15</text:p>
          </table:table-cell>
          <table:table-cell office:value-type="string">
            <text:p>TC0002_PlannerB 2-24</text:p>
          </table:table-cell>
          <table:table-cell office:value-type="string">
            <text:p>/channels/login.do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09M04.151S">
            <text:p>12:09:04.15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09M04.168S">
            <text:p>12:09:04.17</text:p>
          </table:table-cell>
          <table:table-cell office:value-type="string">
            <text:p>TC0003_PlannerC 3-23</text:p>
          </table:table-cell>
          <table:table-cell office:value-type="string">
            <text:p>/channels/login.do</text:p>
          </table:table-cell>
          <table:table-cell office:value-type="float" office:value="2751">
            <text:p>275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09M04.134S">
            <text:p>12:09:04.13</text:p>
          </table:table-cell>
          <table:table-cell office:value-type="string">
            <text:p>TC0001_PlannerA 1-25</text:p>
          </table:table-cell>
          <table:table-cell office:value-type="string">
            <text:p>/channels/login.do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09M04.13S">
            <text:p>12:09:04.13</text:p>
          </table:table-cell>
          <table:table-cell office:value-type="string">
            <text:p>TC0003_PlannerC 3-22</text:p>
          </table:table-cell>
          <table:table-cell office:value-type="string">
            <text:p>/channels/login.do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09M04.12S">
            <text:p>12:09:04.12</text:p>
          </table:table-cell>
          <table:table-cell office:value-type="string">
            <text:p>TC0002_PlannerB 2-23</text:p>
          </table:table-cell>
          <table:table-cell office:value-type="string">
            <text:p>/channels/login.do</text:p>
          </table:table-cell>
          <table:table-cell office:value-type="float" office:value="2936">
            <text:p>293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09M04.094S">
            <text:p>12:09:04.09</text:p>
          </table:table-cell>
          <table:table-cell office:value-type="string">
            <text:p>TC0003_PlannerC 3-21</text:p>
          </table:table-cell>
          <table:table-cell office:value-type="string">
            <text:p>/channels/login.do</text:p>
          </table:table-cell>
          <table:table-cell office:value-type="float" office:value="3049">
            <text:p>304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09M04.082S">
            <text:p>12:09:04.08</text:p>
          </table:table-cell>
          <table:table-cell office:value-type="string">
            <text:p>TC0002_PlannerB 2-22</text:p>
          </table:table-cell>
          <table:table-cell office:value-type="string">
            <text:p>/channels/login.do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09M04.098S">
            <text:p>12:09:04.10</text:p>
          </table:table-cell>
          <table:table-cell office:value-type="string">
            <text:p>TC0001_PlannerA 1-24</text:p>
          </table:table-cell>
          <table:table-cell office:value-type="string">
            <text:p>/channels/login.do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09M04.066S">
            <text:p>12:09:04.07</text:p>
          </table:table-cell>
          <table:table-cell office:value-type="string">
            <text:p>TC0001_PlannerA 1-23</text:p>
          </table:table-cell>
          <table:table-cell office:value-type="string">
            <text:p>/channels/login.do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09M04.06S">
            <text:p>12:09:04.06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3272">
            <text:p>327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09M04.049S">
            <text:p>12:09:04.05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3298">
            <text:p>329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09M04.041S">
            <text:p>12:09:04.04</text:p>
          </table:table-cell>
          <table:table-cell office:value-type="string">
            <text:p>TC0002_PlannerB 2-21</text:p>
          </table:table-cell>
          <table:table-cell office:value-type="string">
            <text:p>/channels/login.do</text:p>
          </table:table-cell>
          <table:table-cell office:value-type="float" office:value="3356">
            <text:p>335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09M04.032S">
            <text:p>12:09:04.03</text:p>
          </table:table-cell>
          <table:table-cell office:value-type="string">
            <text:p>TC0001_PlannerA 1-22</text:p>
          </table:table-cell>
          <table:table-cell office:value-type="string">
            <text:p>/channels/login.do</text:p>
          </table:table-cell>
          <table:table-cell office:value-type="float" office:value="3379">
            <text:p>337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09M04.027S">
            <text:p>12:09:04.03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3395">
            <text:p>339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09M04.005S">
            <text:p>12:09:04.01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3458">
            <text:p>345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09M03.996S">
            <text:p>12:09:04.00</text:p>
          </table:table-cell>
          <table:table-cell office:value-type="string">
            <text:p>TC0001_PlannerA 1-21</text:p>
          </table:table-cell>
          <table:table-cell office:value-type="string">
            <text:p>/channels/login.do</text:p>
          </table:table-cell>
          <table:table-cell office:value-type="float" office:value="3507">
            <text:p>350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09M03.992S">
            <text:p>12:09:03.99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3625">
            <text:p>362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09M03.969S">
            <text:p>12:09:03.97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3662">
            <text:p>3662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09M03.961S">
            <text:p>12:09:03.96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3713">
            <text:p>371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09M03.98S">
            <text:p>12:09:03.98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3705">
            <text:p>370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09M03.959S">
            <text:p>12:09:03.96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3781">
            <text:p>378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09M03.935S">
            <text:p>12:09:03.94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3855">
            <text:p>385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09M03.934S">
            <text:p>12:09:03.93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09M03.933S">
            <text:p>12:09:03.93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3925">
            <text:p>392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09M03.918S">
            <text:p>12:09:03.92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09M03.925S">
            <text:p>12:09:03.93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09M03.9S">
            <text:p>12:09:03.90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4055">
            <text:p>405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09M03.893S">
            <text:p>12:09:03.89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4121">
            <text:p>412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09M03.876S">
            <text:p>12:09:03.88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4152">
            <text:p>4152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09M03.89S">
            <text:p>12:09:03.89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4156">
            <text:p>415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09M03.862S">
            <text:p>12:09:03.86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4301">
            <text:p>430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09M03.86S">
            <text:p>12:09:03.86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4315">
            <text:p>431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09M03.865S">
            <text:p>12:09:03.87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4323">
            <text:p>432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09M03.855S">
            <text:p>12:09:03.86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4381">
            <text:p>438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09M03.829S">
            <text:p>12:09:03.83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4463">
            <text:p>446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09M03.807S">
            <text:p>12:09:03.81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09M03.823S">
            <text:p>12:09:03.82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4565">
            <text:p>4565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09M03.795S">
            <text:p>12:09:03.80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4656">
            <text:p>465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09M03.824S">
            <text:p>12:09:03.82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4639">
            <text:p>463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09M03.788S">
            <text:p>12:09:03.79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4731">
            <text:p>473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09M07.859S">
            <text:p>12:09:07.86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09M08.19S">
            <text:p>12:09:08.19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09M08.464S">
            <text:p>12:09:08.46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09M08.39S">
            <text:p>12:09:08.39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09M08.372S">
            <text:p>12:09:08.37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09M08.294S">
            <text:p>12:09:08.29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09M08.453S">
            <text:p>12:09:08.45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09M08.237S">
            <text:p>12:09:08.24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09M08.177S">
            <text:p>12:09:08.18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09M08.048S">
            <text:p>12:09:08.05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09M08.029S">
            <text:p>12:09:08.03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09M08.016S">
            <text:p>12:09:08.02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09M08.164S">
            <text:p>12:09:08.16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09M07.956S">
            <text:p>12:09:07.96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09M07.911S">
            <text:p>12:09:07.91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09M07.802S">
            <text:p>12:09:07.80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09M07.791S">
            <text:p>12:09:07.79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09M07.686S">
            <text:p>12:09:07.69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1398">
            <text:p>139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09M07.74S">
            <text:p>12:09:07.74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09M07.675S">
            <text:p>12:09:07.68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09M06.398S">
            <text:p>12:09:06.40</text:p>
          </table:table-cell>
          <table:table-cell office:value-type="string">
            <text:p>TC0003_PlannerC 3-26</text:p>
          </table:table-cell>
          <table:table-cell office:value-type="string">
            <text:p>/channels/;jsessionid=1197tgiio6kkp17th1n7oib6uq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09M07.631S">
            <text:p>12:09:07.63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09M06.199S">
            <text:p>12:09:06.20</text:p>
          </table:table-cell>
          <table:table-cell office:value-type="string">
            <text:p>TC0002_PlannerB 2-29</text:p>
          </table:table-cell>
          <table:table-cell office:value-type="string">
            <text:p>/channels/;jsessionid=1ulf4k4c0axy31vb3lvtfuz2hs</text:p>
          </table:table-cell>
          <table:table-cell office:value-type="float" office:value="3325">
            <text:p>332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09M06.326S">
            <text:p>12:09:06.33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09M06.408S">
            <text:p>12:09:06.41</text:p>
          </table:table-cell>
          <table:table-cell office:value-type="string">
            <text:p>TC0003_PlannerC 3-27</text:p>
          </table:table-cell>
          <table:table-cell office:value-type="string">
            <text:p>/channels/;jsessionid=1197tgiio6kkp17th1n7oib6uq</text:p>
          </table:table-cell>
          <table:table-cell office:value-type="float" office:value="3192">
            <text:p>319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09M06.605S">
            <text:p>12:09:06.61</text:p>
          </table:table-cell>
          <table:table-cell office:value-type="string">
            <text:p>TC0002_PlannerB 2-27</text:p>
          </table:table-cell>
          <table:table-cell office:value-type="string">
            <text:p>/channels/;jsessionid=1ulf4k4c0axy31vb3lvtfuz2hs</text:p>
          </table:table-cell>
          <table:table-cell office:value-type="float" office:value="3067">
            <text:p>306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09M06.82S">
            <text:p>12:09:06.82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09M07.002S">
            <text:p>12:09:07.00</text:p>
          </table:table-cell>
          <table:table-cell office:value-type="string">
            <text:p>TC0003_PlannerC 3-22</text:p>
          </table:table-cell>
          <table:table-cell office:value-type="string">
            <text:p>/channels/;jsessionid=1197tgiio6kkp17th1n7oib6uq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09M07.251S">
            <text:p>12:09:07.25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09M07.504S">
            <text:p>12:09:07.50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09M07.463S">
            <text:p>12:09:07.46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2569">
            <text:p>256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09M07.423S">
            <text:p>12:09:07.42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09M07.412S">
            <text:p>12:09:07.41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09M07.398S">
            <text:p>12:09:07.40</text:p>
          </table:table-cell>
          <table:table-cell office:value-type="string">
            <text:p>TC0002_PlannerB 2-21</text:p>
          </table:table-cell>
          <table:table-cell office:value-type="string">
            <text:p>/channels/;jsessionid=1ulf4k4c0axy31vb3lvtfuz2hs</text:p>
          </table:table-cell>
          <table:table-cell office:value-type="float" office:value="2674">
            <text:p>267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09M07.348S">
            <text:p>12:09:07.35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2732">
            <text:p>273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09M07.333S">
            <text:p>12:09:07.33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2759">
            <text:p>275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09M07.199S">
            <text:p>12:09:07.20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09M07.189S">
            <text:p>12:09:07.19</text:p>
          </table:table-cell>
          <table:table-cell office:value-type="string">
            <text:p>TC0002_PlannerB 2-22</text:p>
          </table:table-cell>
          <table:table-cell office:value-type="string">
            <text:p>/channels/;jsessionid=1ulf4k4c0axy31vb3lvtfuz2hs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09M07.143S">
            <text:p>12:09:07.14</text:p>
          </table:table-cell>
          <table:table-cell office:value-type="string">
            <text:p>TC0003_PlannerC 3-21</text:p>
          </table:table-cell>
          <table:table-cell office:value-type="string">
            <text:p>/channels/;jsessionid=1197tgiio6kkp17th1n7oib6uq</text:p>
          </table:table-cell>
          <table:table-cell office:value-type="float" office:value="3002">
            <text:p>300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09M06.958S">
            <text:p>12:09:06.96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09M06.919S">
            <text:p>12:09:06.92</text:p>
          </table:table-cell>
          <table:table-cell office:value-type="string">
            <text:p>TC0003_PlannerC 3-23</text:p>
          </table:table-cell>
          <table:table-cell office:value-type="string">
            <text:p>/channels/;jsessionid=1197tgiio6kkp17th1n7oib6uq</text:p>
          </table:table-cell>
          <table:table-cell office:value-type="float" office:value="3246">
            <text:p>324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09M06.909S">
            <text:p>12:09:06.91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3269">
            <text:p>326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09M06.905S">
            <text:p>12:09:06.91</text:p>
          </table:table-cell>
          <table:table-cell office:value-type="string">
            <text:p>TC0002_PlannerB 2-24</text:p>
          </table:table-cell>
          <table:table-cell office:value-type="string">
            <text:p>/channels/;jsessionid=1ulf4k4c0axy31vb3lvtfuz2hs</text:p>
          </table:table-cell>
          <table:table-cell office:value-type="float" office:value="3287">
            <text:p>328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09M07.056S">
            <text:p>12:09:07.06</text:p>
          </table:table-cell>
          <table:table-cell office:value-type="string">
            <text:p>TC0002_PlannerB 2-23</text:p>
          </table:table-cell>
          <table:table-cell office:value-type="string">
            <text:p>/channels/;jsessionid=1ulf4k4c0axy31vb3lvtfuz2hs</text:p>
          </table:table-cell>
          <table:table-cell office:value-type="float" office:value="3149">
            <text:p>314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09M06.808S">
            <text:p>12:09:06.81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3407">
            <text:p>340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09M06.795S">
            <text:p>12:09:06.80</text:p>
          </table:table-cell>
          <table:table-cell office:value-type="string">
            <text:p>TC0002_PlannerB 2-25</text:p>
          </table:table-cell>
          <table:table-cell office:value-type="string">
            <text:p>/channels/;jsessionid=1ulf4k4c0axy31vb3lvtfuz2hs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09M06.736S">
            <text:p>12:09:06.74</text:p>
          </table:table-cell>
          <table:table-cell office:value-type="string">
            <text:p>TC0003_PlannerC 3-24</text:p>
          </table:table-cell>
          <table:table-cell office:value-type="string">
            <text:p>/channels/;jsessionid=1197tgiio6kkp17th1n7oib6uq</text:p>
          </table:table-cell>
          <table:table-cell office:value-type="float" office:value="3504">
            <text:p>350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09M06.683S">
            <text:p>12:09:06.68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3566">
            <text:p>356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09M06.67S">
            <text:p>12:09:06.67</text:p>
          </table:table-cell>
          <table:table-cell office:value-type="string">
            <text:p>TC0002_PlannerB 2-26</text:p>
          </table:table-cell>
          <table:table-cell office:value-type="string">
            <text:p>/channels/;jsessionid=1ulf4k4c0axy31vb3lvtfuz2hs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09M06.592S">
            <text:p>12:09:06.59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3687">
            <text:p>368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09M06.522S">
            <text:p>12:09:06.52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3769">
            <text:p>376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09M06.509S">
            <text:p>12:09:06.51</text:p>
          </table:table-cell>
          <table:table-cell office:value-type="string">
            <text:p>TC0003_PlannerC 3-25</text:p>
          </table:table-cell>
          <table:table-cell office:value-type="string">
            <text:p>/channels/;jsessionid=1197tgiio6kkp17th1n7oib6uq</text:p>
          </table:table-cell>
          <table:table-cell office:value-type="float" office:value="3794">
            <text:p>379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09M06.42S">
            <text:p>12:09:06.42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09M06.341S">
            <text:p>12:09:06.34</text:p>
          </table:table-cell>
          <table:table-cell office:value-type="string">
            <text:p>TC0002_PlannerB 2-28</text:p>
          </table:table-cell>
          <table:table-cell office:value-type="string">
            <text:p>/channels/;jsessionid=1ulf4k4c0axy31vb3lvtfuz2hs</text:p>
          </table:table-cell>
          <table:table-cell office:value-type="float" office:value="3986">
            <text:p>3986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09M06.28S">
            <text:p>12:09:06.28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4062">
            <text:p>406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09M06.187S">
            <text:p>12:09:06.19</text:p>
          </table:table-cell>
          <table:table-cell office:value-type="string">
            <text:p>TC0003_PlannerC 3-28</text:p>
          </table:table-cell>
          <table:table-cell office:value-type="string">
            <text:p>/channels/;jsessionid=1197tgiio6kkp17th1n7oib6uq</text:p>
          </table:table-cell>
          <table:table-cell office:value-type="float" office:value="4163">
            <text:p>416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09M06.176S">
            <text:p>12:09:06.18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4186">
            <text:p>418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09M06.147S">
            <text:p>12:09:06.15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4226">
            <text:p>422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09M06.085S">
            <text:p>12:09:06.09</text:p>
          </table:table-cell>
          <table:table-cell office:value-type="string">
            <text:p>TC0002_PlannerB 2-30</text:p>
          </table:table-cell>
          <table:table-cell office:value-type="string">
            <text:p>/channels/;jsessionid=1ulf4k4c0axy31vb3lvtfuz2hs</text:p>
          </table:table-cell>
          <table:table-cell office:value-type="float" office:value="4302">
            <text:p>430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09M05.994S">
            <text:p>12:09:05.99</text:p>
          </table:table-cell>
          <table:table-cell office:value-type="string">
            <text:p>TC0003_PlannerC 3-29</text:p>
          </table:table-cell>
          <table:table-cell office:value-type="string">
            <text:p>/channels/;jsessionid=1197tgiio6kkp17th1n7oib6uq</text:p>
          </table:table-cell>
          <table:table-cell office:value-type="float" office:value="4408">
            <text:p>440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09M05.978S">
            <text:p>12:09:05.98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4439">
            <text:p>443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09M05.9S">
            <text:p>12:09:05.90</text:p>
          </table:table-cell>
          <table:table-cell office:value-type="string">
            <text:p>TC0003_PlannerC 3-30</text:p>
          </table:table-cell>
          <table:table-cell office:value-type="string">
            <text:p>/channels/;jsessionid=1197tgiio6kkp17th1n7oib6uq</text:p>
          </table:table-cell>
          <table:table-cell office:value-type="float" office:value="4533">
            <text:p>453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09M05.886S">
            <text:p>12:09:05.89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09M05.876S">
            <text:p>12:09:05.88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4583">
            <text:p>458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09M05.812S">
            <text:p>12:09:05.81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4660">
            <text:p>466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09M05.798S">
            <text:p>12:09:05.80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4686">
            <text:p>468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09M05.743S">
            <text:p>12:09:05.74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09M05.726S">
            <text:p>12:09:05.73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4781">
            <text:p>478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09M05.714S">
            <text:p>12:09:05.71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4804">
            <text:p>480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09M05.698S">
            <text:p>12:09:05.70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09M05.675S">
            <text:p>12:09:05.68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4871">
            <text:p>487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09M05.664S">
            <text:p>12:09:05.66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09M05.653S">
            <text:p>12:09:05.65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4914">
            <text:p>491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09M05.639S">
            <text:p>12:09:05.64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4943">
            <text:p>49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09M08.52S">
            <text:p>12:09:08.52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09M05.61S">
            <text:p>12:09:05.61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4996">
            <text:p>49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09M05.598S">
            <text:p>12:09:05.60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5022">
            <text:p>502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09M05.581S">
            <text:p>12:09:05.58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5049">
            <text:p>504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09M05.57S">
            <text:p>12:09:05.57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09M05.554S">
            <text:p>12:09:05.55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5106">
            <text:p>510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09M03.786S">
            <text:p>12:09:03.79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6909">
            <text:p>6909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09M07.618S">
            <text:p>12:09:07.62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3108">
            <text:p>310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09M05.261S">
            <text:p>12:09:05.2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514">
            <text:p>5514</text:p>
          </table:table-cell>
          <table:table-cell office:value-type="string">
            <text:p>Warning</text:p>
          </table:table-cell>
          <table:table-cell office:value-type="float" office:value="10196">
            <text:p>10196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09M10.776S">
            <text:p>12:09:10.7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09M10.781S">
            <text:p>12:09:10.78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09M10.788S">
            <text:p>12:09:10.7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09M10.799S">
            <text:p>12:09:10.8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09M10.805S">
            <text:p>12:09:10.8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09M09.122S">
            <text:p>12:09:09.12</text:p>
          </table:table-cell>
          <table:table-cell office:value-type="string">
            <text:p>TC0003_PlannerC 3-26</text:p>
          </table:table-cell>
          <table:table-cell office:value-type="string">
            <text:p>/channels/home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09M10.814S">
            <text:p>12:09:10.8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09M10.825S">
            <text:p>12:09:10.8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09M10.829S">
            <text:p>12:09:10.8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09M10.838S">
            <text:p>12:09:10.8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09M10.845S">
            <text:p>12:09:10.8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09M10.853S">
            <text:p>12:09:10.8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09M10.856S">
            <text:p>12:09:10.8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09M10.86S">
            <text:p>12:09:10.8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09M10.864S">
            <text:p>12:09:10.8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09M10.868S">
            <text:p>12:09:10.8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09M10.878S">
            <text:p>12:09:10.8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09M10.892S">
            <text:p>12:09:10.8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09M10.897S">
            <text:p>12:09:10.9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09M10.915S">
            <text:p>12:09:10.9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09M10.921S">
            <text:p>12:09:10.9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09M10.927S">
            <text:p>12:09:10.9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09M10.943S">
            <text:p>12:09:10.9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09M09.098S">
            <text:p>12:09:09.10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09M10.954S">
            <text:p>12:09:10.9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09M10.959S">
            <text:p>12:09:10.96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09M10.965S">
            <text:p>12:09:10.97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09M10.968S">
            <text:p>12:09:10.97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09M09.107S">
            <text:p>12:09:09.11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09M09.072S">
            <text:p>12:09:09.07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2044">
            <text:p>204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09M09.062S">
            <text:p>12:09:09.06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2161">
            <text:p>216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09M09.028S">
            <text:p>12:09:09.03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2320">
            <text:p>232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09M09.045S">
            <text:p>12:09:09.05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2340">
            <text:p>234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09M08.978S">
            <text:p>12:09:08.98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2514">
            <text:p>251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09M09.004S">
            <text:p>12:09:09.00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2506">
            <text:p>250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09M08.955S">
            <text:p>12:09:08.96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665">
            <text:p>266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09M08.966S">
            <text:p>12:09:08.97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2707">
            <text:p>270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09M08.943S">
            <text:p>12:09:08.94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2888">
            <text:p>288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09M08.923S">
            <text:p>12:09:08.92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09M08.886S">
            <text:p>12:09:08.89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3218">
            <text:p>321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09M08.765S">
            <text:p>12:09:08.77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3416">
            <text:p>341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09M10.696S">
            <text:p>12:09:10.70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09M10.621S">
            <text:p>12:09:10.62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09M10.594S">
            <text:p>12:09:10.59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1696">
            <text:p>16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09M08.898S">
            <text:p>12:09:08.90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3424">
            <text:p>342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09M10.727S">
            <text:p>12:09:10.73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1644">
            <text:p>164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09M10.45S">
            <text:p>12:09:10.45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09M10.434S">
            <text:p>12:09:10.43</text:p>
          </table:table-cell>
          <table:table-cell office:value-type="string">
            <text:p>TC0003_PlannerC 3-30</text:p>
          </table:table-cell>
          <table:table-cell office:value-type="string">
            <text:p>/channels/home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09M10.402S">
            <text:p>12:09:10.40</text:p>
          </table:table-cell>
          <table:table-cell office:value-type="string">
            <text:p>TC0003_PlannerC 3-29</text:p>
          </table:table-cell>
          <table:table-cell office:value-type="string">
            <text:p>/channels/home</text:p>
          </table:table-cell>
          <table:table-cell office:value-type="float" office:value="2250">
            <text:p>225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09M10.351S">
            <text:p>12:09:10.35</text:p>
          </table:table-cell>
          <table:table-cell office:value-type="string">
            <text:p>TC0003_PlannerC 3-28</text:p>
          </table:table-cell>
          <table:table-cell office:value-type="string">
            <text:p>/channels/home</text:p>
          </table:table-cell>
          <table:table-cell office:value-type="float" office:value="2403">
            <text:p>240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09M10.342S">
            <text:p>12:09:10.34</text:p>
          </table:table-cell>
          <table:table-cell office:value-type="string">
            <text:p>TC0001_PlannerA 1-30</text:p>
          </table:table-cell>
          <table:table-cell office:value-type="string">
            <text:p>/channels/home</text:p>
          </table:table-cell>
          <table:table-cell office:value-type="float" office:value="2425">
            <text:p>242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09M10.387S">
            <text:p>12:09:10.39</text:p>
          </table:table-cell>
          <table:table-cell office:value-type="string">
            <text:p>TC0002_PlannerB 2-30</text:p>
          </table:table-cell>
          <table:table-cell office:value-type="string">
            <text:p>/channels/home</text:p>
          </table:table-cell>
          <table:table-cell office:value-type="float" office:value="2394">
            <text:p>239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09M10.327S">
            <text:p>12:09:10.33</text:p>
          </table:table-cell>
          <table:table-cell office:value-type="string">
            <text:p>TC0002_PlannerB 2-28</text:p>
          </table:table-cell>
          <table:table-cell office:value-type="string">
            <text:p>/channels/home</text:p>
          </table:table-cell>
          <table:table-cell office:value-type="float" office:value="2501">
            <text:p>250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09M10.316S">
            <text:p>12:09:10.32</text:p>
          </table:table-cell>
          <table:table-cell office:value-type="string">
            <text:p>TC0001_PlannerA 1-29</text:p>
          </table:table-cell>
          <table:table-cell office:value-type="string">
            <text:p>/channels/home</text:p>
          </table:table-cell>
          <table:table-cell office:value-type="float" office:value="2661">
            <text:p>266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09M10.303S">
            <text:p>12:09:10.30</text:p>
          </table:table-cell>
          <table:table-cell office:value-type="string">
            <text:p>TC0003_PlannerC 3-25</text:p>
          </table:table-cell>
          <table:table-cell office:value-type="string">
            <text:p>/channels/home</text:p>
          </table:table-cell>
          <table:table-cell office:value-type="float" office:value="2748">
            <text:p>274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09M10.28S">
            <text:p>12:09:10.28</text:p>
          </table:table-cell>
          <table:table-cell office:value-type="string">
            <text:p>TC0001_PlannerA 1-28</text:p>
          </table:table-cell>
          <table:table-cell office:value-type="string">
            <text:p>/channels/home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09M10.265S">
            <text:p>12:09:10.27</text:p>
          </table:table-cell>
          <table:table-cell office:value-type="string">
            <text:p>TC0002_PlannerB 2-26</text:p>
          </table:table-cell>
          <table:table-cell office:value-type="string">
            <text:p>/channels/home</text:p>
          </table:table-cell>
          <table:table-cell office:value-type="float" office:value="2817">
            <text:p>281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09M10.25S">
            <text:p>12:09:10.25</text:p>
          </table:table-cell>
          <table:table-cell office:value-type="string">
            <text:p>TC0001_PlannerA 1-27</text:p>
          </table:table-cell>
          <table:table-cell office:value-type="string">
            <text:p>/channels/home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09M10.24S">
            <text:p>12:09:10.24</text:p>
          </table:table-cell>
          <table:table-cell office:value-type="string">
            <text:p>TC0003_PlannerC 3-24</text:p>
          </table:table-cell>
          <table:table-cell office:value-type="string">
            <text:p>/channels/home</text:p>
          </table:table-cell>
          <table:table-cell office:value-type="float" office:value="2923">
            <text:p>292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09M10.228S">
            <text:p>12:09:10.23</text:p>
          </table:table-cell>
          <table:table-cell office:value-type="string">
            <text:p>TC0002_PlannerB 2-25</text:p>
          </table:table-cell>
          <table:table-cell office:value-type="string">
            <text:p>/channels/home</text:p>
          </table:table-cell>
          <table:table-cell office:value-type="float" office:value="2982">
            <text:p>298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09M10.156S">
            <text:p>12:09:10.16</text:p>
          </table:table-cell>
          <table:table-cell office:value-type="string">
            <text:p>TC0001_PlannerA 1-25</text:p>
          </table:table-cell>
          <table:table-cell office:value-type="string">
            <text:p>/channels/home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09M10.192S">
            <text:p>12:09:10.19</text:p>
          </table:table-cell>
          <table:table-cell office:value-type="string">
            <text:p>TC0002_PlannerB 2-24</text:p>
          </table:table-cell>
          <table:table-cell office:value-type="string">
            <text:p>/channels/home</text:p>
          </table:table-cell>
          <table:table-cell office:value-type="float" office:value="3171">
            <text:p>317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09M10.215S">
            <text:p>12:09:10.22</text:p>
          </table:table-cell>
          <table:table-cell office:value-type="string">
            <text:p>TC0001_PlannerA 1-26</text:p>
          </table:table-cell>
          <table:table-cell office:value-type="string">
            <text:p>/channels/home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09M10.166S">
            <text:p>12:09:10.17</text:p>
          </table:table-cell>
          <table:table-cell office:value-type="string">
            <text:p>TC0003_PlannerC 3-23</text:p>
          </table:table-cell>
          <table:table-cell office:value-type="string">
            <text:p>/channels/home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09M10.205S">
            <text:p>12:09:10.21</text:p>
          </table:table-cell>
          <table:table-cell office:value-type="string">
            <text:p>TC0002_PlannerB 2-23</text:p>
          </table:table-cell>
          <table:table-cell office:value-type="string">
            <text:p>/channels/home</text:p>
          </table:table-cell>
          <table:table-cell office:value-type="float" office:value="3257">
            <text:p>325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09M10.146S">
            <text:p>12:09:10.15</text:p>
          </table:table-cell>
          <table:table-cell office:value-type="string">
            <text:p>TC0003_PlannerC 3-21</text:p>
          </table:table-cell>
          <table:table-cell office:value-type="string">
            <text:p>/channels/home</text:p>
          </table:table-cell>
          <table:table-cell office:value-type="float" office:value="3461">
            <text:p>346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09M10.13S">
            <text:p>12:09:10.13</text:p>
          </table:table-cell>
          <table:table-cell office:value-type="string">
            <text:p>TC0002_PlannerB 2-22</text:p>
          </table:table-cell>
          <table:table-cell office:value-type="string">
            <text:p>/channels/home</text:p>
          </table:table-cell>
          <table:table-cell office:value-type="float" office:value="3592">
            <text:p>359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09M10.072S">
            <text:p>12:09:10.07</text:p>
          </table:table-cell>
          <table:table-cell office:value-type="string">
            <text:p>TC0002_PlannerB 2-21</text:p>
          </table:table-cell>
          <table:table-cell office:value-type="string">
            <text:p>/channels/home</text:p>
          </table:table-cell>
          <table:table-cell office:value-type="float" office:value="3806">
            <text:p>380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09M10.056S">
            <text:p>12:09:10.06</text:p>
          </table:table-cell>
          <table:table-cell office:value-type="string">
            <text:p>TC0001_PlannerA 1-22</text:p>
          </table:table-cell>
          <table:table-cell office:value-type="string">
            <text:p>/channels/home</text:p>
          </table:table-cell>
          <table:table-cell office:value-type="float" office:value="3858">
            <text:p>385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09M10.103S">
            <text:p>12:09:10.10</text:p>
          </table:table-cell>
          <table:table-cell office:value-type="string">
            <text:p>TC0001_PlannerA 1-24</text:p>
          </table:table-cell>
          <table:table-cell office:value-type="string">
            <text:p>/channels/home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09M10.092S">
            <text:p>12:09:10.09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3870">
            <text:p>387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09M10.044S">
            <text:p>12:09:10.04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3962">
            <text:p>396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09M09.49S">
            <text:p>12:09:09.49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4724">
            <text:p>472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09M05.622S">
            <text:p>12:09:05.6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655">
            <text:p>8655</text:p>
          </table:table-cell>
          <table:table-cell office:value-type="string">
            <text:p>Success</text:p>
          </table:table-cell>
          <table:table-cell office:value-type="float" office:value="217995">
            <text:p>217995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09M09.673S">
            <text:p>12:09:09.67</text:p>
          </table:table-cell>
          <table:table-cell office:value-type="string">
            <text:p>TC0002_PlannerB 2-27</text:p>
          </table:table-cell>
          <table:table-cell office:value-type="string">
            <text:p>/channels/home</text:p>
          </table:table-cell>
          <table:table-cell office:value-type="float" office:value="4631">
            <text:p>463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09M09.854S">
            <text:p>12:09:09.85</text:p>
          </table:table-cell>
          <table:table-cell office:value-type="string">
            <text:p>TC0003_PlannerC 3-22</text:p>
          </table:table-cell>
          <table:table-cell office:value-type="string">
            <text:p>/channels/home</text:p>
          </table:table-cell>
          <table:table-cell office:value-type="float" office:value="4505">
            <text:p>450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09M07.898S">
            <text:p>12:09:07.9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507">
            <text:p>6507</text:p>
          </table:table-cell>
          <table:table-cell office:value-type="string">
            <text:p>Success</text:p>
          </table:table-cell>
          <table:table-cell office:value-type="float" office:value="217993">
            <text:p>217993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09M09.912S">
            <text:p>12:09:09.91</text:p>
          </table:table-cell>
          <table:table-cell office:value-type="string">
            <text:p>TC0001_PlannerA 1-23</text:p>
          </table:table-cell>
          <table:table-cell office:value-type="string">
            <text:p>/channels/home</text:p>
          </table:table-cell>
          <table:table-cell office:value-type="float" office:value="4501">
            <text:p>450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09M05.688S">
            <text:p>12:09:05.69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8763">
            <text:p>8763</text:p>
          </table:table-cell>
          <table:table-cell office:value-type="string">
            <text:p>Success</text:p>
          </table:table-cell>
          <table:table-cell office:value-type="float" office:value="217995">
            <text:p>217995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09M03.635S">
            <text:p>12:09:03.6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0911">
            <text:p>10911</text:p>
          </table:table-cell>
          <table:table-cell office:value-type="string">
            <text:p>Success</text:p>
          </table:table-cell>
          <table:table-cell office:value-type="float" office:value="218735">
            <text:p>218735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09M09.6S">
            <text:p>12:09:09.60</text:p>
          </table:table-cell>
          <table:table-cell office:value-type="string">
            <text:p>TC0003_PlannerC 3-27</text:p>
          </table:table-cell>
          <table:table-cell office:value-type="string">
            <text:p>/channels/home</text:p>
          </table:table-cell>
          <table:table-cell office:value-type="float" office:value="4970">
            <text:p>497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09M09.524S">
            <text:p>12:09:09.52</text:p>
          </table:table-cell>
          <table:table-cell office:value-type="string">
            <text:p>TC0002_PlannerB 2-29</text:p>
          </table:table-cell>
          <table:table-cell office:value-type="string">
            <text:p>/channels/home</text:p>
          </table:table-cell>
          <table:table-cell office:value-type="float" office:value="5137">
            <text:p>513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09M10.033S">
            <text:p>12:09:10.03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4635">
            <text:p>463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09M12.268S">
            <text:p>12:09:12.27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2428">
            <text:p>242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09M10.02S">
            <text:p>12:09:10.02</text:p>
          </table:table-cell>
          <table:table-cell office:value-type="string">
            <text:p>TC0001_PlannerA 1-21</text:p>
          </table:table-cell>
          <table:table-cell office:value-type="string">
            <text:p>/channels/home</text:p>
          </table:table-cell>
          <table:table-cell office:value-type="float" office:value="4683">
            <text:p>468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09M10.363S">
            <text:p>12:09:10.3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457">
            <text:p>4457</text:p>
          </table:table-cell>
          <table:table-cell office:value-type="string">
            <text:p>Success</text:p>
          </table:table-cell>
          <table:table-cell office:value-type="float" office:value="218073">
            <text:p>218073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09M06.658S">
            <text:p>12:09:06.6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8182">
            <text:p>8182</text:p>
          </table:table-cell>
          <table:table-cell office:value-type="string">
            <text:p>Success</text:p>
          </table:table-cell>
          <table:table-cell office:value-type="float" office:value="218009">
            <text:p>218009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09M06.071S">
            <text:p>12:09:06.0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776">
            <text:p>8776</text:p>
          </table:table-cell>
          <table:table-cell office:value-type="string">
            <text:p>Success</text:p>
          </table:table-cell>
          <table:table-cell office:value-type="float" office:value="218007">
            <text:p>218007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09M10.607S">
            <text:p>12:09:10.6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248">
            <text:p>4248</text:p>
          </table:table-cell>
          <table:table-cell office:value-type="string">
            <text:p>Success</text:p>
          </table:table-cell>
          <table:table-cell office:value-type="float" office:value="218030">
            <text:p>218030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09M09.085S">
            <text:p>12:09:09.0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774">
            <text:p>5774</text:p>
          </table:table-cell>
          <table:table-cell office:value-type="string">
            <text:p>Success</text:p>
          </table:table-cell>
          <table:table-cell office:value-type="float" office:value="218075">
            <text:p>218075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09M10.08S">
            <text:p>12:09:10.0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218033">
            <text:p>218033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09M08.655S">
            <text:p>12:09:08.6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260">
            <text:p>6260</text:p>
          </table:table-cell>
          <table:table-cell office:value-type="string">
            <text:p>Success</text:p>
          </table:table-cell>
          <table:table-cell office:value-type="float" office:value="218025">
            <text:p>218025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09M05.754S">
            <text:p>12:09:05.7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180">
            <text:p>9180</text:p>
          </table:table-cell>
          <table:table-cell office:value-type="string">
            <text:p>Success</text:p>
          </table:table-cell>
          <table:table-cell office:value-type="float" office:value="217995">
            <text:p>217995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09M09.764S">
            <text:p>12:09:09.7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210">
            <text:p>5210</text:p>
          </table:table-cell>
          <table:table-cell office:value-type="string">
            <text:p>Success</text:p>
          </table:table-cell>
          <table:table-cell office:value-type="float" office:value="218074">
            <text:p>218074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09M10.546S">
            <text:p>12:09:10.5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432">
            <text:p>4432</text:p>
          </table:table-cell>
          <table:table-cell office:value-type="string">
            <text:p>Success</text:p>
          </table:table-cell>
          <table:table-cell office:value-type="float" office:value="218077">
            <text:p>218077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09M10.419S">
            <text:p>12:09:10.4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664">
            <text:p>4664</text:p>
          </table:table-cell>
          <table:table-cell office:value-type="string">
            <text:p>Success</text:p>
          </table:table-cell>
          <table:table-cell office:value-type="float" office:value="218119">
            <text:p>218119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09M11.116S">
            <text:p>12:09:11.1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193">
            <text:p>4193</text:p>
          </table:table-cell>
          <table:table-cell office:value-type="string">
            <text:p>Success</text:p>
          </table:table-cell>
          <table:table-cell office:value-type="float" office:value="218112">
            <text:p>218112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09M10.821S">
            <text:p>12:09:10.82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506">
            <text:p>4506</text:p>
          </table:table-cell>
          <table:table-cell office:value-type="string">
            <text:p>Success</text:p>
          </table:table-cell>
          <table:table-cell office:value-type="float" office:value="218033">
            <text:p>218033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09M13.066S">
            <text:p>12:09:13.07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294">
            <text:p>2294</text:p>
          </table:table-cell>
          <table:table-cell office:value-type="string">
            <text:p>Success</text:p>
          </table:table-cell>
          <table:table-cell office:value-type="float" office:value="218073">
            <text:p>218073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09M10.955S">
            <text:p>12:09:10.9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428">
            <text:p>4428</text:p>
          </table:table-cell>
          <table:table-cell office:value-type="string">
            <text:p>Success</text:p>
          </table:table-cell>
          <table:table-cell office:value-type="float" office:value="218031">
            <text:p>218031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09M13.931S">
            <text:p>12:09:13.9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553">
            <text:p>1553</text:p>
          </table:table-cell>
          <table:table-cell office:value-type="string">
            <text:p>Success</text:p>
          </table:table-cell>
          <table:table-cell office:value-type="float" office:value="218119">
            <text:p>218119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09M10.519S">
            <text:p>12:09:10.5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978">
            <text:p>4978</text:p>
          </table:table-cell>
          <table:table-cell office:value-type="string">
            <text:p>Success</text:p>
          </table:table-cell>
          <table:table-cell office:value-type="float" office:value="218121">
            <text:p>218121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09M10.485S">
            <text:p>12:09:10.4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045">
            <text:p>5045</text:p>
          </table:table-cell>
          <table:table-cell office:value-type="string">
            <text:p>Success</text:p>
          </table:table-cell>
          <table:table-cell office:value-type="float" office:value="219484">
            <text:p>219484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09M10.179S">
            <text:p>12:09:10.1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365">
            <text:p>5365</text:p>
          </table:table-cell>
          <table:table-cell office:value-type="string">
            <text:p>Success</text:p>
          </table:table-cell>
          <table:table-cell office:value-type="float" office:value="218077">
            <text:p>218077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09M10.495S">
            <text:p>12:09:10.5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102">
            <text:p>5102</text:p>
          </table:table-cell>
          <table:table-cell office:value-type="string">
            <text:p>Success</text:p>
          </table:table-cell>
          <table:table-cell office:value-type="float" office:value="218125">
            <text:p>218125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09M14.214S">
            <text:p>12:09:14.2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218122">
            <text:p>218122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09M13.723S">
            <text:p>12:09:13.7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218039">
            <text:p>218039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09M10.557S">
            <text:p>12:09:10.5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219384">
            <text:p>219384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09M14.007S">
            <text:p>12:09:14.0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218109">
            <text:p>218109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09M12.83S">
            <text:p>12:09:12.8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908">
            <text:p>2908</text:p>
          </table:table-cell>
          <table:table-cell office:value-type="string">
            <text:p>Success</text:p>
          </table:table-cell>
          <table:table-cell office:value-type="float" office:value="218122">
            <text:p>218122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09M12.653S">
            <text:p>12:09:12.6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084">
            <text:p>3084</text:p>
          </table:table-cell>
          <table:table-cell office:value-type="string">
            <text:p>Success</text:p>
          </table:table-cell>
          <table:table-cell office:value-type="float" office:value="218121">
            <text:p>218121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09M12.181S">
            <text:p>12:09:12.1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560">
            <text:p>3560</text:p>
          </table:table-cell>
          <table:table-cell office:value-type="string">
            <text:p>Success</text:p>
          </table:table-cell>
          <table:table-cell office:value-type="float" office:value="218125">
            <text:p>218125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09M11.831S">
            <text:p>12:09:11.8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913">
            <text:p>3913</text:p>
          </table:table-cell>
          <table:table-cell office:value-type="string">
            <text:p>Success</text:p>
          </table:table-cell>
          <table:table-cell office:value-type="float" office:value="218112">
            <text:p>218112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09M10.568S">
            <text:p>12:09:10.5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179">
            <text:p>5179</text:p>
          </table:table-cell>
          <table:table-cell office:value-type="string">
            <text:p>Success</text:p>
          </table:table-cell>
          <table:table-cell office:value-type="float" office:value="218120">
            <text:p>218120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09M12.413S">
            <text:p>12:09:12.4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338">
            <text:p>3338</text:p>
          </table:table-cell>
          <table:table-cell office:value-type="string">
            <text:p>Success</text:p>
          </table:table-cell>
          <table:table-cell office:value-type="float" office:value="218122">
            <text:p>218122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09M11.002S">
            <text:p>12:09:11.0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751">
            <text:p>4751</text:p>
          </table:table-cell>
          <table:table-cell office:value-type="string">
            <text:p>Success</text:p>
          </table:table-cell>
          <table:table-cell office:value-type="float" office:value="218117">
            <text:p>218117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09M12.781S">
            <text:p>12:09:12.7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975">
            <text:p>2975</text:p>
          </table:table-cell>
          <table:table-cell office:value-type="string">
            <text:p>Success</text:p>
          </table:table-cell>
          <table:table-cell office:value-type="float" office:value="218121">
            <text:p>218121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09M09.565S">
            <text:p>12:09:09.5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194">
            <text:p>6194</text:p>
          </table:table-cell>
          <table:table-cell office:value-type="string">
            <text:p>Success</text:p>
          </table:table-cell>
          <table:table-cell office:value-type="float" office:value="218123">
            <text:p>218123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09M11.867S">
            <text:p>12:09:11.8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904">
            <text:p>3904</text:p>
          </table:table-cell>
          <table:table-cell office:value-type="string">
            <text:p>Success</text:p>
          </table:table-cell>
          <table:table-cell office:value-type="float" office:value="218119">
            <text:p>218119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09M11.348S">
            <text:p>12:09:11.3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433">
            <text:p>4433</text:p>
          </table:table-cell>
          <table:table-cell office:value-type="string">
            <text:p>Success</text:p>
          </table:table-cell>
          <table:table-cell office:value-type="float" office:value="218115">
            <text:p>218115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09M11.385S">
            <text:p>12:09:11.3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416">
            <text:p>4416</text:p>
          </table:table-cell>
          <table:table-cell office:value-type="string">
            <text:p>Success</text:p>
          </table:table-cell>
          <table:table-cell office:value-type="float" office:value="219386">
            <text:p>219386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09M12.323S">
            <text:p>12:09:12.3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219513">
            <text:p>219513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09M08.99S">
            <text:p>12:09:08.9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837">
            <text:p>6837</text:p>
          </table:table-cell>
          <table:table-cell office:value-type="string">
            <text:p>Success</text:p>
          </table:table-cell>
          <table:table-cell office:value-type="float" office:value="218022">
            <text:p>218022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09M15.535S">
            <text:p>12:09:15.5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09M16.559S">
            <text:p>12:09:16.56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09M16.673S">
            <text:p>12:09:16.6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09M13.413S">
            <text:p>12:09:13.4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349">
            <text:p>3349</text:p>
          </table:table-cell>
          <table:table-cell office:value-type="string">
            <text:p>Success</text:p>
          </table:table-cell>
          <table:table-cell office:value-type="float" office:value="219605">
            <text:p>219605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09M11.224S">
            <text:p>12:09:11.2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544">
            <text:p>5544</text:p>
          </table:table-cell>
          <table:table-cell office:value-type="string">
            <text:p>Success</text:p>
          </table:table-cell>
          <table:table-cell office:value-type="float" office:value="219642">
            <text:p>21964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09M10.66S">
            <text:p>12:09:10.6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181">
            <text:p>6181</text:p>
          </table:table-cell>
          <table:table-cell office:value-type="string">
            <text:p>Success</text:p>
          </table:table-cell>
          <table:table-cell office:value-type="float" office:value="219643">
            <text:p>219643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09M08.909S">
            <text:p>12:09:08.9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946">
            <text:p>7946</text:p>
          </table:table-cell>
          <table:table-cell office:value-type="string">
            <text:p>Success</text:p>
          </table:table-cell>
          <table:table-cell office:value-type="float" office:value="219629">
            <text:p>219629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09M16.718S">
            <text:p>12:09:16.7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09M13.462S">
            <text:p>12:09:13.4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468">
            <text:p>3468</text:p>
          </table:table-cell>
          <table:table-cell office:value-type="string">
            <text:p>Success</text:p>
          </table:table-cell>
          <table:table-cell office:value-type="float" office:value="219644">
            <text:p>219644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09M13.163S">
            <text:p>12:09:13.1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020">
            <text:p>4020</text:p>
          </table:table-cell>
          <table:table-cell office:value-type="string">
            <text:p>Success</text:p>
          </table:table-cell>
          <table:table-cell office:value-type="float" office:value="219683">
            <text:p>219683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09M13.128S">
            <text:p>12:09:13.1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137">
            <text:p>4137</text:p>
          </table:table-cell>
          <table:table-cell office:value-type="string">
            <text:p>Success</text:p>
          </table:table-cell>
          <table:table-cell office:value-type="float" office:value="219680">
            <text:p>219680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09M13.082S">
            <text:p>12:09:13.0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258">
            <text:p>4258</text:p>
          </table:table-cell>
          <table:table-cell office:value-type="string">
            <text:p>Success</text:p>
          </table:table-cell>
          <table:table-cell office:value-type="float" office:value="219690">
            <text:p>219690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09M10.472S">
            <text:p>12:09:10.4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869">
            <text:p>6869</text:p>
          </table:table-cell>
          <table:table-cell office:value-type="string">
            <text:p>Success</text:p>
          </table:table-cell>
          <table:table-cell office:value-type="float" office:value="219690">
            <text:p>219690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09M12.279S">
            <text:p>12:09:12.2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087">
            <text:p>5087</text:p>
          </table:table-cell>
          <table:table-cell office:value-type="string">
            <text:p>Success</text:p>
          </table:table-cell>
          <table:table-cell office:value-type="float" office:value="221003">
            <text:p>221003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09M10.374S">
            <text:p>12:09:10.3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046">
            <text:p>7046</text:p>
          </table:table-cell>
          <table:table-cell office:value-type="string">
            <text:p>Success</text:p>
          </table:table-cell>
          <table:table-cell office:value-type="float" office:value="219687">
            <text:p>219687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09M13.21S">
            <text:p>12:09:13.2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256">
            <text:p>4256</text:p>
          </table:table-cell>
          <table:table-cell office:value-type="string">
            <text:p>Success</text:p>
          </table:table-cell>
          <table:table-cell office:value-type="float" office:value="219693">
            <text:p>219693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09M10.46S">
            <text:p>12:09:10.4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7025">
            <text:p>7025</text:p>
          </table:table-cell>
          <table:table-cell office:value-type="string">
            <text:p>Success</text:p>
          </table:table-cell>
          <table:table-cell office:value-type="float" office:value="219693">
            <text:p>219693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09M13.88S">
            <text:p>12:09:13.8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652">
            <text:p>3652</text:p>
          </table:table-cell>
          <table:table-cell office:value-type="string">
            <text:p>Success</text:p>
          </table:table-cell>
          <table:table-cell office:value-type="float" office:value="219689">
            <text:p>219689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09M12.768S">
            <text:p>12:09:12.7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855">
            <text:p>4855</text:p>
          </table:table-cell>
          <table:table-cell office:value-type="string">
            <text:p>Success</text:p>
          </table:table-cell>
          <table:table-cell office:value-type="float" office:value="219689">
            <text:p>219689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09M10.582S">
            <text:p>12:09:10.5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071">
            <text:p>7071</text:p>
          </table:table-cell>
          <table:table-cell office:value-type="string">
            <text:p>Success</text:p>
          </table:table-cell>
          <table:table-cell office:value-type="float" office:value="219694">
            <text:p>219694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09M11.62S">
            <text:p>12:09:11.6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034">
            <text:p>6034</text:p>
          </table:table-cell>
          <table:table-cell office:value-type="string">
            <text:p>Success</text:p>
          </table:table-cell>
          <table:table-cell office:value-type="float" office:value="219691">
            <text:p>219691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09M16.869S">
            <text:p>12:09:16.8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179172">
            <text:p>179172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09M10.509S">
            <text:p>12:09:10.5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154">
            <text:p>7154</text:p>
          </table:table-cell>
          <table:table-cell office:value-type="string">
            <text:p>Success</text:p>
          </table:table-cell>
          <table:table-cell office:value-type="float" office:value="219692">
            <text:p>219692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09M10.532S">
            <text:p>12:09:10.5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135">
            <text:p>7135</text:p>
          </table:table-cell>
          <table:table-cell office:value-type="string">
            <text:p>Success</text:p>
          </table:table-cell>
          <table:table-cell office:value-type="float" office:value="219734">
            <text:p>219734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09M13.607S">
            <text:p>12:09:13.6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067">
            <text:p>4067</text:p>
          </table:table-cell>
          <table:table-cell office:value-type="string">
            <text:p>Success</text:p>
          </table:table-cell>
          <table:table-cell office:value-type="float" office:value="219731">
            <text:p>219731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09M17.661S">
            <text:p>12:09:17.6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09M17.687S">
            <text:p>12:09:17.6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09M13.051S">
            <text:p>12:09:13.0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742">
            <text:p>4742</text:p>
          </table:table-cell>
          <table:table-cell office:value-type="string">
            <text:p>Success</text:p>
          </table:table-cell>
          <table:table-cell office:value-type="float" office:value="219691">
            <text:p>219691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09M17.746S">
            <text:p>12:09:17.7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09M12.978S">
            <text:p>12:09:12.9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897">
            <text:p>4897</text:p>
          </table:table-cell>
          <table:table-cell office:value-type="string">
            <text:p>Success</text:p>
          </table:table-cell>
          <table:table-cell office:value-type="float" office:value="219733">
            <text:p>219733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09M17.824S">
            <text:p>12:09:17.8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09M12.291S">
            <text:p>12:09:12.2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590">
            <text:p>5590</text:p>
          </table:table-cell>
          <table:table-cell office:value-type="string">
            <text:p>Success</text:p>
          </table:table-cell>
          <table:table-cell office:value-type="float" office:value="219734">
            <text:p>219734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09M11.493S">
            <text:p>12:09:11.4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398">
            <text:p>6398</text:p>
          </table:table-cell>
          <table:table-cell office:value-type="string">
            <text:p>Success</text:p>
          </table:table-cell>
          <table:table-cell office:value-type="float" office:value="219687">
            <text:p>219687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09M12.373S">
            <text:p>12:09:12.3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527">
            <text:p>5527</text:p>
          </table:table-cell>
          <table:table-cell office:value-type="string">
            <text:p>Success</text:p>
          </table:table-cell>
          <table:table-cell office:value-type="float" office:value="221128">
            <text:p>221128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09M13.426S">
            <text:p>12:09:13.4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488">
            <text:p>4488</text:p>
          </table:table-cell>
          <table:table-cell office:value-type="string">
            <text:p>Success</text:p>
          </table:table-cell>
          <table:table-cell office:value-type="float" office:value="219694">
            <text:p>219694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09M17.884S">
            <text:p>12:09:17.88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09M12.755S">
            <text:p>12:09:12.7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196">
            <text:p>5196</text:p>
          </table:table-cell>
          <table:table-cell office:value-type="string">
            <text:p>Success</text:p>
          </table:table-cell>
          <table:table-cell office:value-type="float" office:value="219858">
            <text:p>219858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09M10.292S">
            <text:p>12:09:10.2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677">
            <text:p>7677</text:p>
          </table:table-cell>
          <table:table-cell office:value-type="string">
            <text:p>Success</text:p>
          </table:table-cell>
          <table:table-cell office:value-type="float" office:value="219695">
            <text:p>219695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09M17.945S">
            <text:p>12:09:17.9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09M18.03S">
            <text:p>12:09:18.0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79199">
            <text:p>179199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09M18.148S">
            <text:p>12:09:18.1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09M18.166S">
            <text:p>12:09:18.1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09M18.199S">
            <text:p>12:09:18.20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09M18.234S">
            <text:p>12:09:18.2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09M18.273S">
            <text:p>12:09:18.2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09M14.704S">
            <text:p>12:09:14.7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508">
            <text:p>4508</text:p>
          </table:table-cell>
          <table:table-cell office:value-type="string">
            <text:p>Success</text:p>
          </table:table-cell>
          <table:table-cell office:value-type="float" office:value="222109">
            <text:p>222109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09M17.184S">
            <text:p>12:09:17.1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044">
            <text:p>2044</text:p>
          </table:table-cell>
          <table:table-cell office:value-type="string">
            <text:p>Success</text:p>
          </table:table-cell>
          <table:table-cell office:value-type="float" office:value="72550">
            <text:p>72550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09M14.453S">
            <text:p>12:09:14.4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801">
            <text:p>48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09M14.976S">
            <text:p>12:09:14.9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285">
            <text:p>4285</text:p>
          </table:table-cell>
          <table:table-cell office:value-type="string">
            <text:p>Success</text:p>
          </table:table-cell>
          <table:table-cell office:value-type="float" office:value="72550">
            <text:p>72550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09M14.698S">
            <text:p>12:09:14.7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646">
            <text:p>4646</text:p>
          </table:table-cell>
          <table:table-cell office:value-type="string">
            <text:p>Success</text:p>
          </table:table-cell>
          <table:table-cell office:value-type="float" office:value="222109">
            <text:p>222109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09M13.963S">
            <text:p>12:09:13.9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543">
            <text:p>5543</text:p>
          </table:table-cell>
          <table:table-cell office:value-type="string">
            <text:p>Success</text:p>
          </table:table-cell>
          <table:table-cell office:value-type="float" office:value="220738">
            <text:p>220738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09M13.914S">
            <text:p>12:09:13.9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598">
            <text:p>5598</text:p>
          </table:table-cell>
          <table:table-cell office:value-type="string">
            <text:p>Success</text:p>
          </table:table-cell>
          <table:table-cell office:value-type="float" office:value="221471">
            <text:p>22147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09M14.305S">
            <text:p>12:09:14.3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5212">
            <text:p>5212</text:p>
          </table:table-cell>
          <table:table-cell office:value-type="string">
            <text:p>Success</text:p>
          </table:table-cell>
          <table:table-cell office:value-type="float" office:value="223394">
            <text:p>223394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09M12.507S">
            <text:p>12:09:12.5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7052">
            <text:p>7052</text:p>
          </table:table-cell>
          <table:table-cell office:value-type="string">
            <text:p>Success</text:p>
          </table:table-cell>
          <table:table-cell office:value-type="float" office:value="220738">
            <text:p>22073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09M18.337S">
            <text:p>12:09:18.3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09M14.571S">
            <text:p>12:09:14.5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055">
            <text:p>5055</text:p>
          </table:table-cell>
          <table:table-cell office:value-type="string">
            <text:p>Success</text:p>
          </table:table-cell>
          <table:table-cell office:value-type="float" office:value="222109">
            <text:p>222109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09M13.364S">
            <text:p>12:09:13.3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6279">
            <text:p>6279</text:p>
          </table:table-cell>
          <table:table-cell office:value-type="string">
            <text:p>Success</text:p>
          </table:table-cell>
          <table:table-cell office:value-type="float" office:value="220738">
            <text:p>22073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09M19.629S">
            <text:p>12:09:19.6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09M19.668S">
            <text:p>12:09:19.67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09M19.702S">
            <text:p>12:09:19.70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09M10.631S">
            <text:p>12:09:10.6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091">
            <text:p>9091</text:p>
          </table:table-cell>
          <table:table-cell office:value-type="string">
            <text:p>Success</text:p>
          </table:table-cell>
          <table:table-cell office:value-type="float" office:value="220738">
            <text:p>220738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09M19.722S">
            <text:p>12:09:19.72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09M11.674S">
            <text:p>12:09:11.6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096">
            <text:p>8096</text:p>
          </table:table-cell>
          <table:table-cell office:value-type="string">
            <text:p>Success</text:p>
          </table:table-cell>
          <table:table-cell office:value-type="float" office:value="220775">
            <text:p>22077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09M13.353S">
            <text:p>12:09:13.3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438">
            <text:p>6438</text:p>
          </table:table-cell>
          <table:table-cell office:value-type="string">
            <text:p>Success</text:p>
          </table:table-cell>
          <table:table-cell office:value-type="float" office:value="220780">
            <text:p>220780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09M14.359S">
            <text:p>12:09:14.3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5464">
            <text:p>5464</text:p>
          </table:table-cell>
          <table:table-cell office:value-type="string">
            <text:p>Success</text:p>
          </table:table-cell>
          <table:table-cell office:value-type="float" office:value="222291">
            <text:p>222291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09M09.016S">
            <text:p>12:09:09.0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0810">
            <text:p>10810</text:p>
          </table:table-cell>
          <table:table-cell office:value-type="string">
            <text:p>Success</text:p>
          </table:table-cell>
          <table:table-cell office:value-type="float" office:value="220766">
            <text:p>220766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09M14.668S">
            <text:p>12:09:14.6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176">
            <text:p>5176</text:p>
          </table:table-cell>
          <table:table-cell office:value-type="string">
            <text:p>Success</text:p>
          </table:table-cell>
          <table:table-cell office:value-type="float" office:value="222109">
            <text:p>222109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09M10.646S">
            <text:p>12:09:10.6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200">
            <text:p>9200</text:p>
          </table:table-cell>
          <table:table-cell office:value-type="string">
            <text:p>Success</text:p>
          </table:table-cell>
          <table:table-cell office:value-type="float" office:value="221339">
            <text:p>221339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09M19.261S">
            <text:p>12:09:19.26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09M12.106S">
            <text:p>12:09:12.1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267">
            <text:p>8267</text:p>
          </table:table-cell>
          <table:table-cell office:value-type="string">
            <text:p>Success</text:p>
          </table:table-cell>
          <table:table-cell office:value-type="float" office:value="221307">
            <text:p>221307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09M15.499S">
            <text:p>12:09:15.5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908">
            <text:p>4908</text:p>
          </table:table-cell>
          <table:table-cell office:value-type="string">
            <text:p>Success</text:p>
          </table:table-cell>
          <table:table-cell office:value-type="float" office:value="72550">
            <text:p>72550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09M14.28S">
            <text:p>12:09:14.2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150">
            <text:p>6150</text:p>
          </table:table-cell>
          <table:table-cell office:value-type="string">
            <text:p>Success</text:p>
          </table:table-cell>
          <table:table-cell office:value-type="float" office:value="73121">
            <text:p>73121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09M15.486S">
            <text:p>12:09:15.4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963">
            <text:p>4963</text:p>
          </table:table-cell>
          <table:table-cell office:value-type="string">
            <text:p>Success</text:p>
          </table:table-cell>
          <table:table-cell office:value-type="float" office:value="72550">
            <text:p>72550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09M17.795S">
            <text:p>12:09:17.80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09M17.893S">
            <text:p>12:09:17.8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09M16.844S">
            <text:p>12:09:16.8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09M20.463S">
            <text:p>12:09:20.46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09M11.51S">
            <text:p>12:09:11.5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9066">
            <text:p>9066</text:p>
          </table:table-cell>
          <table:table-cell office:value-type="string">
            <text:p>Success</text:p>
          </table:table-cell>
          <table:table-cell office:value-type="float" office:value="221307">
            <text:p>221307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09M20.472S">
            <text:p>12:09:20.47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09M14.414S">
            <text:p>12:09:14.4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197">
            <text:p>6197</text:p>
          </table:table-cell>
          <table:table-cell office:value-type="string">
            <text:p>Success</text:p>
          </table:table-cell>
          <table:table-cell office:value-type="float" office:value="224003">
            <text:p>224003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09M20.492S">
            <text:p>12:09:20.4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09M20.539S">
            <text:p>12:09:20.5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09M20.604S">
            <text:p>12:09:20.6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09M14.663S">
            <text:p>12:09:14.6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018">
            <text:p>6018</text:p>
          </table:table-cell>
          <table:table-cell office:value-type="string">
            <text:p>Success</text:p>
          </table:table-cell>
          <table:table-cell office:value-type="float" office:value="222678">
            <text:p>222678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09M20.638S">
            <text:p>12:09:20.6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09M20.636S">
            <text:p>12:09:20.6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09M20.674S">
            <text:p>12:09:20.6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09M20.752S">
            <text:p>12:09:20.7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09M20.749S">
            <text:p>12:09:20.7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09M20.705S">
            <text:p>12:09:20.7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09M21.055S">
            <text:p>12:09:21.0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09M21.091S">
            <text:p>12:09:21.09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09M21.084S">
            <text:p>12:09:21.0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09M21.108S">
            <text:p>12:09:21.1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09M21.111S">
            <text:p>12:09:21.1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09M21.112S">
            <text:p>12:09:21.1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09M20.431S">
            <text:p>12:09:20.4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09M15.61S">
            <text:p>12:09:15.6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792">
            <text:p>5792</text:p>
          </table:table-cell>
          <table:table-cell office:value-type="string">
            <text:p>Success</text:p>
          </table:table-cell>
          <table:table-cell office:value-type="float" office:value="73119">
            <text:p>73119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09M20.408S">
            <text:p>12:09:20.4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17">
            <text:p>1017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09M14.908S">
            <text:p>12:09:14.9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537">
            <text:p>6537</text:p>
          </table:table-cell>
          <table:table-cell office:value-type="string">
            <text:p>Success</text:p>
          </table:table-cell>
          <table:table-cell office:value-type="float" office:value="72587">
            <text:p>72587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09M17.659S">
            <text:p>12:09:17.6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09M14.822S">
            <text:p>12:09:14.8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654">
            <text:p>6654</text:p>
          </table:table-cell>
          <table:table-cell office:value-type="string">
            <text:p>Success</text:p>
          </table:table-cell>
          <table:table-cell office:value-type="float" office:value="72291">
            <text:p>72291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09M21.168S">
            <text:p>12:09:21.17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09M14.981S">
            <text:p>12:09:14.9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513">
            <text:p>6513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09M21.165S">
            <text:p>12:09:21.1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09M19.643S">
            <text:p>12:09:19.6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09M17.879S">
            <text:p>12:09:17.8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654">
            <text:p>3654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09M14.407S">
            <text:p>12:09:14.4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7132">
            <text:p>7132</text:p>
          </table:table-cell>
          <table:table-cell office:value-type="string">
            <text:p>Success</text:p>
          </table:table-cell>
          <table:table-cell office:value-type="float" office:value="73121">
            <text:p>73121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09M15.363S">
            <text:p>12:09:15.3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178">
            <text:p>6178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09M21.195S">
            <text:p>12:09:21.2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09M17.656S">
            <text:p>12:09:17.6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893">
            <text:p>3893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09M20.449S">
            <text:p>12:09:20.45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05">
            <text:p>110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09M19.231S">
            <text:p>12:09:19.23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329">
            <text:p>232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09M15.742S">
            <text:p>12:09:15.74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5829">
            <text:p>5829</text:p>
          </table:table-cell>
          <table:table-cell office:value-type="string">
            <text:p>Success</text:p>
          </table:table-cell>
          <table:table-cell office:value-type="float" office:value="73119">
            <text:p>73119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09M21.483S">
            <text:p>12:09:21.4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09M21.51S">
            <text:p>12:09:21.5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09M21.543S">
            <text:p>12:09:21.5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09M21.578S">
            <text:p>12:09:21.58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09M21.642S">
            <text:p>12:09:21.6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09M21.622S">
            <text:p>12:09:21.62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09M21.663S">
            <text:p>12:09:21.66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09M21.693S">
            <text:p>12:09:21.6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09M21.75S">
            <text:p>12:09:21.7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09M22.019S">
            <text:p>12:09:22.0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09M22.049S">
            <text:p>12:09:22.0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09M22.101S">
            <text:p>12:09:22.10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09M22.168S">
            <text:p>12:09:22.17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09M22.218S">
            <text:p>12:09:22.2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09M21.445S">
            <text:p>12:09:21.4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09M15.085S">
            <text:p>12:09:15.0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406">
            <text:p>7406</text:p>
          </table:table-cell>
          <table:table-cell office:value-type="string">
            <text:p>Success</text:p>
          </table:table-cell>
          <table:table-cell office:value-type="float" office:value="73097">
            <text:p>73097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09M21.542S">
            <text:p>12:09:21.54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09M14.549S">
            <text:p>12:09:14.5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974">
            <text:p>7974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09M16.933S">
            <text:p>12:09:16.9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5599">
            <text:p>5599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09M15.741S">
            <text:p>12:09:15.7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6799">
            <text:p>6799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09M22.266S">
            <text:p>12:09:22.27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09M21.83S">
            <text:p>12:09:21.8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09M22.64S">
            <text:p>12:09:22.6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09M22.663S">
            <text:p>12:09:22.66</text:p>
          </table:table-cell>
          <table:table-cell office:value-type="string">
            <text:p>TC0003_PlannerC 3-25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09M22.657S">
            <text:p>12:09:22.6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09M22.675S">
            <text:p>12:09:22.68</text:p>
          </table:table-cell>
          <table:table-cell office:value-type="string">
            <text:p>TC0003_PlannerC 3-2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09M22.681S">
            <text:p>12:09:22.68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09M22.676S">
            <text:p>12:09:22.6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09M22.533S">
            <text:p>12:09:22.53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09M15.75S">
            <text:p>12:09:15.7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7102">
            <text:p>7102</text:p>
          </table:table-cell>
          <table:table-cell office:value-type="string">
            <text:p>Success</text:p>
          </table:table-cell>
          <table:table-cell office:value-type="float" office:value="73119">
            <text:p>73119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09M15.312S">
            <text:p>12:09:15.3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548">
            <text:p>7548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09M14.843S">
            <text:p>12:09:14.8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8037">
            <text:p>8037</text:p>
          </table:table-cell>
          <table:table-cell office:value-type="string">
            <text:p>Success</text:p>
          </table:table-cell>
          <table:table-cell office:value-type="float" office:value="73119">
            <text:p>73119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09M22.724S">
            <text:p>12:09:22.72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09M19.725S">
            <text:p>12:09:19.7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162">
            <text:p>3162</text:p>
          </table:table-cell>
          <table:table-cell office:value-type="string">
            <text:p>Success</text:p>
          </table:table-cell>
          <table:table-cell office:value-type="float" office:value="73264">
            <text:p>73264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09M14.917S">
            <text:p>12:09:14.9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976">
            <text:p>7976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09M14.938S">
            <text:p>12:09:14.9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960">
            <text:p>7960</text:p>
          </table:table-cell>
          <table:table-cell office:value-type="string">
            <text:p>Success</text:p>
          </table:table-cell>
          <table:table-cell office:value-type="float" office:value="73283">
            <text:p>73283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09M22.886S">
            <text:p>12:09:22.89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09M22.936S">
            <text:p>12:09:22.9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09M15.744S">
            <text:p>12:09:15.7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422">
            <text:p>7422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09M19.51S">
            <text:p>12:09:19.5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693">
            <text:p>3693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09M19.215S">
            <text:p>12:09:19.2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013">
            <text:p>4013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09M19.773S">
            <text:p>12:09:19.7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465">
            <text:p>3465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09M19.561S">
            <text:p>12:09:19.5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09M19.794S">
            <text:p>12:09:19.7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09M17.469S">
            <text:p>12:09:17.4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838">
            <text:p>5838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09M23.006S">
            <text:p>12:09:23.0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09M23.308S">
            <text:p>12:09:23.3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09M23.33S">
            <text:p>12:09:23.33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09M23.343S">
            <text:p>12:09:23.34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09M23.348S">
            <text:p>12:09:23.35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09M23.23S">
            <text:p>12:09:23.23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09M17.486S">
            <text:p>12:09:17.4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068">
            <text:p>6068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09M16.761S">
            <text:p>12:09:16.7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6800">
            <text:p>6800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09M21.549S">
            <text:p>12:09:21.55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44">
            <text:p>204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09M21.457S">
            <text:p>12:09:21.46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09M17.903S">
            <text:p>12:09:17.9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826">
            <text:p>5826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09M23.53S">
            <text:p>12:09:23.5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40360">
            <text:p>40360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09M21.517S">
            <text:p>12:09:21.52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09M23.245S">
            <text:p>12:09:23.2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09M23.202S">
            <text:p>12:09:23.2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09M15.782S">
            <text:p>12:09:15.7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050">
            <text:p>8050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09M17.972S">
            <text:p>12:09:17.9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872">
            <text:p>5872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09M17.952S">
            <text:p>12:09:17.9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893">
            <text:p>5893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09M21.561S">
            <text:p>12:09:21.5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40320">
            <text:p>40320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09M21.557S">
            <text:p>12:09:21.5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40360">
            <text:p>40360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09M22.9S">
            <text:p>12:09:22.9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09M21.687S">
            <text:p>12:09:21.6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189">
            <text:p>2189</text:p>
          </table:table-cell>
          <table:table-cell office:value-type="string">
            <text:p>Success</text:p>
          </table:table-cell>
          <table:table-cell office:value-type="float" office:value="77286">
            <text:p>77286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09M20.261S">
            <text:p>12:09:20.2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620">
            <text:p>3620</text:p>
          </table:table-cell>
          <table:table-cell office:value-type="string">
            <text:p>Success</text:p>
          </table:table-cell>
          <table:table-cell office:value-type="float" office:value="40320">
            <text:p>40320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09M22.541S">
            <text:p>12:09:22.5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09M23.877S">
            <text:p>12:09:23.8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09M19.847S">
            <text:p>12:09:19.8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157">
            <text:p>4157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09M23.773S">
            <text:p>12:09:23.7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09M23.919S">
            <text:p>12:09:23.9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09M24.121S">
            <text:p>12:09:24.1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09M16.77S">
            <text:p>12:09:16.7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7422">
            <text:p>7422</text:p>
          </table:table-cell>
          <table:table-cell office:value-type="string">
            <text:p>Success</text:p>
          </table:table-cell>
          <table:table-cell office:value-type="float" office:value="73119">
            <text:p>73119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09M23.859S">
            <text:p>12:09:23.8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09M15.658S">
            <text:p>12:09:15.6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619">
            <text:p>8619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09M15.631S">
            <text:p>12:09:15.6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691">
            <text:p>8691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09M23.729S">
            <text:p>12:09:23.73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09M15.385S">
            <text:p>12:09:15.3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016">
            <text:p>9016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09M15.546S">
            <text:p>12:09:15.5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874">
            <text:p>8874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09M17.669S">
            <text:p>12:09:17.6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760">
            <text:p>6760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09M17.369S">
            <text:p>12:09:17.3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066">
            <text:p>7066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09M16.858S">
            <text:p>12:09:16.8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578">
            <text:p>7578</text:p>
          </table:table-cell>
          <table:table-cell office:value-type="string">
            <text:p>Success</text:p>
          </table:table-cell>
          <table:table-cell office:value-type="float" office:value="73288">
            <text:p>73288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09M17.423S">
            <text:p>12:09:17.4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020">
            <text:p>7020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09M15.816S">
            <text:p>12:09:15.8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634">
            <text:p>8634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09M21.404S">
            <text:p>12:09:21.4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58">
            <text:p>305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09M19.256S">
            <text:p>12:09:19.2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209">
            <text:p>5209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09M15.758S">
            <text:p>12:09:15.7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8713">
            <text:p>8713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09M15.747S">
            <text:p>12:09:15.7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728">
            <text:p>8728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09M17.917S">
            <text:p>12:09:17.9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09M15.601S">
            <text:p>12:09:15.6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880">
            <text:p>8880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09M15.802S">
            <text:p>12:09:15.8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705">
            <text:p>8705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09M15.83S">
            <text:p>12:09:15.8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692">
            <text:p>8692</text:p>
          </table:table-cell>
          <table:table-cell office:value-type="string">
            <text:p>Success</text:p>
          </table:table-cell>
          <table:table-cell office:value-type="float" office:value="73288">
            <text:p>73288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09M24.445S">
            <text:p>12:09:24.45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09M24.525S">
            <text:p>12:09:24.5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09M24.478S">
            <text:p>12:09:24.48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09M24.278S">
            <text:p>12:09:24.28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09M24.323S">
            <text:p>12:09:24.32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09M24.194S">
            <text:p>12:09:24.1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33">
            <text:p>733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09M19.849S">
            <text:p>12:09:19.8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089">
            <text:p>5089</text:p>
          </table:table-cell>
          <table:table-cell office:value-type="string">
            <text:p>Success</text:p>
          </table:table-cell>
          <table:table-cell office:value-type="float" office:value="73359">
            <text:p>73359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09M24.145S">
            <text:p>12:09:24.1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45861">
            <text:p>45861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09M15.755S">
            <text:p>12:09:15.7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9209">
            <text:p>9209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09M24.958S">
            <text:p>12:09:24.9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09M15.752S">
            <text:p>12:09:15.7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9271">
            <text:p>9271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09M15.636S">
            <text:p>12:09:15.6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9393">
            <text:p>9393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09M14.849S">
            <text:p>12:09:14.8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190">
            <text:p>10190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09M24.928S">
            <text:p>12:09:24.9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09M15.328S">
            <text:p>12:09:15.3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729">
            <text:p>9729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09M17.342S">
            <text:p>12:09:17.3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740">
            <text:p>7740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09M14.91S">
            <text:p>12:09:14.9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174">
            <text:p>10174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09M19.829S">
            <text:p>12:09:19.8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261">
            <text:p>5261</text:p>
          </table:table-cell>
          <table:table-cell office:value-type="string">
            <text:p>Success</text:p>
          </table:table-cell>
          <table:table-cell office:value-type="float" office:value="73356">
            <text:p>73356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09M24.03S">
            <text:p>12:09:24.0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09M19.515S">
            <text:p>12:09:19.5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603">
            <text:p>5603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09M25.097S">
            <text:p>12:09:25.1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09M25.054S">
            <text:p>12:09:25.0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09M25.122S">
            <text:p>12:09:25.1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09M25.13S">
            <text:p>12:09:25.13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09M25.195S">
            <text:p>12:09:25.20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09M17.531S">
            <text:p>12:09:17.5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7985">
            <text:p>7985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09M17.885S">
            <text:p>12:09:17.8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7642">
            <text:p>7642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09M19.52S">
            <text:p>12:09:19.5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6008">
            <text:p>6008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09M17.625S">
            <text:p>12:09:17.63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7915">
            <text:p>7915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09M22.895S">
            <text:p>12:09:22.9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09M14.858S">
            <text:p>12:09:14.8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689">
            <text:p>10689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09M15.773S">
            <text:p>12:09:15.7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785">
            <text:p>9785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09M20.578S">
            <text:p>12:09:20.5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981">
            <text:p>4981</text:p>
          </table:table-cell>
          <table:table-cell office:value-type="string">
            <text:p>Success</text:p>
          </table:table-cell>
          <table:table-cell office:value-type="float" office:value="73428">
            <text:p>73428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09M22.491S">
            <text:p>12:09:22.49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082">
            <text:p>308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09M22.504S">
            <text:p>12:09:22.5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274">
            <text:p>3274</text:p>
          </table:table-cell>
          <table:table-cell office:value-type="string">
            <text:p>Success</text:p>
          </table:table-cell>
          <table:table-cell office:value-type="float" office:value="40359">
            <text:p>40359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09M19.346S">
            <text:p>12:09:19.3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451">
            <text:p>6451</text:p>
          </table:table-cell>
          <table:table-cell office:value-type="string">
            <text:p>Success</text:p>
          </table:table-cell>
          <table:table-cell office:value-type="float" office:value="73335">
            <text:p>733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09M20.683S">
            <text:p>12:09:20.6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5121">
            <text:p>5121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09M25.521S">
            <text:p>12:09:25.52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09M21.477S">
            <text:p>12:09:21.4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342">
            <text:p>434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09M15.762S">
            <text:p>12:09:15.7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068">
            <text:p>10068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09M24.997S">
            <text:p>12:09:25.0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116">
            <text:p>1116</text:p>
          </table:table-cell>
          <table:table-cell office:value-type="string">
            <text:p>Success</text:p>
          </table:table-cell>
          <table:table-cell office:value-type="float" office:value="47226">
            <text:p>4722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09M25.805S">
            <text:p>12:09:25.81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09M22.859S">
            <text:p>12:09:22.86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326">
            <text:p>332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09M21.534S">
            <text:p>12:09:21.53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674">
            <text:p>467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09M21.495S">
            <text:p>12:09:21.50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714">
            <text:p>471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09M25.561S">
            <text:p>12:09:25.5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09M23.285S">
            <text:p>12:09:23.29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982">
            <text:p>298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09M22.882S">
            <text:p>12:09:22.8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09M21.54S">
            <text:p>12:09:21.5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758">
            <text:p>4758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09M23.308S">
            <text:p>12:09:23.31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04">
            <text:p>300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09M23.556S">
            <text:p>12:09:23.5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09M21.361S">
            <text:p>12:09:21.3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973">
            <text:p>4973</text:p>
          </table:table-cell>
          <table:table-cell office:value-type="string">
            <text:p>Success</text:p>
          </table:table-cell>
          <table:table-cell office:value-type="float" office:value="40548">
            <text:p>40548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09M22.852S">
            <text:p>12:09:22.85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505">
            <text:p>350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09M22.887S">
            <text:p>12:09:22.8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490">
            <text:p>3490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09M23.168S">
            <text:p>12:09:23.1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15">
            <text:p>321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09M25.085S">
            <text:p>12:09:25.0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11">
            <text:p>131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09M23.239S">
            <text:p>12:09:23.24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09M21.573S">
            <text:p>12:09:21.57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834">
            <text:p>483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09M23.563S">
            <text:p>12:09:23.56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46">
            <text:p>284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09M21.426S">
            <text:p>12:09:21.4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012">
            <text:p>5012</text:p>
          </table:table-cell>
          <table:table-cell office:value-type="string">
            <text:p>Success</text:p>
          </table:table-cell>
          <table:table-cell office:value-type="float" office:value="40468">
            <text:p>40468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09M17.664S">
            <text:p>12:09:17.6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776">
            <text:p>8776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09M25.059S">
            <text:p>12:09:25.06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87">
            <text:p>1387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09M19.826S">
            <text:p>12:09:19.83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624">
            <text:p>6624</text:p>
          </table:table-cell>
          <table:table-cell office:value-type="string">
            <text:p>Success</text:p>
          </table:table-cell>
          <table:table-cell office:value-type="float" office:value="73383">
            <text:p>73383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09M22.441S">
            <text:p>12:09:22.4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011">
            <text:p>4011</text:p>
          </table:table-cell>
          <table:table-cell office:value-type="string">
            <text:p>Success</text:p>
          </table:table-cell>
          <table:table-cell office:value-type="float" office:value="40468">
            <text:p>40468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09M19.63S">
            <text:p>12:09:19.63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6828">
            <text:p>6828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09M22.524S">
            <text:p>12:09:22.52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942">
            <text:p>3942</text:p>
          </table:table-cell>
          <table:table-cell office:value-type="string">
            <text:p>Success</text:p>
          </table:table-cell>
          <table:table-cell office:value-type="float" office:value="33744">
            <text:p>33744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09M25.53S">
            <text:p>12:09:25.53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09M23.595S">
            <text:p>12:09:23.6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40468">
            <text:p>40468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09M17.345S">
            <text:p>12:09:17.3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147">
            <text:p>9147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09M24.964S">
            <text:p>12:09:24.9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09M25.212S">
            <text:p>12:09:25.21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09M25.04S">
            <text:p>12:09:25.0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09M23.835S">
            <text:p>12:09:23.84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78">
            <text:p>267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09M25.03S">
            <text:p>12:09:25.0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09M22.824S">
            <text:p>12:09:22.8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692">
            <text:p>3692</text:p>
          </table:table-cell>
          <table:table-cell office:value-type="string">
            <text:p>Success</text:p>
          </table:table-cell>
          <table:table-cell office:value-type="float" office:value="40468">
            <text:p>4046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09M25.025S">
            <text:p>12:09:25.03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09M25.547S">
            <text:p>12:09:25.55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010">
            <text:p>1010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09M25.799S">
            <text:p>12:09:25.80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09M26.115S">
            <text:p>12:09:26.1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09M23.859S">
            <text:p>12:09:23.8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51607">
            <text:p>51607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09M24.45S">
            <text:p>12:09:24.45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09M23.785S">
            <text:p>12:09:23.7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329">
            <text:p>3329</text:p>
          </table:table-cell>
          <table:table-cell office:value-type="string">
            <text:p>Success</text:p>
          </table:table-cell>
          <table:table-cell office:value-type="float" office:value="40567">
            <text:p>40567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09M24.403S">
            <text:p>12:09:24.4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716">
            <text:p>271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09M24.471S">
            <text:p>12:09:24.4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71">
            <text:p>267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09M24.194S">
            <text:p>12:09:24.19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998">
            <text:p>299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09M24.869S">
            <text:p>12:09:24.8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372">
            <text:p>2372</text:p>
          </table:table-cell>
          <table:table-cell office:value-type="string">
            <text:p>Success</text:p>
          </table:table-cell>
          <table:table-cell office:value-type="float" office:value="40583">
            <text:p>40583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09M24.421S">
            <text:p>12:09:24.42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85">
            <text:p>288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09M24.437S">
            <text:p>12:09:24.4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907">
            <text:p>2907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09M26.452S">
            <text:p>12:09:26.45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916">
            <text:p>91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09M23.895S">
            <text:p>12:09:23.9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482">
            <text:p>3482</text:p>
          </table:table-cell>
          <table:table-cell office:value-type="string">
            <text:p>Success</text:p>
          </table:table-cell>
          <table:table-cell office:value-type="float" office:value="40562">
            <text:p>40562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09M23.882S">
            <text:p>12:09:23.8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499">
            <text:p>3499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09M25.092S">
            <text:p>12:09:25.0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304">
            <text:p>2304</text:p>
          </table:table-cell>
          <table:table-cell office:value-type="string">
            <text:p>Success</text:p>
          </table:table-cell>
          <table:table-cell office:value-type="float" office:value="35270">
            <text:p>35270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09M24.938S">
            <text:p>12:09:24.94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86">
            <text:p>248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09M24.004S">
            <text:p>12:09:24.00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425">
            <text:p>3425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09M24.436S">
            <text:p>12:09:24.44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09M23.845S">
            <text:p>12:09:23.8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09M26.459S">
            <text:p>12:09:26.46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09M23.815S">
            <text:p>12:09:23.8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676">
            <text:p>3676</text:p>
          </table:table-cell>
          <table:table-cell office:value-type="string">
            <text:p>Success</text:p>
          </table:table-cell>
          <table:table-cell office:value-type="float" office:value="40562">
            <text:p>40562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09M24.511S">
            <text:p>12:09:24.51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89">
            <text:p>298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09M17.676S">
            <text:p>12:09:17.68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9824">
            <text:p>9824</text:p>
          </table:table-cell>
          <table:table-cell office:value-type="string">
            <text:p>Success</text:p>
          </table:table-cell>
          <table:table-cell office:value-type="float" office:value="73433">
            <text:p>73433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09M23.813S">
            <text:p>12:09:23.8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694">
            <text:p>3694</text:p>
          </table:table-cell>
          <table:table-cell office:value-type="string">
            <text:p>Success</text:p>
          </table:table-cell>
          <table:table-cell office:value-type="float" office:value="40567">
            <text:p>40567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09M25.82S">
            <text:p>12:09:25.8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89">
            <text:p>1689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09M24.886S">
            <text:p>12:09:24.89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624">
            <text:p>2624</text:p>
          </table:table-cell>
          <table:table-cell office:value-type="string">
            <text:p>Success</text:p>
          </table:table-cell>
          <table:table-cell office:value-type="float" office:value="40562">
            <text:p>40562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09M25.812S">
            <text:p>12:09:25.8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698">
            <text:p>1698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09M20.614S">
            <text:p>12:09:20.6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897">
            <text:p>6897</text:p>
          </table:table-cell>
          <table:table-cell office:value-type="string">
            <text:p>Success</text:p>
          </table:table-cell>
          <table:table-cell office:value-type="float" office:value="73433">
            <text:p>73433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09M17.268S">
            <text:p>12:09:17.2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0246">
            <text:p>10246</text:p>
          </table:table-cell>
          <table:table-cell office:value-type="string">
            <text:p>Success</text:p>
          </table:table-cell>
          <table:table-cell office:value-type="float" office:value="73418">
            <text:p>73418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09M24.482S">
            <text:p>12:09:24.4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42">
            <text:p>3042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09M26.268S">
            <text:p>12:09:26.2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09M24.917S">
            <text:p>12:09:24.9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625">
            <text:p>2625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09M26.125S">
            <text:p>12:09:26.1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09M25.528S">
            <text:p>12:09:25.5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09M25.118S">
            <text:p>12:09:25.12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58">
            <text:p>245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09M26.441S">
            <text:p>12:09:26.4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09M24.431S">
            <text:p>12:09:24.43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161">
            <text:p>316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09M26.439S">
            <text:p>12:09:26.4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09M20.375S">
            <text:p>12:09:20.3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652">
            <text:p>7652</text:p>
          </table:table-cell>
          <table:table-cell office:value-type="string">
            <text:p>Success</text:p>
          </table:table-cell>
          <table:table-cell office:value-type="float" office:value="73615">
            <text:p>7361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09M26.562S">
            <text:p>12:09:26.5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09M26.396S">
            <text:p>12:09:26.4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09M25.56S">
            <text:p>12:09:25.5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89">
            <text:p>268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09M26.411S">
            <text:p>12:09:26.4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09M24.463S">
            <text:p>12:09:24.4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855">
            <text:p>3855</text:p>
          </table:table-cell>
          <table:table-cell office:value-type="string">
            <text:p>Success</text:p>
          </table:table-cell>
          <table:table-cell office:value-type="float" office:value="40587">
            <text:p>40587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09M24.85S">
            <text:p>12:09:24.8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470">
            <text:p>3470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09M24.368S">
            <text:p>12:09:24.3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957">
            <text:p>3957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09M26.558S">
            <text:p>12:09:26.5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777">
            <text:p>1777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09M26.21S">
            <text:p>12:09:26.2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09M26.321S">
            <text:p>12:09:26.3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09M26.513S">
            <text:p>12:09:26.5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834">
            <text:p>1834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09M26.489S">
            <text:p>12:09:26.4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09M24.475S">
            <text:p>12:09:24.4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301">
            <text:p>4301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09M25.266S">
            <text:p>12:09:25.2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535">
            <text:p>3535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09M23.847S">
            <text:p>12:09:23.85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958">
            <text:p>4958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09M26.492S">
            <text:p>12:09:26.4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14">
            <text:p>2314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09M23.603S">
            <text:p>12:09:23.6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227">
            <text:p>5227</text:p>
          </table:table-cell>
          <table:table-cell office:value-type="string">
            <text:p>Success</text:p>
          </table:table-cell>
          <table:table-cell office:value-type="float" office:value="40587">
            <text:p>40587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09M26.512S">
            <text:p>12:09:26.5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39837">
            <text:p>39837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09M23.863S">
            <text:p>12:09:23.8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981">
            <text:p>4981</text:p>
          </table:table-cell>
          <table:table-cell office:value-type="string">
            <text:p>Success</text:p>
          </table:table-cell>
          <table:table-cell office:value-type="float" office:value="39838">
            <text:p>39838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09M25.085S">
            <text:p>12:09:25.09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66">
            <text:p>3766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09M25.541S">
            <text:p>12:09:25.54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09M24.465S">
            <text:p>12:09:24.4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39834">
            <text:p>39834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09M24.909S">
            <text:p>12:09:24.9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09M26.336S">
            <text:p>12:09:26.3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58354">
            <text:p>58354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09M26.57S">
            <text:p>12:09:26.5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360">
            <text:p>2360</text:p>
          </table:table-cell>
          <table:table-cell office:value-type="string">
            <text:p>Success</text:p>
          </table:table-cell>
          <table:table-cell office:value-type="float" office:value="47942">
            <text:p>47942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09M28.932S">
            <text:p>12:09:28.9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09M25.576S">
            <text:p>12:09:25.5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432">
            <text:p>4432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09M26.235S">
            <text:p>12:09:26.2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851">
            <text:p>385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09M26.286S">
            <text:p>12:09:26.2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810">
            <text:p>3810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09M26.209S">
            <text:p>12:09:26.2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899">
            <text:p>3899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09M27.12S">
            <text:p>12:09:27.1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91">
            <text:p>299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09M26.359S">
            <text:p>12:09:26.3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755">
            <text:p>3755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09M26.404S">
            <text:p>12:09:26.4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741">
            <text:p>374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09M27.502S">
            <text:p>12:09:27.50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47">
            <text:p>2647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09M28.96S">
            <text:p>12:09:28.9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48614">
            <text:p>48614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09M26.515S">
            <text:p>12:09:26.5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688">
            <text:p>3688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09M25.546S">
            <text:p>12:09:25.5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671">
            <text:p>4671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09M26.499S">
            <text:p>12:09:26.5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720">
            <text:p>3720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09M26.517S">
            <text:p>12:09:26.5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09M26.52S">
            <text:p>12:09:26.5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09M28.028S">
            <text:p>12:09:28.0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07">
            <text:p>2207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09M28.888S">
            <text:p>12:09:28.8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77">
            <text:p>277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09M27.499S">
            <text:p>12:09:27.5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09M28.918S">
            <text:p>12:09:28.9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817">
            <text:p>2817</text:p>
          </table:table-cell>
          <table:table-cell office:value-type="string">
            <text:p>Success</text:p>
          </table:table-cell>
          <table:table-cell office:value-type="float" office:value="33087">
            <text:p>33087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09M26.312S">
            <text:p>12:09:26.3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09M27.491S">
            <text:p>12:09:27.4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253">
            <text:p>4253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09M28.338S">
            <text:p>12:09:28.3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414">
            <text:p>3414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09M28.837S">
            <text:p>12:09:28.8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09M27.242S">
            <text:p>12:09:27.2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513">
            <text:p>4513</text:p>
          </table:table-cell>
          <table:table-cell office:value-type="string">
            <text:p>Success</text:p>
          </table:table-cell>
          <table:table-cell office:value-type="float" office:value="45057">
            <text:p>45057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09M28.319S">
            <text:p>12:09:28.3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439">
            <text:p>3439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09M27.543S">
            <text:p>12:09:27.5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219">
            <text:p>4219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09M31.753S">
            <text:p>12:09:31.7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679">
            <text:p>1679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09M31.759S">
            <text:p>12:09:31.7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82">
            <text:p>1682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09M28.326S">
            <text:p>12:09:28.3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129">
            <text:p>5129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09M27.431S">
            <text:p>12:09:27.4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6037">
            <text:p>6037</text:p>
          </table:table-cell>
          <table:table-cell office:value-type="string">
            <text:p>Success</text:p>
          </table:table-cell>
          <table:table-cell office:value-type="float" office:value="40602">
            <text:p>40602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09M25.831S">
            <text:p>12:09:25.8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7639">
            <text:p>7639</text:p>
          </table:table-cell>
          <table:table-cell office:value-type="string">
            <text:p>Success</text:p>
          </table:table-cell>
          <table:table-cell office:value-type="float" office:value="35268">
            <text:p>35268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09M28.322S">
            <text:p>12:09:28.3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09M27.397S">
            <text:p>12:09:27.4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084">
            <text:p>6084</text:p>
          </table:table-cell>
          <table:table-cell office:value-type="string">
            <text:p>Success</text:p>
          </table:table-cell>
          <table:table-cell office:value-type="float" office:value="39858">
            <text:p>39858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09M27.511S">
            <text:p>12:09:27.5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978">
            <text:p>5978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09M28.35S">
            <text:p>12:09:28.3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144">
            <text:p>5144</text:p>
          </table:table-cell>
          <table:table-cell office:value-type="string">
            <text:p>Success</text:p>
          </table:table-cell>
          <table:table-cell office:value-type="float" office:value="58356">
            <text:p>58356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09M33.49S">
            <text:p>12:09:33.4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341">
            <text:p>2341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09M27.579S">
            <text:p>12:09:27.5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287">
            <text:p>8287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09M27.432S">
            <text:p>12:09:27.4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8556">
            <text:p>8556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09M26.486S">
            <text:p>12:09:26.4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502">
            <text:p>9502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09M26.381S">
            <text:p>12:09:26.3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613">
            <text:p>9613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09M26.186S">
            <text:p>12:09:26.1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807">
            <text:p>9807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09M26.447S">
            <text:p>12:09:26.45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550">
            <text:p>9550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09M26.408S">
            <text:p>12:09:26.4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9602">
            <text:p>9602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09M30.221S">
            <text:p>12:09:30.2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5804">
            <text:p>5804</text:p>
          </table:table-cell>
          <table:table-cell office:value-type="string">
            <text:p>Success</text:p>
          </table:table-cell>
          <table:table-cell office:value-type="float" office:value="27155">
            <text:p>2715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09M27.307S">
            <text:p>12:09:27.3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735">
            <text:p>8735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09M27.525S">
            <text:p>12:09:27.5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530">
            <text:p>8530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09M27.116S">
            <text:p>12:09:27.1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8949">
            <text:p>8949</text:p>
          </table:table-cell>
          <table:table-cell office:value-type="string">
            <text:p>Success</text:p>
          </table:table-cell>
          <table:table-cell office:value-type="float" office:value="58344">
            <text:p>58344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09M27.512S">
            <text:p>12:09:27.51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8559">
            <text:p>8559</text:p>
          </table:table-cell>
          <table:table-cell office:value-type="string">
            <text:p>Success</text:p>
          </table:table-cell>
          <table:table-cell office:value-type="float" office:value="33742">
            <text:p>33742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09M28.249S">
            <text:p>12:09:28.25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824">
            <text:p>7824</text:p>
          </table:table-cell>
          <table:table-cell office:value-type="string">
            <text:p>Success</text:p>
          </table:table-cell>
          <table:table-cell office:value-type="float" office:value="58344">
            <text:p>58344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09M26.466S">
            <text:p>12:09:26.4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622">
            <text:p>9622</text:p>
          </table:table-cell>
          <table:table-cell office:value-type="string">
            <text:p>Success</text:p>
          </table:table-cell>
          <table:table-cell office:value-type="float" office:value="39858">
            <text:p>39858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09M26.503S">
            <text:p>12:09:26.5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9599">
            <text:p>9599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09M26.299S">
            <text:p>12:09:26.3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809">
            <text:p>9809</text:p>
          </table:table-cell>
          <table:table-cell office:value-type="string">
            <text:p>Success</text:p>
          </table:table-cell>
          <table:table-cell office:value-type="float" office:value="39858">
            <text:p>39858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09M28.229S">
            <text:p>12:09:28.2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887">
            <text:p>788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09M27.51S">
            <text:p>12:09:27.5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8617">
            <text:p>861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09M26.383S">
            <text:p>12:09:26.3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744">
            <text:p>9744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09M27.508S">
            <text:p>12:09:27.5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8626">
            <text:p>8626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09M27.066S">
            <text:p>12:09:27.0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069">
            <text:p>9069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09M36.102S">
            <text:p>12:09:36.1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09M30.111S">
            <text:p>12:09:30.1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034">
            <text:p>6034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09M30.114S">
            <text:p>12:09:30.1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033">
            <text:p>6033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09M27.592S">
            <text:p>12:09:27.5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558">
            <text:p>8558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09M27.368S">
            <text:p>12:09:27.3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8787">
            <text:p>8787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09M27.143S">
            <text:p>12:09:27.1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014">
            <text:p>9014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09M27.345S">
            <text:p>12:09:27.3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8814">
            <text:p>8814</text:p>
          </table:table-cell>
          <table:table-cell office:value-type="string">
            <text:p>Success</text:p>
          </table:table-cell>
          <table:table-cell office:value-type="float" office:value="39858">
            <text:p>39858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09M27.551S">
            <text:p>12:09:27.55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8610">
            <text:p>8610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09M30.009S">
            <text:p>12:09:30.0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166">
            <text:p>6166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09M25.779S">
            <text:p>12:09:25.7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2356">
            <text:p>12356</text:p>
          </table:table-cell>
          <table:table-cell office:value-type="string">
            <text:p>Success</text:p>
          </table:table-cell>
          <table:table-cell office:value-type="float" office:value="176642">
            <text:p>176642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09M28.832S">
            <text:p>12:09:28.8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1452">
            <text:p>11452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09M27.426S">
            <text:p>12:09:27.4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2873">
            <text:p>12873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09M27.192S">
            <text:p>12:09:27.1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122">
            <text:p>13122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09M27.463S">
            <text:p>12:09:27.4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2870">
            <text:p>12870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09M28.778S">
            <text:p>12:09:28.7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568">
            <text:p>11568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09M31.738S">
            <text:p>12:09:31.7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8619">
            <text:p>8619</text:p>
          </table:table-cell>
          <table:table-cell office:value-type="string">
            <text:p>Success</text:p>
          </table:table-cell>
          <table:table-cell office:value-type="float" office:value="58356">
            <text:p>58356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09M36.011S">
            <text:p>12:09:36.0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351">
            <text:p>4351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09M27.576S">
            <text:p>12:09:27.5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2786">
            <text:p>12786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09M33.495S">
            <text:p>12:09:33.5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880">
            <text:p>6880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09M31.762S">
            <text:p>12:09:31.76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621">
            <text:p>8621</text:p>
          </table:table-cell>
          <table:table-cell office:value-type="string">
            <text:p>Success</text:p>
          </table:table-cell>
          <table:table-cell office:value-type="float" office:value="27155">
            <text:p>2715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09M36.137S">
            <text:p>12:09:36.1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259">
            <text:p>4259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09M36.075S">
            <text:p>12:09:36.0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323">
            <text:p>4323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09M31.68S">
            <text:p>12:09:31.6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724">
            <text:p>8724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09M31.754S">
            <text:p>12:09:31.7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651">
            <text:p>8651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09M27.382S">
            <text:p>12:09:27.3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3562">
            <text:p>13562</text:p>
          </table:table-cell>
          <table:table-cell office:value-type="string">
            <text:p>Success</text:p>
          </table:table-cell>
          <table:table-cell office:value-type="float" office:value="176142">
            <text:p>176142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09M27.51S">
            <text:p>12:09:27.5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774">
            <text:p>16774</text:p>
          </table:table-cell>
          <table:table-cell office:value-type="string">
            <text:p>Success</text:p>
          </table:table-cell>
          <table:table-cell office:value-type="float" office:value="176048">
            <text:p>176048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09M28.855S">
            <text:p>12:09:28.8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5710">
            <text:p>15710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09M27.562S">
            <text:p>12:09:27.5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7041">
            <text:p>17041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09M28.807S">
            <text:p>12:09:28.8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5813">
            <text:p>15813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09M28.804S">
            <text:p>12:09:28.8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819">
            <text:p>15819</text:p>
          </table:table-cell>
          <table:table-cell office:value-type="string">
            <text:p>Success</text:p>
          </table:table-cell>
          <table:table-cell office:value-type="float" office:value="76810">
            <text:p>76810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09M28.25S">
            <text:p>12:09:28.2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6409">
            <text:p>16409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09M28.805S">
            <text:p>12:09:28.8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5854">
            <text:p>15854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09M27.461S">
            <text:p>12:09:27.4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7199">
            <text:p>17199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09M40.359S">
            <text:p>12:09:40.3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324">
            <text:p>4324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09M28.851S">
            <text:p>12:09:28.8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5838">
            <text:p>15838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09M27.378S">
            <text:p>12:09:27.3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7312">
            <text:p>17312</text:p>
          </table:table-cell>
          <table:table-cell office:value-type="string">
            <text:p>Success</text:p>
          </table:table-cell>
          <table:table-cell office:value-type="float" office:value="49882">
            <text:p>49882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09M44.623S">
            <text:p>12:09:44.6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09M30.086S">
            <text:p>12:09:30.0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4612">
            <text:p>14612</text:p>
          </table:table-cell>
          <table:table-cell office:value-type="string">
            <text:p>Success</text:p>
          </table:table-cell>
          <table:table-cell office:value-type="float" office:value="49882">
            <text:p>49882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09M40.944S">
            <text:p>12:09:40.9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757">
            <text:p>3757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09M44.702S">
            <text:p>12:09:44.7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09M44.715S">
            <text:p>12:09:44.7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09M44.744S">
            <text:p>12:09:44.7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09M44.772S">
            <text:p>12:09:44.77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09M44.809S">
            <text:p>12:09:44.8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09M35.989S">
            <text:p>12:09:35.9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9691">
            <text:p>9691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09M30.219S">
            <text:p>12:09:30.2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5475">
            <text:p>15475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09M36.072S">
            <text:p>12:09:36.0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9631">
            <text:p>9631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09M30.149S">
            <text:p>12:09:30.1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5557">
            <text:p>15557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09M44.662S">
            <text:p>12:09:44.6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18">
            <text:p>1118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09M36.157S">
            <text:p>12:09:36.1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9639">
            <text:p>9639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09M33.47S">
            <text:p>12:09:33.4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336">
            <text:p>12336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09M27.514S">
            <text:p>12:09:27.5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8317">
            <text:p>18317</text:p>
          </table:table-cell>
          <table:table-cell office:value-type="string">
            <text:p>Success</text:p>
          </table:table-cell>
          <table:table-cell office:value-type="float" office:value="33742">
            <text:p>33742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09M44.285S">
            <text:p>12:09:44.2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09M44.7S">
            <text:p>12:09:44.7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55">
            <text:p>1155</text:p>
          </table:table-cell>
          <table:table-cell office:value-type="string">
            <text:p>Success</text:p>
          </table:table-cell>
          <table:table-cell office:value-type="float" office:value="32406">
            <text:p>32406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09M36.162S">
            <text:p>12:09:36.1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9714">
            <text:p>9714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09M35.994S">
            <text:p>12:09:35.9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890">
            <text:p>9890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09M35.996S">
            <text:p>12:09:36.0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902">
            <text:p>9902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09M45.84S">
            <text:p>12:09:45.8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09M35.989S">
            <text:p>12:09:35.9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911">
            <text:p>9911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09M40.3S">
            <text:p>12:09:40.3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600">
            <text:p>5600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09M40.334S">
            <text:p>12:09:40.33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582">
            <text:p>5582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09M30.236S">
            <text:p>12:09:30.2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5697">
            <text:p>15697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09M36.065S">
            <text:p>12:09:36.07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9868">
            <text:p>9868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09M44.692S">
            <text:p>12:09:44.69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32406">
            <text:p>32406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09M38.137S">
            <text:p>12:09:38.1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7796">
            <text:p>7796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09M36.158S">
            <text:p>12:09:36.1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784">
            <text:p>9784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09M36.128S">
            <text:p>12:09:36.1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821">
            <text:p>9821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09M40.349S">
            <text:p>12:09:40.3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603">
            <text:p>5603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09M33.468S">
            <text:p>12:09:33.4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2485">
            <text:p>12485</text:p>
          </table:table-cell>
          <table:table-cell office:value-type="string">
            <text:p>Success</text:p>
          </table:table-cell>
          <table:table-cell office:value-type="float" office:value="49882">
            <text:p>49882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09M36.109S">
            <text:p>12:09:36.1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845">
            <text:p>9845</text:p>
          </table:table-cell>
          <table:table-cell office:value-type="string">
            <text:p>Success</text:p>
          </table:table-cell>
          <table:table-cell office:value-type="float" office:value="45057">
            <text:p>45057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09M45.936S">
            <text:p>12:09:45.9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09M45.899S">
            <text:p>12:09:45.9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09M45.968S">
            <text:p>12:09:45.97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09M45.971S">
            <text:p>12:09:45.9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09M46.03S">
            <text:p>12:09:46.03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09M26.599S">
            <text:p>12:09:26.60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1354">
            <text:p>21354</text:p>
          </table:table-cell>
          <table:table-cell office:value-type="string">
            <text:p>Success</text:p>
          </table:table-cell>
          <table:table-cell office:value-type="float" office:value="175947">
            <text:p>175947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09M26.453S">
            <text:p>12:09:26.4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7567">
            <text:p>27567</text:p>
          </table:table-cell>
          <table:table-cell office:value-type="string">
            <text:p>Success</text:p>
          </table:table-cell>
          <table:table-cell office:value-type="float" office:value="175655">
            <text:p>175655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09M44.621S">
            <text:p>12:09:44.6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140">
            <text:p>10140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09M45.779S">
            <text:p>12:09:45.7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574">
            <text:p>9574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09M45.95S">
            <text:p>12:09:45.9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416">
            <text:p>9416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09M45.901S">
            <text:p>12:09:45.9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484">
            <text:p>9484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09M45.953S">
            <text:p>12:09:45.9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437">
            <text:p>9437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09M44.662S">
            <text:p>12:09:44.6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0737">
            <text:p>1073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09M46.036S">
            <text:p>12:09:46.0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9364">
            <text:p>9364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09M36.16S">
            <text:p>12:09:36.1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260">
            <text:p>19260</text:p>
          </table:table-cell>
          <table:table-cell office:value-type="string">
            <text:p>Success</text:p>
          </table:table-cell>
          <table:table-cell office:value-type="float" office:value="59868">
            <text:p>59868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09M35.998S">
            <text:p>12:09:36.00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9424">
            <text:p>19424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09M45.886S">
            <text:p>12:09:45.8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539">
            <text:p>9539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09M46.064S">
            <text:p>12:09:46.0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9360">
            <text:p>9360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09M54.76S">
            <text:p>12:09:54.7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09M47.953S">
            <text:p>12:09:47.95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7496">
            <text:p>7496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09M45.695S">
            <text:p>12:09:45.7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9759">
            <text:p>9759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09M54.021S">
            <text:p>12:09:54.0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09M45.707S">
            <text:p>12:09:45.7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9760">
            <text:p>9760</text:p>
          </table:table-cell>
          <table:table-cell office:value-type="string">
            <text:p>Success</text:p>
          </table:table-cell>
          <table:table-cell office:value-type="float" office:value="51607">
            <text:p>5160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09M36.057S">
            <text:p>12:09:36.0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9422">
            <text:p>19422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09M44.69S">
            <text:p>12:09:44.6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790">
            <text:p>10790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09M45.954S">
            <text:p>12:09:45.9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9547">
            <text:p>9547</text:p>
          </table:table-cell>
          <table:table-cell office:value-type="string">
            <text:p>Success</text:p>
          </table:table-cell>
          <table:table-cell office:value-type="float" office:value="32406">
            <text:p>32406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09M45.944S">
            <text:p>12:09:45.9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565">
            <text:p>9565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09M55.45S">
            <text:p>12:09:55.45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09M45.9S">
            <text:p>12:09:45.90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614">
            <text:p>9614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09M45.807S">
            <text:p>12:09:45.8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712">
            <text:p>9712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09M55.46S">
            <text:p>12:09:55.4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09M36.151S">
            <text:p>12:09:36.1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9374">
            <text:p>19374</text:p>
          </table:table-cell>
          <table:table-cell office:value-type="string">
            <text:p>Success</text:p>
          </table:table-cell>
          <table:table-cell office:value-type="float" office:value="59870">
            <text:p>59870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09M45.898S">
            <text:p>12:09:45.9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639">
            <text:p>9639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09M55.525S">
            <text:p>12:09:55.5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09M55.511S">
            <text:p>12:09:55.5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09M55.573S">
            <text:p>12:09:55.5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09M55.569S">
            <text:p>12:09:55.5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09M55.609S">
            <text:p>12:09:55.61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09M36.14S">
            <text:p>12:09:36.1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9516">
            <text:p>19516</text:p>
          </table:table-cell>
          <table:table-cell office:value-type="string">
            <text:p>Success</text:p>
          </table:table-cell>
          <table:table-cell office:value-type="float" office:value="77818">
            <text:p>77818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09M55.648S">
            <text:p>12:09:55.65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09M55.658S">
            <text:p>12:09:55.6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09M33.441S">
            <text:p>12:09:33.4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4870">
            <text:p>24870</text:p>
          </table:table-cell>
          <table:table-cell office:value-type="string">
            <text:p>Success</text:p>
          </table:table-cell>
          <table:table-cell office:value-type="float" office:value="70064">
            <text:p>70064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09M58.313S">
            <text:p>12:09:58.31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09M58.323S">
            <text:p>12:09:58.3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09M27.526S">
            <text:p>12:09:27.5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31665">
            <text:p>31665</text:p>
          </table:table-cell>
          <table:table-cell office:value-type="string">
            <text:p>Success</text:p>
          </table:table-cell>
          <table:table-cell office:value-type="float" office:value="175560">
            <text:p>175560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09M36.088S">
            <text:p>12:09:36.0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4895">
            <text:p>24895</text:p>
          </table:table-cell>
          <table:table-cell office:value-type="string">
            <text:p>Success</text:p>
          </table:table-cell>
          <table:table-cell office:value-type="float" office:value="87581">
            <text:p>87581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09M36.147S">
            <text:p>12:09:36.1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7111">
            <text:p>27111</text:p>
          </table:table-cell>
          <table:table-cell office:value-type="string">
            <text:p>Success</text:p>
          </table:table-cell>
          <table:table-cell office:value-type="float" office:value="77522">
            <text:p>77522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09M33.481S">
            <text:p>12:09:33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0620">
            <text:p>30620</text:p>
          </table:table-cell>
          <table:table-cell office:value-type="string">
            <text:p>Success</text:p>
          </table:table-cell>
          <table:table-cell office:value-type="float" office:value="71798">
            <text:p>71798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09M36.149S">
            <text:p>12:09:36.1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9323">
            <text:p>29323</text:p>
          </table:table-cell>
          <table:table-cell office:value-type="string">
            <text:p>Success</text:p>
          </table:table-cell>
          <table:table-cell office:value-type="float" office:value="83365">
            <text:p>8336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09M33.476S">
            <text:p>12:09:33.4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2752">
            <text:p>32752</text:p>
          </table:table-cell>
          <table:table-cell office:value-type="string">
            <text:p>Success</text:p>
          </table:table-cell>
          <table:table-cell office:value-type="float" office:value="69299">
            <text:p>69299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09M33.455S">
            <text:p>12:09:33.4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3024">
            <text:p>33024</text:p>
          </table:table-cell>
          <table:table-cell office:value-type="string">
            <text:p>Success</text:p>
          </table:table-cell>
          <table:table-cell office:value-type="float" office:value="69506">
            <text:p>69506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09M36.025S">
            <text:p>12:09:36.0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1178">
            <text:p>31178</text:p>
          </table:table-cell>
          <table:table-cell office:value-type="string">
            <text:p>Success</text:p>
          </table:table-cell>
          <table:table-cell office:value-type="float" office:value="75359">
            <text:p>75359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10M07.205S">
            <text:p>12:10:07.21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10M07.213S">
            <text:p>12:10:07.21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10M07.224S">
            <text:p>12:10:07.22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10M07.234S">
            <text:p>12:10:07.2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09M36.118S">
            <text:p>12:09:36.1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1501">
            <text:p>31501</text:p>
          </table:table-cell>
          <table:table-cell office:value-type="string">
            <text:p>Success</text:p>
          </table:table-cell>
          <table:table-cell office:value-type="float" office:value="84086">
            <text:p>84086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09M40.398S">
            <text:p>12:09:40.4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7236">
            <text:p>27236</text:p>
          </table:table-cell>
          <table:table-cell office:value-type="string">
            <text:p>Success</text:p>
          </table:table-cell>
          <table:table-cell office:value-type="float" office:value="101323">
            <text:p>101323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09M40.284S">
            <text:p>12:09:40.2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7369">
            <text:p>27369</text:p>
          </table:table-cell>
          <table:table-cell office:value-type="string">
            <text:p>Success</text:p>
          </table:table-cell>
          <table:table-cell office:value-type="float" office:value="105669">
            <text:p>105669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09M30.112S">
            <text:p>12:09:30.1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8242">
            <text:p>38242</text:p>
          </table:table-cell>
          <table:table-cell office:value-type="string">
            <text:p>Success</text:p>
          </table:table-cell>
          <table:table-cell office:value-type="float" office:value="81046">
            <text:p>81046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09M30.146S">
            <text:p>12:09:30.1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8914">
            <text:p>38914</text:p>
          </table:table-cell>
          <table:table-cell office:value-type="string">
            <text:p>Success</text:p>
          </table:table-cell>
          <table:table-cell office:value-type="float" office:value="97170">
            <text:p>97170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09M31.737S">
            <text:p>12:09:31.7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7493">
            <text:p>37493</text:p>
          </table:table-cell>
          <table:table-cell office:value-type="string">
            <text:p>Success</text:p>
          </table:table-cell>
          <table:table-cell office:value-type="float" office:value="81380">
            <text:p>81380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10M09.231S">
            <text:p>12:10:09.2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10M09.24S">
            <text:p>12:10:09.2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09M36.043S">
            <text:p>12:09:36.0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3778">
            <text:p>33778</text:p>
          </table:table-cell>
          <table:table-cell office:value-type="string">
            <text:p>Success</text:p>
          </table:table-cell>
          <table:table-cell office:value-type="float" office:value="74421">
            <text:p>74421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09M33.433S">
            <text:p>12:09:33.4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6508">
            <text:p>36508</text:p>
          </table:table-cell>
          <table:table-cell office:value-type="string">
            <text:p>Success</text:p>
          </table:table-cell>
          <table:table-cell office:value-type="float" office:value="69219">
            <text:p>69219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10M09.941S">
            <text:p>12:10:09.94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10M09.951S">
            <text:p>12:10:09.95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10M09.975S">
            <text:p>12:10:09.9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10M09.25S">
            <text:p>12:10:09.2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10M10.233S">
            <text:p>12:10:10.2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10M10.242S">
            <text:p>12:10:10.2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09M36.175S">
            <text:p>12:09:36.1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4567">
            <text:p>34567</text:p>
          </table:table-cell>
          <table:table-cell office:value-type="string">
            <text:p>Success</text:p>
          </table:table-cell>
          <table:table-cell office:value-type="float" office:value="74835">
            <text:p>7483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09M45.857S">
            <text:p>12:09:45.8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5229">
            <text:p>25229</text:p>
          </table:table-cell>
          <table:table-cell office:value-type="string">
            <text:p>Success</text:p>
          </table:table-cell>
          <table:table-cell office:value-type="float" office:value="82757">
            <text:p>82757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09M40.399S">
            <text:p>12:09:40.4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0687">
            <text:p>30687</text:p>
          </table:table-cell>
          <table:table-cell office:value-type="string">
            <text:p>Success</text:p>
          </table:table-cell>
          <table:table-cell office:value-type="float" office:value="99751">
            <text:p>99751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10M11.086S">
            <text:p>12:10:11.09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10M11.087S">
            <text:p>12:10:11.0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10M11.098S">
            <text:p>12:10:11.10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10M11.1S">
            <text:p>12:10:11.10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09M45.877S">
            <text:p>12:09:45.8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5338">
            <text:p>25338</text:p>
          </table:table-cell>
          <table:table-cell office:value-type="string">
            <text:p>Success</text:p>
          </table:table-cell>
          <table:table-cell office:value-type="float" office:value="80195">
            <text:p>80195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10M11.217S">
            <text:p>12:10:11.22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10M11.226S">
            <text:p>12:10:11.23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10M11.111S">
            <text:p>12:10:11.11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09M58.344S">
            <text:p>12:09:58.3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896">
            <text:p>1289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10M11.114S">
            <text:p>12:10:11.11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10M11.242S">
            <text:p>12:10:11.2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10M11.243S">
            <text:p>12:10:11.2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10M11.25S">
            <text:p>12:10:11.25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09M31.745S">
            <text:p>12:09:31.7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0772">
            <text:p>40772</text:p>
          </table:table-cell>
          <table:table-cell office:value-type="string">
            <text:p>Success</text:p>
          </table:table-cell>
          <table:table-cell office:value-type="float" office:value="96538">
            <text:p>96538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10M11.241S">
            <text:p>12:10:11.24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10M12.92S">
            <text:p>12:10:12.9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09M55.674S">
            <text:p>12:09:55.6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7271">
            <text:p>17271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09M55.48S">
            <text:p>12:09:55.4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7478">
            <text:p>17478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10M12.519S">
            <text:p>12:10:12.5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10M10.743S">
            <text:p>12:10:10.7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255">
            <text:p>2255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10M12.983S">
            <text:p>12:10:12.9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10M07.635S">
            <text:p>12:10:07.6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381">
            <text:p>5381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10M03.258S">
            <text:p>12:10:03.2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759">
            <text:p>9759</text:p>
          </table:table-cell>
          <table:table-cell office:value-type="string">
            <text:p>Success</text:p>
          </table:table-cell>
          <table:table-cell office:value-type="float" office:value="38281">
            <text:p>38281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09M55.527S">
            <text:p>12:09:55.5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491">
            <text:p>17491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10M13S">
            <text:p>12:10:13.0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10M13.019S">
            <text:p>12:10:13.0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10M13.017S">
            <text:p>12:10:13.0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10M12.946S">
            <text:p>12:10:12.9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10M13.02S">
            <text:p>12:10:13.0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10M13.006S">
            <text:p>12:10:13.0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10M13.043S">
            <text:p>12:10:13.0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10M13.058S">
            <text:p>12:10:13.0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10M13.065S">
            <text:p>12:10:13.0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10M13.035S">
            <text:p>12:10:13.0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10M13.099S">
            <text:p>12:10:13.1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10M13.079S">
            <text:p>12:10:13.0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10M13.097S">
            <text:p>12:10:13.1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10M13.088S">
            <text:p>12:10:13.09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10M13.164S">
            <text:p>12:10:13.1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10M13.173S">
            <text:p>12:10:13.1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10M13.156S">
            <text:p>12:10:13.1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10M13.193S">
            <text:p>12:10:13.1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10M13.164S">
            <text:p>12:10:13.1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10M13.218S">
            <text:p>12:10:13.2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09M44.66S">
            <text:p>12:09:44.6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9752">
            <text:p>29752</text:p>
          </table:table-cell>
          <table:table-cell office:value-type="string">
            <text:p>Success</text:p>
          </table:table-cell>
          <table:table-cell office:value-type="float" office:value="109033">
            <text:p>109033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09M44.694S">
            <text:p>12:09:44.6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9809">
            <text:p>29809</text:p>
          </table:table-cell>
          <table:table-cell office:value-type="string">
            <text:p>Success</text:p>
          </table:table-cell>
          <table:table-cell office:value-type="float" office:value="105213">
            <text:p>105213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10M14.504S">
            <text:p>12:10:14.5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09M35.865S">
            <text:p>12:09:35.8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8688">
            <text:p>38688</text:p>
          </table:table-cell>
          <table:table-cell office:value-type="string">
            <text:p>Success</text:p>
          </table:table-cell>
          <table:table-cell office:value-type="float" office:value="87945">
            <text:p>8794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09M44.566S">
            <text:p>12:09:44.5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0077">
            <text:p>30077</text:p>
          </table:table-cell>
          <table:table-cell office:value-type="string">
            <text:p>Success</text:p>
          </table:table-cell>
          <table:table-cell office:value-type="float" office:value="101247">
            <text:p>101247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09M40.405S">
            <text:p>12:09:40.4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317">
            <text:p>34317</text:p>
          </table:table-cell>
          <table:table-cell office:value-type="string">
            <text:p>Success</text:p>
          </table:table-cell>
          <table:table-cell office:value-type="float" office:value="107350">
            <text:p>107350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09M35.832S">
            <text:p>12:09:35.8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8901">
            <text:p>38901</text:p>
          </table:table-cell>
          <table:table-cell office:value-type="string">
            <text:p>Success</text:p>
          </table:table-cell>
          <table:table-cell office:value-type="float" office:value="92743">
            <text:p>92743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10M14.735S">
            <text:p>12:10:14.74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10M14.763S">
            <text:p>12:10:14.76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09M45.916S">
            <text:p>12:09:45.9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8928">
            <text:p>28928</text:p>
          </table:table-cell>
          <table:table-cell office:value-type="string">
            <text:p>Success</text:p>
          </table:table-cell>
          <table:table-cell office:value-type="float" office:value="72049">
            <text:p>72049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09M55.356S">
            <text:p>12:09:55.3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9498">
            <text:p>19498</text:p>
          </table:table-cell>
          <table:table-cell office:value-type="string">
            <text:p>Success</text:p>
          </table:table-cell>
          <table:table-cell office:value-type="float" office:value="66681">
            <text:p>66681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09M55.501S">
            <text:p>12:09:55.5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9355">
            <text:p>19355</text:p>
          </table:table-cell>
          <table:table-cell office:value-type="string">
            <text:p>Success</text:p>
          </table:table-cell>
          <table:table-cell office:value-type="float" office:value="63030">
            <text:p>63030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09M45.797S">
            <text:p>12:09:45.80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9066">
            <text:p>29066</text:p>
          </table:table-cell>
          <table:table-cell office:value-type="string">
            <text:p>Success</text:p>
          </table:table-cell>
          <table:table-cell office:value-type="float" office:value="68357">
            <text:p>68357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10M14.857S">
            <text:p>12:10:14.86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10M14.855S">
            <text:p>12:10:14.8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10M14.871S">
            <text:p>12:10:14.87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09M55.443S">
            <text:p>12:09:55.4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9437">
            <text:p>19437</text:p>
          </table:table-cell>
          <table:table-cell office:value-type="string">
            <text:p>Success</text:p>
          </table:table-cell>
          <table:table-cell office:value-type="float" office:value="61356">
            <text:p>61356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10M14.872S">
            <text:p>12:10:14.87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10M14.883S">
            <text:p>12:10:14.8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10M14.892S">
            <text:p>12:10:14.8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09M36.135S">
            <text:p>12:09:36.1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9088">
            <text:p>39088</text:p>
          </table:table-cell>
          <table:table-cell office:value-type="string">
            <text:p>Success</text:p>
          </table:table-cell>
          <table:table-cell office:value-type="float" office:value="89493">
            <text:p>89493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09M40.364S">
            <text:p>12:09:40.3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5372">
            <text:p>35372</text:p>
          </table:table-cell>
          <table:table-cell office:value-type="string">
            <text:p>Success</text:p>
          </table:table-cell>
          <table:table-cell office:value-type="float" office:value="108914">
            <text:p>108914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09M55.515S">
            <text:p>12:09:55.5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0520">
            <text:p>20520</text:p>
          </table:table-cell>
          <table:table-cell office:value-type="string">
            <text:p>Success</text:p>
          </table:table-cell>
          <table:table-cell office:value-type="float" office:value="63234">
            <text:p>63234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10M16.036S">
            <text:p>12:10:16.04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10M16.046S">
            <text:p>12:10:16.05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09M30.205S">
            <text:p>12:09:30.2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5928">
            <text:p>45928</text:p>
          </table:table-cell>
          <table:table-cell office:value-type="string">
            <text:p>Success</text:p>
          </table:table-cell>
          <table:table-cell office:value-type="float" office:value="160955">
            <text:p>16095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09M44.683S">
            <text:p>12:09:44.68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1495">
            <text:p>31495</text:p>
          </table:table-cell>
          <table:table-cell office:value-type="string">
            <text:p>Success</text:p>
          </table:table-cell>
          <table:table-cell office:value-type="float" office:value="105170">
            <text:p>105170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09M45.936S">
            <text:p>12:09:45.9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0252">
            <text:p>30252</text:p>
          </table:table-cell>
          <table:table-cell office:value-type="string">
            <text:p>Success</text:p>
          </table:table-cell>
          <table:table-cell office:value-type="float" office:value="87689">
            <text:p>87689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10M16.179S">
            <text:p>12:10:16.18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09M44.604S">
            <text:p>12:09:44.6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1610">
            <text:p>31610</text:p>
          </table:table-cell>
          <table:table-cell office:value-type="string">
            <text:p>Success</text:p>
          </table:table-cell>
          <table:table-cell office:value-type="float" office:value="108737">
            <text:p>108737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09M40.315S">
            <text:p>12:09:40.3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5899">
            <text:p>35899</text:p>
          </table:table-cell>
          <table:table-cell office:value-type="string">
            <text:p>Success</text:p>
          </table:table-cell>
          <table:table-cell office:value-type="float" office:value="104975">
            <text:p>10497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09M44.824S">
            <text:p>12:09:44.8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1396">
            <text:p>31396</text:p>
          </table:table-cell>
          <table:table-cell office:value-type="string">
            <text:p>Success</text:p>
          </table:table-cell>
          <table:table-cell office:value-type="float" office:value="101241">
            <text:p>101241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10M16.212S">
            <text:p>12:10:16.21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10M16.23S">
            <text:p>12:10:16.23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09M31.757S">
            <text:p>12:09:31.7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4486">
            <text:p>44486</text:p>
          </table:table-cell>
          <table:table-cell office:value-type="string">
            <text:p>Success</text:p>
          </table:table-cell>
          <table:table-cell office:value-type="float" office:value="104227">
            <text:p>104227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10M16.213S">
            <text:p>12:10:16.21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09M31.666S">
            <text:p>12:09:31.6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4645">
            <text:p>44645</text:p>
          </table:table-cell>
          <table:table-cell office:value-type="string">
            <text:p>Success</text:p>
          </table:table-cell>
          <table:table-cell office:value-type="float" office:value="123199">
            <text:p>123199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09M28.353S">
            <text:p>12:09:28.3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8000">
            <text:p>48000</text:p>
          </table:table-cell>
          <table:table-cell office:value-type="string">
            <text:p>Success</text:p>
          </table:table-cell>
          <table:table-cell office:value-type="float" office:value="161321">
            <text:p>161321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09M40.385S">
            <text:p>12:09:40.3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36042">
            <text:p>36042</text:p>
          </table:table-cell>
          <table:table-cell office:value-type="string">
            <text:p>Success</text:p>
          </table:table-cell>
          <table:table-cell office:value-type="float" office:value="100475">
            <text:p>10047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09M55.468S">
            <text:p>12:09:55.4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0965">
            <text:p>20965</text:p>
          </table:table-cell>
          <table:table-cell office:value-type="string">
            <text:p>Success</text:p>
          </table:table-cell>
          <table:table-cell office:value-type="float" office:value="61357">
            <text:p>61357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09M55.51S">
            <text:p>12:09:55.5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0936">
            <text:p>20936</text:p>
          </table:table-cell>
          <table:table-cell office:value-type="string">
            <text:p>Success</text:p>
          </table:table-cell>
          <table:table-cell office:value-type="float" office:value="59387">
            <text:p>59387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10M16.446S">
            <text:p>12:10:16.45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09M45.933S">
            <text:p>12:09:45.9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0533">
            <text:p>30533</text:p>
          </table:table-cell>
          <table:table-cell office:value-type="string">
            <text:p>Success</text:p>
          </table:table-cell>
          <table:table-cell office:value-type="float" office:value="72009">
            <text:p>72009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10M16.426S">
            <text:p>12:10:16.43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09M55.481S">
            <text:p>12:09:55.4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1006">
            <text:p>21006</text:p>
          </table:table-cell>
          <table:table-cell office:value-type="string">
            <text:p>Success</text:p>
          </table:table-cell>
          <table:table-cell office:value-type="float" office:value="59291">
            <text:p>59291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10M16.458S">
            <text:p>12:10:16.46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10M16.471S">
            <text:p>12:10:16.4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09M55.667S">
            <text:p>12:09:55.6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0840">
            <text:p>20840</text:p>
          </table:table-cell>
          <table:table-cell office:value-type="string">
            <text:p>Success</text:p>
          </table:table-cell>
          <table:table-cell office:value-type="float" office:value="48718">
            <text:p>48718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10M16.495S">
            <text:p>12:10:16.50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09M28.343S">
            <text:p>12:09:28.3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8172">
            <text:p>48172</text:p>
          </table:table-cell>
          <table:table-cell office:value-type="string">
            <text:p>Success</text:p>
          </table:table-cell>
          <table:table-cell office:value-type="float" office:value="161578">
            <text:p>161578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10M16.509S">
            <text:p>12:10:16.5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09M30.152S">
            <text:p>12:09:30.1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6381">
            <text:p>46381</text:p>
          </table:table-cell>
          <table:table-cell office:value-type="string">
            <text:p>Success</text:p>
          </table:table-cell>
          <table:table-cell office:value-type="float" office:value="161038">
            <text:p>161038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09M28.298S">
            <text:p>12:09:28.3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8243">
            <text:p>48243</text:p>
          </table:table-cell>
          <table:table-cell office:value-type="string">
            <text:p>Success</text:p>
          </table:table-cell>
          <table:table-cell office:value-type="float" office:value="170834">
            <text:p>170834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09M28.341S">
            <text:p>12:09:28.3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8207">
            <text:p>48207</text:p>
          </table:table-cell>
          <table:table-cell office:value-type="string">
            <text:p>Success</text:p>
          </table:table-cell>
          <table:table-cell office:value-type="float" office:value="137564">
            <text:p>137564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10M16.535S">
            <text:p>12:10:16.5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09M36.128S">
            <text:p>12:09:36.1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0833">
            <text:p>40833</text:p>
          </table:table-cell>
          <table:table-cell office:value-type="string">
            <text:p>Success</text:p>
          </table:table-cell>
          <table:table-cell office:value-type="float" office:value="85768">
            <text:p>85768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09M40.406S">
            <text:p>12:09:40.4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7825">
            <text:p>37825</text:p>
          </table:table-cell>
          <table:table-cell office:value-type="string">
            <text:p>Success</text:p>
          </table:table-cell>
          <table:table-cell office:value-type="float" office:value="93341">
            <text:p>93341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10M18.233S">
            <text:p>12:10:18.23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10M18.243S">
            <text:p>12:10:18.2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10M11.255S">
            <text:p>12:10:11.2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176">
            <text:p>7176</text:p>
          </table:table-cell>
          <table:table-cell office:value-type="string">
            <text:p>Success</text:p>
          </table:table-cell>
          <table:table-cell office:value-type="float" office:value="50692">
            <text:p>50692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09M45.955S">
            <text:p>12:09:45.9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3138">
            <text:p>33138</text:p>
          </table:table-cell>
          <table:table-cell office:value-type="string">
            <text:p>Success</text:p>
          </table:table-cell>
          <table:table-cell office:value-type="float" office:value="95347">
            <text:p>95347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10M04.103S">
            <text:p>12:10:04.1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219">
            <text:p>15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10M19.323S">
            <text:p>12:10:19.3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10M18.254S">
            <text:p>12:10:18.25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10M19.386S">
            <text:p>12:10:19.3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10M19.364S">
            <text:p>12:10:19.3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10M19.403S">
            <text:p>12:10:19.4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10M19.451S">
            <text:p>12:10:19.4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10M16.49S">
            <text:p>12:10:16.49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200">
            <text:p>320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10M16.243S">
            <text:p>12:10:16.2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10M14.883S">
            <text:p>12:10:14.88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824">
            <text:p>482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10M14.881S">
            <text:p>12:10:14.8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10M14.901S">
            <text:p>12:10:14.9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809">
            <text:p>480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10M16.253S">
            <text:p>12:10:16.25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60">
            <text:p>346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10M14.774S">
            <text:p>12:10:14.77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947">
            <text:p>494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10M16.057S">
            <text:p>12:10:16.06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670">
            <text:p>367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10M19.713S">
            <text:p>12:10:19.7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10M19.692S">
            <text:p>12:10:19.6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10M19.709S">
            <text:p>12:10:19.7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10M19.711S">
            <text:p>12:10:19.7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10M19.727S">
            <text:p>12:10:19.7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10M19.709S">
            <text:p>12:10:19.7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10M19.722S">
            <text:p>12:10:19.7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10M19.698S">
            <text:p>12:10:19.7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09M55.427S">
            <text:p>12:09:55.4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5062">
            <text:p>25062</text:p>
          </table:table-cell>
          <table:table-cell office:value-type="string">
            <text:p>Success</text:p>
          </table:table-cell>
          <table:table-cell office:value-type="float" office:value="44586">
            <text:p>44586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10M20.489S">
            <text:p>12:10:20.4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10M20.5S">
            <text:p>12:10:20.5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10M07.243S">
            <text:p>12:10:07.2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4018">
            <text:p>14018</text:p>
          </table:table-cell>
          <table:table-cell office:value-type="string">
            <text:p>Success</text:p>
          </table:table-cell>
          <table:table-cell office:value-type="float" office:value="44619">
            <text:p>44619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10M10.246S">
            <text:p>12:10:10.2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016">
            <text:p>11016</text:p>
          </table:table-cell>
          <table:table-cell office:value-type="string">
            <text:p>Success</text:p>
          </table:table-cell>
          <table:table-cell office:value-type="float" office:value="48561">
            <text:p>4856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10M21.263S">
            <text:p>12:10:21.2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09M45.704S">
            <text:p>12:09:45.7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35664">
            <text:p>35664</text:p>
          </table:table-cell>
          <table:table-cell office:value-type="string">
            <text:p>Success</text:p>
          </table:table-cell>
          <table:table-cell office:value-type="float" office:value="95303">
            <text:p>95303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09M55.368S">
            <text:p>12:09:55.3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271">
            <text:p>26271</text:p>
          </table:table-cell>
          <table:table-cell office:value-type="string">
            <text:p>Success</text:p>
          </table:table-cell>
          <table:table-cell office:value-type="float" office:value="44685">
            <text:p>44685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09M45.68S">
            <text:p>12:09:45.6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5975">
            <text:p>35975</text:p>
          </table:table-cell>
          <table:table-cell office:value-type="string">
            <text:p>Success</text:p>
          </table:table-cell>
          <table:table-cell office:value-type="float" office:value="82113">
            <text:p>82113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09M40.375S">
            <text:p>12:09:40.3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1283">
            <text:p>41283</text:p>
          </table:table-cell>
          <table:table-cell office:value-type="string">
            <text:p>Success</text:p>
          </table:table-cell>
          <table:table-cell office:value-type="float" office:value="108923">
            <text:p>108923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10M21.641S">
            <text:p>12:10:21.6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10M21.659S">
            <text:p>12:10:21.6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10M21.668S">
            <text:p>12:10:21.6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10M21.673S">
            <text:p>12:10:21.67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09M55.4S">
            <text:p>12:09:55.4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6922">
            <text:p>26922</text:p>
          </table:table-cell>
          <table:table-cell office:value-type="string">
            <text:p>Success</text:p>
          </table:table-cell>
          <table:table-cell office:value-type="float" office:value="48526">
            <text:p>48526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09M45.935S">
            <text:p>12:09:45.9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6484">
            <text:p>36484</text:p>
          </table:table-cell>
          <table:table-cell office:value-type="string">
            <text:p>Success</text:p>
          </table:table-cell>
          <table:table-cell office:value-type="float" office:value="87901">
            <text:p>87901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10M22.42S">
            <text:p>12:10:22.42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10M22.432S">
            <text:p>12:10:22.43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09M28.876S">
            <text:p>12:09:28.8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3702">
            <text:p>53702</text:p>
          </table:table-cell>
          <table:table-cell office:value-type="string">
            <text:p>Success</text:p>
          </table:table-cell>
          <table:table-cell office:value-type="float" office:value="161174">
            <text:p>161174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09M27.659S">
            <text:p>12:09:27.6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4927">
            <text:p>54927</text:p>
          </table:table-cell>
          <table:table-cell office:value-type="string">
            <text:p>Success</text:p>
          </table:table-cell>
          <table:table-cell office:value-type="float" office:value="161296">
            <text:p>161296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10M11.256S">
            <text:p>12:10:11.2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1359">
            <text:p>11359</text:p>
          </table:table-cell>
          <table:table-cell office:value-type="string">
            <text:p>Success</text:p>
          </table:table-cell>
          <table:table-cell office:value-type="float" office:value="52403">
            <text:p>52403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09M55.538S">
            <text:p>12:09:55.5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7500">
            <text:p>27500</text:p>
          </table:table-cell>
          <table:table-cell office:value-type="string">
            <text:p>Success</text:p>
          </table:table-cell>
          <table:table-cell office:value-type="float" office:value="48529">
            <text:p>48529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10M23.04S">
            <text:p>12:10:23.0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10M23.049S">
            <text:p>12:10:23.05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09M55.385S">
            <text:p>12:09:55.3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7703">
            <text:p>27703</text:p>
          </table:table-cell>
          <table:table-cell office:value-type="string">
            <text:p>Success</text:p>
          </table:table-cell>
          <table:table-cell office:value-type="float" office:value="46460">
            <text:p>46460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10M23.09S">
            <text:p>12:10:23.09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10M23.101S">
            <text:p>12:10:23.1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09M40.363S">
            <text:p>12:09:40.3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2867">
            <text:p>42867</text:p>
          </table:table-cell>
          <table:table-cell office:value-type="string">
            <text:p>Success</text:p>
          </table:table-cell>
          <table:table-cell office:value-type="float" office:value="96680">
            <text:p>96680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09M55.456S">
            <text:p>12:09:55.4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7918">
            <text:p>27918</text:p>
          </table:table-cell>
          <table:table-cell office:value-type="string">
            <text:p>Success</text:p>
          </table:table-cell>
          <table:table-cell office:value-type="float" office:value="46555">
            <text:p>4655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10M13.231S">
            <text:p>12:10:13.2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150">
            <text:p>10150</text:p>
          </table:table-cell>
          <table:table-cell office:value-type="string">
            <text:p>Success</text:p>
          </table:table-cell>
          <table:table-cell office:value-type="float" office:value="50597">
            <text:p>50597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10M23.374S">
            <text:p>12:10:23.37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10M23.385S">
            <text:p>12:10:23.3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09M55.424S">
            <text:p>12:09:55.42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8341">
            <text:p>28341</text:p>
          </table:table-cell>
          <table:table-cell office:value-type="string">
            <text:p>Success</text:p>
          </table:table-cell>
          <table:table-cell office:value-type="float" office:value="50496">
            <text:p>50496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10M23.394S">
            <text:p>12:10:23.3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10M23.059S">
            <text:p>12:10:23.06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10M23.11S">
            <text:p>12:10:23.1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10M23.939S">
            <text:p>12:10:23.9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10M23.935S">
            <text:p>12:10:23.9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10M19.094S">
            <text:p>12:10:19.0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873">
            <text:p>4873</text:p>
          </table:table-cell>
          <table:table-cell office:value-type="string">
            <text:p>Success</text:p>
          </table:table-cell>
          <table:table-cell office:value-type="float" office:value="39862">
            <text:p>39862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10M23.949S">
            <text:p>12:10:23.9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10M23.968S">
            <text:p>12:10:23.9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10M06.482S">
            <text:p>12:10:06.4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7518">
            <text:p>17518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10M24S">
            <text:p>12:10:24.0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10M23.983S">
            <text:p>12:10:23.9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10M24.012S">
            <text:p>12:10:24.0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10M24.023S">
            <text:p>12:10:24.0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10M24.041S">
            <text:p>12:10:24.0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10M24.069S">
            <text:p>12:10:24.0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10M24.054S">
            <text:p>12:10:24.05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10M24.099S">
            <text:p>12:10:24.1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10M24.108S">
            <text:p>12:10:24.1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10M22.441S">
            <text:p>12:10:22.44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10M24.151S">
            <text:p>12:10:24.1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10M21.679S">
            <text:p>12:10:21.68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489">
            <text:p>248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10M21.686S">
            <text:p>12:10:21.6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485">
            <text:p>248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10M24.171S">
            <text:p>12:10:24.1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10M24.17S">
            <text:p>12:10:24.1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10M20.511S">
            <text:p>12:10:20.51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10M24.222S">
            <text:p>12:10:24.2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10M12.934S">
            <text:p>12:10:12.9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1827">
            <text:p>11827</text:p>
          </table:table-cell>
          <table:table-cell office:value-type="string">
            <text:p>Success</text:p>
          </table:table-cell>
          <table:table-cell office:value-type="float" office:value="50628">
            <text:p>50628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10M11.264S">
            <text:p>12:10:11.2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3862">
            <text:p>13862</text:p>
          </table:table-cell>
          <table:table-cell office:value-type="string">
            <text:p>Success</text:p>
          </table:table-cell>
          <table:table-cell office:value-type="float" office:value="50633">
            <text:p>50633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10M10.255S">
            <text:p>12:10:10.2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5678">
            <text:p>15678</text:p>
          </table:table-cell>
          <table:table-cell office:value-type="string">
            <text:p>Success</text:p>
          </table:table-cell>
          <table:table-cell office:value-type="float" office:value="50533">
            <text:p>50533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10M19.755S">
            <text:p>12:10:19.7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540">
            <text:p>6540</text:p>
          </table:table-cell>
          <table:table-cell office:value-type="string">
            <text:p>Success</text:p>
          </table:table-cell>
          <table:table-cell office:value-type="float" office:value="54764">
            <text:p>54764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10M07.619S">
            <text:p>12:10:07.6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9244">
            <text:p>19244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10M21.369S">
            <text:p>12:10:21.3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503">
            <text:p>5503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09M45.833S">
            <text:p>12:09:45.8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1048">
            <text:p>41048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10M08.354S">
            <text:p>12:10:08.3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8534">
            <text:p>18534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10M26.864S">
            <text:p>12:10:26.8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10M26.874S">
            <text:p>12:10:26.8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10M22.324S">
            <text:p>12:10:22.3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584">
            <text:p>4584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10M26.909S">
            <text:p>12:10:26.9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10M26.889S">
            <text:p>12:10:26.8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10M26.896S">
            <text:p>12:10:26.9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10M26.946S">
            <text:p>12:10:26.9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10M26.903S">
            <text:p>12:10:26.9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10M07.655S">
            <text:p>12:10:07.6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9373">
            <text:p>19373</text:p>
          </table:table-cell>
          <table:table-cell office:value-type="string">
            <text:p>Success</text:p>
          </table:table-cell>
          <table:table-cell office:value-type="float" office:value="39280">
            <text:p>39280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10M27.03S">
            <text:p>12:10:27.0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10M26.961S">
            <text:p>12:10:26.9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10M22.587S">
            <text:p>12:10:22.5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497">
            <text:p>4497</text:p>
          </table:table-cell>
          <table:table-cell office:value-type="string">
            <text:p>Success</text:p>
          </table:table-cell>
          <table:table-cell office:value-type="float" office:value="39280">
            <text:p>39280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10M26.991S">
            <text:p>12:10:26.9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10M23.382S">
            <text:p>12:10:23.3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804">
            <text:p>3804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10M27.002S">
            <text:p>12:10:27.0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10M27.187S">
            <text:p>12:10:27.1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10M16.51S">
            <text:p>12:10:16.5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0780">
            <text:p>10780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10M05.474S">
            <text:p>12:10:05.4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1826">
            <text:p>21826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10M14.845S">
            <text:p>12:10:14.8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2467">
            <text:p>12467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10M14.52S">
            <text:p>12:10:14.5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802">
            <text:p>12802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09M55.521S">
            <text:p>12:09:55.5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1820">
            <text:p>31820</text:p>
          </table:table-cell>
          <table:table-cell office:value-type="string">
            <text:p>Success</text:p>
          </table:table-cell>
          <table:table-cell office:value-type="float" office:value="33086">
            <text:p>33086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10M21.274S">
            <text:p>12:10:21.2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6086">
            <text:p>6086</text:p>
          </table:table-cell>
          <table:table-cell office:value-type="string">
            <text:p>Success</text:p>
          </table:table-cell>
          <table:table-cell office:value-type="float" office:value="23321">
            <text:p>2332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10M23.231S">
            <text:p>12:10:23.23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148">
            <text:p>4148</text:p>
          </table:table-cell>
          <table:table-cell office:value-type="string">
            <text:p>Success</text:p>
          </table:table-cell>
          <table:table-cell office:value-type="float" office:value="39280">
            <text:p>39280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10M09.821S">
            <text:p>12:10:09.8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568">
            <text:p>17568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10M09.062S">
            <text:p>12:10:09.0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8338">
            <text:p>18338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10M27.084S">
            <text:p>12:10:27.0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10M14.724S">
            <text:p>12:10:14.7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2716">
            <text:p>12716</text:p>
          </table:table-cell>
          <table:table-cell office:value-type="string">
            <text:p>Success</text:p>
          </table:table-cell>
          <table:table-cell office:value-type="float" office:value="43199">
            <text:p>43199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10M27.314S">
            <text:p>12:10:27.3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10M06.232S">
            <text:p>12:10:06.2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1229">
            <text:p>21229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10M27.065S">
            <text:p>12:10:27.0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10M16.355S">
            <text:p>12:10:16.3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119">
            <text:p>11119</text:p>
          </table:table-cell>
          <table:table-cell office:value-type="string">
            <text:p>Success</text:p>
          </table:table-cell>
          <table:table-cell office:value-type="float" office:value="39280">
            <text:p>39280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10M16.553S">
            <text:p>12:10:16.5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924">
            <text:p>10924</text:p>
          </table:table-cell>
          <table:table-cell office:value-type="string">
            <text:p>Success</text:p>
          </table:table-cell>
          <table:table-cell office:value-type="float" office:value="43284">
            <text:p>43284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10M27.29S">
            <text:p>12:10:27.2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10M27.15S">
            <text:p>12:10:27.15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10M27.069S">
            <text:p>12:10:27.0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10M27.022S">
            <text:p>12:10:27.02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10M23.767S">
            <text:p>12:10:23.7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811">
            <text:p>3811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10M15.735S">
            <text:p>12:10:15.7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1845">
            <text:p>11845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10M00.985S">
            <text:p>12:10:00.9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6613">
            <text:p>26613</text:p>
          </table:table-cell>
          <table:table-cell office:value-type="string">
            <text:p>Success</text:p>
          </table:table-cell>
          <table:table-cell office:value-type="float" office:value="45057">
            <text:p>45057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09M55.422S">
            <text:p>12:09:55.4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2187">
            <text:p>32187</text:p>
          </table:table-cell>
          <table:table-cell office:value-type="string">
            <text:p>Success</text:p>
          </table:table-cell>
          <table:table-cell office:value-type="float" office:value="33087">
            <text:p>33087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10M14.555S">
            <text:p>12:10:14.5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057">
            <text:p>1305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10M16.244S">
            <text:p>12:10:16.2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370">
            <text:p>11370</text:p>
          </table:table-cell>
          <table:table-cell office:value-type="string">
            <text:p>Success</text:p>
          </table:table-cell>
          <table:table-cell office:value-type="float" office:value="39862">
            <text:p>39862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10M27.39S">
            <text:p>12:10:27.3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10M24.763S">
            <text:p>12:10:24.76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868">
            <text:p>2868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10M16.312S">
            <text:p>12:10:16.3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1322">
            <text:p>11322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09M55.428S">
            <text:p>12:09:55.4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2209">
            <text:p>32209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10M16.488S">
            <text:p>12:10:16.4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156">
            <text:p>11156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10M16.22S">
            <text:p>12:10:16.2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1433">
            <text:p>11433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10M27.3S">
            <text:p>12:10:27.3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10M27.58S">
            <text:p>12:10:27.5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10M27.322S">
            <text:p>12:10:27.3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10M27.263S">
            <text:p>12:10:27.2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10M27.38S">
            <text:p>12:10:27.3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10M27.646S">
            <text:p>12:10:27.6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10M27.655S">
            <text:p>12:10:27.6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10M27.613S">
            <text:p>12:10:27.6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10M27.254S">
            <text:p>12:10:27.25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10M27.635S">
            <text:p>12:10:27.6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10M27.615S">
            <text:p>12:10:27.6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10M27.474S">
            <text:p>12:10:27.4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10M27.582S">
            <text:p>12:10:27.5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10M27.462S">
            <text:p>12:10:27.4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10M27.6S">
            <text:p>12:10:27.6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10M21.656S">
            <text:p>12:10:21.6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109">
            <text:p>6109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10M27.488S">
            <text:p>12:10:27.4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10M14.863S">
            <text:p>12:10:14.8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2925">
            <text:p>12925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09M55.402S">
            <text:p>12:09:55.4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2399">
            <text:p>32399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10M27.789S">
            <text:p>12:10:27.7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10M27.441S">
            <text:p>12:10:27.4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10M16.962S">
            <text:p>12:10:16.96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0849">
            <text:p>10849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10M13.046S">
            <text:p>12:10:13.05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779">
            <text:p>14779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10M27.683S">
            <text:p>12:10:27.6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10M27.449S">
            <text:p>12:10:27.4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10M27.638S">
            <text:p>12:10:27.6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10M27.767S">
            <text:p>12:10:27.7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10M27.401S">
            <text:p>12:10:27.40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10M27.72S">
            <text:p>12:10:27.7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10M27.617S">
            <text:p>12:10:27.6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10M27.465S">
            <text:p>12:10:27.4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10M16.434S">
            <text:p>12:10:16.4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1531">
            <text:p>11531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10M27.482S">
            <text:p>12:10:27.48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10M27.807S">
            <text:p>12:10:27.8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10M15.224S">
            <text:p>12:10:15.22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2759">
            <text:p>12759</text:p>
          </table:table-cell>
          <table:table-cell office:value-type="string">
            <text:p>Success</text:p>
          </table:table-cell>
          <table:table-cell office:value-type="float" office:value="39860">
            <text:p>39860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10M27.754S">
            <text:p>12:10:27.7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10M27.722S">
            <text:p>12:10:27.7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10M27.738S">
            <text:p>12:10:27.7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10M27.812S">
            <text:p>12:10:27.8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10M27.76S">
            <text:p>12:10:27.7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10M27.697S">
            <text:p>12:10:27.7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10M27.966S">
            <text:p>12:10:27.9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10M27.826S">
            <text:p>12:10:27.8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10M27.676S">
            <text:p>12:10:27.6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10M27.716S">
            <text:p>12:10:27.72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10M27.801S">
            <text:p>12:10:27.8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10M27.428S">
            <text:p>12:10:27.4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10M27.664S">
            <text:p>12:10:27.6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10M27.97S">
            <text:p>12:10:27.9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10M27.984S">
            <text:p>12:10:27.9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10M27.718S">
            <text:p>12:10:27.7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79">
            <text:p>3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10M27.841S">
            <text:p>12:10:27.8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10M27.968S">
            <text:p>12:10:27.97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10M27.804S">
            <text:p>12:10:27.80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10M27.695S">
            <text:p>12:10:27.70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10M27.998S">
            <text:p>12:10:28.0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10M28S">
            <text:p>12:10:28.0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10M27.875S">
            <text:p>12:10:27.8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10M28.021S">
            <text:p>12:10:28.0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10M28.008S">
            <text:p>12:10:28.0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10M28.093S">
            <text:p>12:10:28.0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10M27.996S">
            <text:p>12:10:28.0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10M27.944S">
            <text:p>12:10:27.94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10M28.018S">
            <text:p>12:10:28.0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10M28.096S">
            <text:p>12:10:28.1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10M28.129S">
            <text:p>12:10:28.13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10M27.763S">
            <text:p>12:10:27.7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10M28.093S">
            <text:p>12:10:28.0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10M27.749S">
            <text:p>12:10:27.7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10M28.15S">
            <text:p>12:10:28.1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10M28.114S">
            <text:p>12:10:28.1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10M28.037S">
            <text:p>12:10:28.0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10M28.294S">
            <text:p>12:10:28.2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10M28.312S">
            <text:p>12:10:28.3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10M27.987S">
            <text:p>12:10:27.99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10M27.887S">
            <text:p>12:10:27.8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10M28.371S">
            <text:p>12:10:28.37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10M28.048S">
            <text:p>12:10:28.05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10M28.348S">
            <text:p>12:10:28.35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10M28.338S">
            <text:p>12:10:28.34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10M28.304S">
            <text:p>12:10:28.30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10M27.884S">
            <text:p>12:10:27.8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10M28.296S">
            <text:p>12:10:28.30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10M28.318S">
            <text:p>12:10:28.32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10M28.098S">
            <text:p>12:10:28.1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10M28.287S">
            <text:p>12:10:28.29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10M28.307S">
            <text:p>12:10:28.3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10M28.259S">
            <text:p>12:10:28.26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10M28.564S">
            <text:p>12:10:28.5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10M28.227S">
            <text:p>12:10:28.23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10M28.305S">
            <text:p>12:10:28.3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10M28.227S">
            <text:p>12:10:28.2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10M28.144S">
            <text:p>12:10:28.14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10M28.302S">
            <text:p>12:10:28.3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10M28.558S">
            <text:p>12:10:28.5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10M28.56S">
            <text:p>12:10:28.5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10M28.57S">
            <text:p>12:10:28.5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10M28.613S">
            <text:p>12:10:28.6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10M28.559S">
            <text:p>12:10:28.5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10M28.1S">
            <text:p>12:10:28.10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2">
            <text:p>5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10M28.576S">
            <text:p>12:10:28.5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10M28.609S">
            <text:p>12:10:28.6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10M28.595S">
            <text:p>12:10:28.6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10M28.588S">
            <text:p>12:10:28.5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10M28.555S">
            <text:p>12:10:28.5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10M28.683S">
            <text:p>12:10:28.6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10M28.175S">
            <text:p>12:10:28.1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10M28.627S">
            <text:p>12:10:28.63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10M28.562S">
            <text:p>12:10:28.5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10M28.611S">
            <text:p>12:10:28.61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10M28.768S">
            <text:p>12:10:28.7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10M28.79S">
            <text:p>12:10:28.7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10M28.765S">
            <text:p>12:10:28.77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10M28.823S">
            <text:p>12:10:28.8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558">
            <text:p>8558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10M28.095S">
            <text:p>12:10:28.10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10169">
            <text:p>10169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10M19.752S">
            <text:p>12:10:19.7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446">
            <text:p>9446</text:p>
          </table:table-cell>
          <table:table-cell office:value-type="string">
            <text:p>Success</text:p>
          </table:table-cell>
          <table:table-cell office:value-type="float" office:value="52698">
            <text:p>52698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10M13.192S">
            <text:p>12:10:13.1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267">
            <text:p>16267</text:p>
          </table:table-cell>
          <table:table-cell office:value-type="string">
            <text:p>Success</text:p>
          </table:table-cell>
          <table:table-cell office:value-type="float" office:value="52368">
            <text:p>52368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10M13.184S">
            <text:p>12:10:13.1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6391">
            <text:p>16391</text:p>
          </table:table-cell>
          <table:table-cell office:value-type="string">
            <text:p>Success</text:p>
          </table:table-cell>
          <table:table-cell office:value-type="float" office:value="54439">
            <text:p>5443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09M30.232S">
            <text:p>12:09:30.2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9572">
            <text:p>59572</text:p>
          </table:table-cell>
          <table:table-cell office:value-type="string">
            <text:p>Success</text:p>
          </table:table-cell>
          <table:table-cell office:value-type="float" office:value="163037">
            <text:p>163037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10M13.019S">
            <text:p>12:10:13.0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472">
            <text:p>17472</text:p>
          </table:table-cell>
          <table:table-cell office:value-type="string">
            <text:p>Success</text:p>
          </table:table-cell>
          <table:table-cell office:value-type="float" office:value="54543">
            <text:p>54543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10M30.492S">
            <text:p>12:10:30.49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10M30.504S">
            <text:p>12:10:30.5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10M16.524S">
            <text:p>12:10:16.5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4571">
            <text:p>14571</text:p>
          </table:table-cell>
          <table:table-cell office:value-type="string">
            <text:p>Success</text:p>
          </table:table-cell>
          <table:table-cell office:value-type="float" office:value="46787">
            <text:p>46787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10M31.098S">
            <text:p>12:10:31.10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09M55.4S">
            <text:p>12:09:55.4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5795">
            <text:p>35795</text:p>
          </table:table-cell>
          <table:table-cell office:value-type="string">
            <text:p>Success</text:p>
          </table:table-cell>
          <table:table-cell office:value-type="float" office:value="52275">
            <text:p>52275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10M31.197S">
            <text:p>12:10:31.20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10M31.206S">
            <text:p>12:10:31.2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10M19.738S">
            <text:p>12:10:19.7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1527">
            <text:p>11527</text:p>
          </table:table-cell>
          <table:table-cell office:value-type="string">
            <text:p>Success</text:p>
          </table:table-cell>
          <table:table-cell office:value-type="float" office:value="56935">
            <text:p>56935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10M24.233S">
            <text:p>12:10:24.2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034">
            <text:p>7034</text:p>
          </table:table-cell>
          <table:table-cell office:value-type="string">
            <text:p>Success</text:p>
          </table:table-cell>
          <table:table-cell office:value-type="float" office:value="56899">
            <text:p>56899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10M19.749S">
            <text:p>12:10:19.7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1530">
            <text:p>11530</text:p>
          </table:table-cell>
          <table:table-cell office:value-type="string">
            <text:p>Success</text:p>
          </table:table-cell>
          <table:table-cell office:value-type="float" office:value="58809">
            <text:p>5880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10M19.735S">
            <text:p>12:10:19.7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2216">
            <text:p>12216</text:p>
          </table:table-cell>
          <table:table-cell office:value-type="string">
            <text:p>Success</text:p>
          </table:table-cell>
          <table:table-cell office:value-type="float" office:value="54868">
            <text:p>54868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10M12.958S">
            <text:p>12:10:12.9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9006">
            <text:p>19006</text:p>
          </table:table-cell>
          <table:table-cell office:value-type="string">
            <text:p>Success</text:p>
          </table:table-cell>
          <table:table-cell office:value-type="float" office:value="48824">
            <text:p>48824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10M19.753S">
            <text:p>12:10:19.75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2218">
            <text:p>12218</text:p>
          </table:table-cell>
          <table:table-cell office:value-type="string">
            <text:p>Success</text:p>
          </table:table-cell>
          <table:table-cell office:value-type="float" office:value="50732">
            <text:p>50732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10M31.965S">
            <text:p>12:10:31.97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10M31.979S">
            <text:p>12:10:31.9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10M13.207S">
            <text:p>12:10:13.2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8790">
            <text:p>18790</text:p>
          </table:table-cell>
          <table:table-cell office:value-type="string">
            <text:p>Success</text:p>
          </table:table-cell>
          <table:table-cell office:value-type="float" office:value="50592">
            <text:p>50592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10M24.184S">
            <text:p>12:10:24.1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861">
            <text:p>7861</text:p>
          </table:table-cell>
          <table:table-cell office:value-type="string">
            <text:p>Success</text:p>
          </table:table-cell>
          <table:table-cell office:value-type="float" office:value="56899">
            <text:p>56899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09M55.62S">
            <text:p>12:09:55.6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6609">
            <text:p>36609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10M31.99S">
            <text:p>12:10:31.9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10M32.271S">
            <text:p>12:10:32.2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10M31.235S">
            <text:p>12:10:31.24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48">
            <text:p>124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10M32.483S">
            <text:p>12:10:32.4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10M30.515S">
            <text:p>12:10:30.5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51">
            <text:p>205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10M32.568S">
            <text:p>12:10:32.5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10M24.185S">
            <text:p>12:10:24.1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601">
            <text:p>8601</text:p>
          </table:table-cell>
          <table:table-cell office:value-type="string">
            <text:p>Success</text:p>
          </table:table-cell>
          <table:table-cell office:value-type="float" office:value="58910">
            <text:p>58910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10M19.758S">
            <text:p>12:10:19.7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3106">
            <text:p>13106</text:p>
          </table:table-cell>
          <table:table-cell office:value-type="string">
            <text:p>Success</text:p>
          </table:table-cell>
          <table:table-cell office:value-type="float" office:value="52806">
            <text:p>52806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09M30.098S">
            <text:p>12:09:30.1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3247">
            <text:p>63247</text:p>
          </table:table-cell>
          <table:table-cell office:value-type="string">
            <text:p>Success</text:p>
          </table:table-cell>
          <table:table-cell office:value-type="float" office:value="162756">
            <text:p>162756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10M19.757S">
            <text:p>12:10:19.7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5405">
            <text:p>15405</text:p>
          </table:table-cell>
          <table:table-cell office:value-type="string">
            <text:p>Success</text:p>
          </table:table-cell>
          <table:table-cell office:value-type="float" office:value="62857">
            <text:p>62857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09M30.22S">
            <text:p>12:09:30.2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5424">
            <text:p>65424</text:p>
          </table:table-cell>
          <table:table-cell office:value-type="string">
            <text:p>Success</text:p>
          </table:table-cell>
          <table:table-cell office:value-type="float" office:value="163339">
            <text:p>163339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10M19.398S">
            <text:p>12:10:19.4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603">
            <text:p>16603</text:p>
          </table:table-cell>
          <table:table-cell office:value-type="string">
            <text:p>Success</text:p>
          </table:table-cell>
          <table:table-cell office:value-type="float" office:value="56649">
            <text:p>56649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10M24.163S">
            <text:p>12:10:24.1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2543">
            <text:p>12543</text:p>
          </table:table-cell>
          <table:table-cell office:value-type="string">
            <text:p>Success</text:p>
          </table:table-cell>
          <table:table-cell office:value-type="float" office:value="64537">
            <text:p>64537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09M28.845S">
            <text:p>12:09:28.8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8721">
            <text:p>68721</text:p>
          </table:table-cell>
          <table:table-cell office:value-type="string">
            <text:p>Success</text:p>
          </table:table-cell>
          <table:table-cell office:value-type="float" office:value="163534">
            <text:p>163534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10M28.857S">
            <text:p>12:10:28.8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9519">
            <text:p>9519</text:p>
          </table:table-cell>
          <table:table-cell office:value-type="string">
            <text:p>Success</text:p>
          </table:table-cell>
          <table:table-cell office:value-type="float" office:value="7797">
            <text:p>7797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10M24.113S">
            <text:p>12:10:24.1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5014">
            <text:p>15014</text:p>
          </table:table-cell>
          <table:table-cell office:value-type="string">
            <text:p>Success</text:p>
          </table:table-cell>
          <table:table-cell office:value-type="float" office:value="64506">
            <text:p>64506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10M24.128S">
            <text:p>12:10:24.1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359">
            <text:p>15359</text:p>
          </table:table-cell>
          <table:table-cell office:value-type="string">
            <text:p>Success</text:p>
          </table:table-cell>
          <table:table-cell office:value-type="float" office:value="62532">
            <text:p>62532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10M23.974S">
            <text:p>12:10:23.9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562">
            <text:p>17562</text:p>
          </table:table-cell>
          <table:table-cell office:value-type="string">
            <text:p>Success</text:p>
          </table:table-cell>
          <table:table-cell office:value-type="float" office:value="66086">
            <text:p>66086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10M16.466S">
            <text:p>12:10:16.4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5315">
            <text:p>25315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10M16.215S">
            <text:p>12:10:16.2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586">
            <text:p>25586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10M16.134S">
            <text:p>12:10:16.1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5687">
            <text:p>2568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10M29.46S">
            <text:p>12:10:29.4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2366">
            <text:p>12366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10M16.55S">
            <text:p>12:10:16.5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5282">
            <text:p>25282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10M41.828S">
            <text:p>12:10:41.8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10M41.801S">
            <text:p>12:10:41.8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10M41.822S">
            <text:p>12:10:41.8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10M41.784S">
            <text:p>12:10:41.7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10M41.833S">
            <text:p>12:10:41.8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10M41.847S">
            <text:p>12:10:41.85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10M41.859S">
            <text:p>12:10:41.8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10M41.854S">
            <text:p>12:10:41.8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10M41.925S">
            <text:p>12:10:41.93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10M41.89S">
            <text:p>12:10:41.8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10M41.899S">
            <text:p>12:10:41.9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10M41.934S">
            <text:p>12:10:41.9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10M41.949S">
            <text:p>12:10:41.9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10M42.007S">
            <text:p>12:10:42.0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10M42.009S">
            <text:p>12:10:42.0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10M23.966S">
            <text:p>12:10:23.9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8314">
            <text:p>18314</text:p>
          </table:table-cell>
          <table:table-cell office:value-type="string">
            <text:p>Success</text:p>
          </table:table-cell>
          <table:table-cell office:value-type="float" office:value="66119">
            <text:p>66119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10M23.958S">
            <text:p>12:10:23.9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8590">
            <text:p>18590</text:p>
          </table:table-cell>
          <table:table-cell office:value-type="string">
            <text:p>Success</text:p>
          </table:table-cell>
          <table:table-cell office:value-type="float" office:value="66217">
            <text:p>66217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10M29.577S">
            <text:p>12:10:29.5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3796">
            <text:p>13796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10M43.375S">
            <text:p>12:10:43.3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10M28.488S">
            <text:p>12:10:28.49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4949">
            <text:p>14949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10M22.617S">
            <text:p>12:10:22.6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858">
            <text:p>20858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10M28.105S">
            <text:p>12:10:28.1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5379">
            <text:p>15379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10M26.296S">
            <text:p>12:10:26.3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200">
            <text:p>17200</text:p>
          </table:table-cell>
          <table:table-cell office:value-type="string">
            <text:p>Success</text:p>
          </table:table-cell>
          <table:table-cell office:value-type="float" office:value="55666">
            <text:p>55666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10M25.934S">
            <text:p>12:10:25.9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571">
            <text:p>17571</text:p>
          </table:table-cell>
          <table:table-cell office:value-type="string">
            <text:p>Success</text:p>
          </table:table-cell>
          <table:table-cell office:value-type="float" office:value="55698">
            <text:p>55698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10M27.478S">
            <text:p>12:10:27.4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6027">
            <text:p>16027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10M14.644S">
            <text:p>12:10:14.6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8865">
            <text:p>28865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10M19.478S">
            <text:p>12:10:19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4047">
            <text:p>24047</text:p>
          </table:table-cell>
          <table:table-cell office:value-type="string">
            <text:p>Success</text:p>
          </table:table-cell>
          <table:table-cell office:value-type="float" office:value="77534">
            <text:p>77534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10M43.509S">
            <text:p>12:10:43.5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10M43.525S">
            <text:p>12:10:43.5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10M43.393S">
            <text:p>12:10:43.39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10M43.546S">
            <text:p>12:10:43.55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10M43.535S">
            <text:p>12:10:43.5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10M43.583S">
            <text:p>12:10:43.58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10M43.506S">
            <text:p>12:10:43.5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10M44.593S">
            <text:p>12:10:44.59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10M44.601S">
            <text:p>12:10:44.60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10M44.605S">
            <text:p>12:10:44.61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10M22.58S">
            <text:p>12:10:22.5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2434">
            <text:p>22434</text:p>
          </table:table-cell>
          <table:table-cell office:value-type="string">
            <text:p>Success</text:p>
          </table:table-cell>
          <table:table-cell office:value-type="float" office:value="44473">
            <text:p>44473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10M14.414S">
            <text:p>12:10:14.4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0618">
            <text:p>30618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10M21.265S">
            <text:p>12:10:21.27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3774">
            <text:p>23774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09M59.192S">
            <text:p>12:09:59.1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5856">
            <text:p>45856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10M43.476S">
            <text:p>12:10:43.4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76">
            <text:p>1576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10M43.617S">
            <text:p>12:10:43.62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10M27.499S">
            <text:p>12:10:27.5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7555">
            <text:p>17555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10M43.497S">
            <text:p>12:10:43.5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559">
            <text:p>1559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10M16.516S">
            <text:p>12:10:16.5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8546">
            <text:p>28546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10M16.543S">
            <text:p>12:10:16.54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8520">
            <text:p>28520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10M45.015S">
            <text:p>12:10:45.0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10M27.563S">
            <text:p>12:10:27.56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517">
            <text:p>17517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10M25.127S">
            <text:p>12:10:25.13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962">
            <text:p>19962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10M16.214S">
            <text:p>12:10:16.2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8877">
            <text:p>28877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10M45.064S">
            <text:p>12:10:45.0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10M45.092S">
            <text:p>12:10:45.0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10M41.995S">
            <text:p>12:10:42.0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162">
            <text:p>316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10M28.575S">
            <text:p>12:10:28.5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6587">
            <text:p>16587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10M45.049S">
            <text:p>12:10:45.0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10M45.064S">
            <text:p>12:10:45.0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10M28.553S">
            <text:p>12:10:28.5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6638">
            <text:p>16638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10M28.556S">
            <text:p>12:10:28.5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6637">
            <text:p>16637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10M45.033S">
            <text:p>12:10:45.0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10M33.346S">
            <text:p>12:10:33.3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1858">
            <text:p>11858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10M28.772S">
            <text:p>12:10:28.7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6446">
            <text:p>16446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10M31.998S">
            <text:p>12:10:32.0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3226">
            <text:p>13226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10M45.225S">
            <text:p>12:10:45.2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10M45.205S">
            <text:p>12:10:45.2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10M45.065S">
            <text:p>12:10:45.0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10M45.183S">
            <text:p>12:10:45.1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10M45.128S">
            <text:p>12:10:45.1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10M45.247S">
            <text:p>12:10:45.25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10M45.375S">
            <text:p>12:10:45.38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10M45.189S">
            <text:p>12:10:45.1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10M45.205S">
            <text:p>12:10:45.2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10M45.137S">
            <text:p>12:10:45.1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10M45.265S">
            <text:p>12:10:45.2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10M45.31S">
            <text:p>12:10:45.31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10M45.404S">
            <text:p>12:10:45.4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10M45.336S">
            <text:p>12:10:45.3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10M45.332S">
            <text:p>12:10:45.33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10M45.427S">
            <text:p>12:10:45.4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10M45.411S">
            <text:p>12:10:45.41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10M45.395S">
            <text:p>12:10:45.40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10M27.886S">
            <text:p>12:10:27.8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7805">
            <text:p>17805</text:p>
          </table:table-cell>
          <table:table-cell office:value-type="string">
            <text:p>Success</text:p>
          </table:table-cell>
          <table:table-cell office:value-type="float" office:value="71702">
            <text:p>71702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10M27.847S">
            <text:p>12:10:27.85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8911">
            <text:p>18911</text:p>
          </table:table-cell>
          <table:table-cell office:value-type="string">
            <text:p>Success</text:p>
          </table:table-cell>
          <table:table-cell office:value-type="float" office:value="67757">
            <text:p>67757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10M46.759S">
            <text:p>12:10:46.7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10M26.881S">
            <text:p>12:10:26.8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0301">
            <text:p>20301</text:p>
          </table:table-cell>
          <table:table-cell office:value-type="string">
            <text:p>Success</text:p>
          </table:table-cell>
          <table:table-cell office:value-type="float" office:value="73283">
            <text:p>73283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10M39.487S">
            <text:p>12:10:39.4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7734">
            <text:p>7734</text:p>
          </table:table-cell>
          <table:table-cell office:value-type="string">
            <text:p>Success</text:p>
          </table:table-cell>
          <table:table-cell office:value-type="float" office:value="30683">
            <text:p>30683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10M47.221S">
            <text:p>12:10:47.2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10M45.501S">
            <text:p>12:10:45.5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831">
            <text:p>1831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10M37.566S">
            <text:p>12:10:37.5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765">
            <text:p>9765</text:p>
          </table:table-cell>
          <table:table-cell office:value-type="string">
            <text:p>Success</text:p>
          </table:table-cell>
          <table:table-cell office:value-type="float" office:value="44477">
            <text:p>44477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10M47.244S">
            <text:p>12:10:47.2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10M42.047S">
            <text:p>12:10:42.0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312">
            <text:p>5312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10M29.2S">
            <text:p>12:10:29.2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160">
            <text:p>18160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10M47.36S">
            <text:p>12:10:47.36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10M47.332S">
            <text:p>12:10:47.3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10M32.231S">
            <text:p>12:10:32.2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5184">
            <text:p>15184</text:p>
          </table:table-cell>
          <table:table-cell office:value-type="string">
            <text:p>Success</text:p>
          </table:table-cell>
          <table:table-cell office:value-type="float" office:value="77521">
            <text:p>7752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10M47.417S">
            <text:p>12:10:47.4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10M47.413S">
            <text:p>12:10:47.4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10M47.514S">
            <text:p>12:10:47.5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10M27.343S">
            <text:p>12:10:27.3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0531">
            <text:p>20531</text:p>
          </table:table-cell>
          <table:table-cell office:value-type="string">
            <text:p>Success</text:p>
          </table:table-cell>
          <table:table-cell office:value-type="float" office:value="67762">
            <text:p>67762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10M27.773S">
            <text:p>12:10:27.7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0112">
            <text:p>20112</text:p>
          </table:table-cell>
          <table:table-cell office:value-type="string">
            <text:p>Success</text:p>
          </table:table-cell>
          <table:table-cell office:value-type="float" office:value="67859">
            <text:p>6785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10M47.875S">
            <text:p>12:10:47.88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10M47.89S">
            <text:p>12:10:47.8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10M28.801S">
            <text:p>12:10:28.8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9165">
            <text:p>19165</text:p>
          </table:table-cell>
          <table:table-cell office:value-type="string">
            <text:p>Success</text:p>
          </table:table-cell>
          <table:table-cell office:value-type="float" office:value="79781">
            <text:p>79781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10M47.901S">
            <text:p>12:10:47.9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10M42.549S">
            <text:p>12:10:42.55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080">
            <text:p>6080</text:p>
          </table:table-cell>
          <table:table-cell office:value-type="string">
            <text:p>Success</text:p>
          </table:table-cell>
          <table:table-cell office:value-type="float" office:value="55666">
            <text:p>55666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10M18.432S">
            <text:p>12:10:18.43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197">
            <text:p>30197</text:p>
          </table:table-cell>
          <table:table-cell office:value-type="string">
            <text:p>Success</text:p>
          </table:table-cell>
          <table:table-cell office:value-type="float" office:value="57307">
            <text:p>57307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10M28.61S">
            <text:p>12:10:28.6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0031">
            <text:p>20031</text:p>
          </table:table-cell>
          <table:table-cell office:value-type="string">
            <text:p>Success</text:p>
          </table:table-cell>
          <table:table-cell office:value-type="float" office:value="18446">
            <text:p>18446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10M31.112S">
            <text:p>12:10:31.1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7530">
            <text:p>17530</text:p>
          </table:table-cell>
          <table:table-cell office:value-type="string">
            <text:p>Success</text:p>
          </table:table-cell>
          <table:table-cell office:value-type="float" office:value="22741">
            <text:p>22741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10M42.058S">
            <text:p>12:10:42.0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587">
            <text:p>6587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10M48.581S">
            <text:p>12:10:48.5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10M45.039S">
            <text:p>12:10:45.0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663">
            <text:p>3663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10M27.633S">
            <text:p>12:10:27.6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1083">
            <text:p>21083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10M29.806S">
            <text:p>12:10:29.8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8912">
            <text:p>18912</text:p>
          </table:table-cell>
          <table:table-cell office:value-type="string">
            <text:p>Success</text:p>
          </table:table-cell>
          <table:table-cell office:value-type="float" office:value="44476">
            <text:p>44476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10M43.505S">
            <text:p>12:10:43.5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235">
            <text:p>5235</text:p>
          </table:table-cell>
          <table:table-cell office:value-type="string">
            <text:p>Success</text:p>
          </table:table-cell>
          <table:table-cell office:value-type="float" office:value="23278">
            <text:p>23278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10M35.645S">
            <text:p>12:10:35.6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103">
            <text:p>13103</text:p>
          </table:table-cell>
          <table:table-cell office:value-type="string">
            <text:p>Success</text:p>
          </table:table-cell>
          <table:table-cell office:value-type="float" office:value="45056">
            <text:p>45056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10M48.719S">
            <text:p>12:10:48.7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10M39.129S">
            <text:p>12:10:39.1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9625">
            <text:p>9625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10M48.749S">
            <text:p>12:10:48.7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10M48.756S">
            <text:p>12:10:48.7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10M48.774S">
            <text:p>12:10:48.7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10M48.752S">
            <text:p>12:10:48.7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10M48.808S">
            <text:p>12:10:48.81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10M48.773S">
            <text:p>12:10:48.7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10M48.839S">
            <text:p>12:10:48.84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10M48.862S">
            <text:p>12:10:48.8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10M28.716S">
            <text:p>12:10:28.7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0595">
            <text:p>20595</text:p>
          </table:table-cell>
          <table:table-cell office:value-type="string">
            <text:p>Success</text:p>
          </table:table-cell>
          <table:table-cell office:value-type="float" office:value="71803">
            <text:p>71803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10M27.832S">
            <text:p>12:10:27.8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2028">
            <text:p>22028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10M45.09S">
            <text:p>12:10:45.0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778">
            <text:p>4778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10M47.886S">
            <text:p>12:10:47.8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31261">
            <text:p>31261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10M45.387S">
            <text:p>12:10:45.3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521">
            <text:p>4521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10M31.28S">
            <text:p>12:10:31.2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643">
            <text:p>18643</text:p>
          </table:table-cell>
          <table:table-cell office:value-type="string">
            <text:p>Success</text:p>
          </table:table-cell>
          <table:table-cell office:value-type="float" office:value="55020">
            <text:p>55020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10M49.313S">
            <text:p>12:10:49.3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10M49.891S">
            <text:p>12:10:49.8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10M47.394S">
            <text:p>12:10:47.3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18446">
            <text:p>18446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10M42.282S">
            <text:p>12:10:42.2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684">
            <text:p>7684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10M49.929S">
            <text:p>12:10:49.9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10M47.607S">
            <text:p>12:10:47.6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363">
            <text:p>2363</text:p>
          </table:table-cell>
          <table:table-cell office:value-type="string">
            <text:p>Success</text:p>
          </table:table-cell>
          <table:table-cell office:value-type="float" office:value="18446">
            <text:p>18446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10M32.046S">
            <text:p>12:10:32.0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944">
            <text:p>17944</text:p>
          </table:table-cell>
          <table:table-cell office:value-type="string">
            <text:p>Success</text:p>
          </table:table-cell>
          <table:table-cell office:value-type="float" office:value="57987">
            <text:p>57987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10M32.865S">
            <text:p>12:10:32.87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134">
            <text:p>17134</text:p>
          </table:table-cell>
          <table:table-cell office:value-type="string">
            <text:p>Success</text:p>
          </table:table-cell>
          <table:table-cell office:value-type="float" office:value="55020">
            <text:p>55020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10M31.972S">
            <text:p>12:10:31.97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031">
            <text:p>18031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10M45.587S">
            <text:p>12:10:45.5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429">
            <text:p>4429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10M49.967S">
            <text:p>12:10:49.97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10M49.949S">
            <text:p>12:10:49.95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10M50.025S">
            <text:p>12:10:50.03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10M50.038S">
            <text:p>12:10:50.04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10M28.701S">
            <text:p>12:10:28.7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2041">
            <text:p>22041</text:p>
          </table:table-cell>
          <table:table-cell office:value-type="string">
            <text:p>Success</text:p>
          </table:table-cell>
          <table:table-cell office:value-type="float" office:value="79690">
            <text:p>79690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10M49.924S">
            <text:p>12:10:49.9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354">
            <text:p>2354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10M28.036S">
            <text:p>12:10:28.04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4263">
            <text:p>24263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10M45.545S">
            <text:p>12:10:45.5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776">
            <text:p>6776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10M42.107S">
            <text:p>12:10:42.1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224">
            <text:p>10224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10M45.691S">
            <text:p>12:10:45.6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6664">
            <text:p>6664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10M52.299S">
            <text:p>12:10:52.3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10M45.526S">
            <text:p>12:10:45.5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846">
            <text:p>6846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10M32.787S">
            <text:p>12:10:32.7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585">
            <text:p>19585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10M45.484S">
            <text:p>12:10:45.4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892">
            <text:p>689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10M42.085S">
            <text:p>12:10:42.0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290">
            <text:p>10290</text:p>
          </table:table-cell>
          <table:table-cell office:value-type="string">
            <text:p>Success</text:p>
          </table:table-cell>
          <table:table-cell office:value-type="float" office:value="19025">
            <text:p>19025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10M50.743S">
            <text:p>12:10:50.7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10M27.682S">
            <text:p>12:10:27.68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702">
            <text:p>24702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10M52.348S">
            <text:p>12:10:52.3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10M27.61S">
            <text:p>12:10:27.6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4775">
            <text:p>24775</text:p>
          </table:table-cell>
          <table:table-cell office:value-type="string">
            <text:p>Success</text:p>
          </table:table-cell>
          <table:table-cell office:value-type="float" office:value="65783">
            <text:p>65783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10M52.391S">
            <text:p>12:10:52.3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10M52.383S">
            <text:p>12:10:52.3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10M52.406S">
            <text:p>12:10:52.41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10M52.392S">
            <text:p>12:10:52.39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10M52.43S">
            <text:p>12:10:52.4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10M52.418S">
            <text:p>12:10:52.42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10M52.437S">
            <text:p>12:10:52.44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10M52.457S">
            <text:p>12:10:52.46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10M28.058S">
            <text:p>12:10:28.0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4470">
            <text:p>24470</text:p>
          </table:table-cell>
          <table:table-cell office:value-type="string">
            <text:p>Success</text:p>
          </table:table-cell>
          <table:table-cell office:value-type="float" office:value="67755">
            <text:p>67755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10M52.529S">
            <text:p>12:10:52.5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10M45.447S">
            <text:p>12:10:45.4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7520">
            <text:p>7520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10M28.645S">
            <text:p>12:10:28.6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4423">
            <text:p>24423</text:p>
          </table:table-cell>
          <table:table-cell office:value-type="string">
            <text:p>Success</text:p>
          </table:table-cell>
          <table:table-cell office:value-type="float" office:value="85994">
            <text:p>85994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10M28.363S">
            <text:p>12:10:28.3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4711">
            <text:p>24711</text:p>
          </table:table-cell>
          <table:table-cell office:value-type="string">
            <text:p>Success</text:p>
          </table:table-cell>
          <table:table-cell office:value-type="float" office:value="85994">
            <text:p>85994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10M52.442S">
            <text:p>12:10:52.4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10M53.194S">
            <text:p>12:10:53.1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10M36.707S">
            <text:p>12:10:36.71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613">
            <text:p>16613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10M31.268S">
            <text:p>12:10:31.27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055">
            <text:p>22055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10M41.54S">
            <text:p>12:10:41.54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800">
            <text:p>11800</text:p>
          </table:table-cell>
          <table:table-cell office:value-type="string">
            <text:p>Success</text:p>
          </table:table-cell>
          <table:table-cell office:value-type="float" office:value="57987">
            <text:p>57987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10M48.643S">
            <text:p>12:10:48.6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704">
            <text:p>4704</text:p>
          </table:table-cell>
          <table:table-cell office:value-type="string">
            <text:p>Success</text:p>
          </table:table-cell>
          <table:table-cell office:value-type="float" office:value="77544">
            <text:p>77544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10M45.193S">
            <text:p>12:10:45.1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160">
            <text:p>8160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10M28.709S">
            <text:p>12:10:28.7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4654">
            <text:p>24654</text:p>
          </table:table-cell>
          <table:table-cell office:value-type="string">
            <text:p>Success</text:p>
          </table:table-cell>
          <table:table-cell office:value-type="float" office:value="79584">
            <text:p>79584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10M48.703S">
            <text:p>12:10:48.7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667">
            <text:p>4667</text:p>
          </table:table-cell>
          <table:table-cell office:value-type="string">
            <text:p>Success</text:p>
          </table:table-cell>
          <table:table-cell office:value-type="float" office:value="78881">
            <text:p>78881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10M28.756S">
            <text:p>12:10:28.7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4625">
            <text:p>24625</text:p>
          </table:table-cell>
          <table:table-cell office:value-type="string">
            <text:p>Success</text:p>
          </table:table-cell>
          <table:table-cell office:value-type="float" office:value="79485">
            <text:p>79485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10M53.353S">
            <text:p>12:10:53.3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10M53.348S">
            <text:p>12:10:53.3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10M28.68S">
            <text:p>12:10:28.68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4797">
            <text:p>24797</text:p>
          </table:table-cell>
          <table:table-cell office:value-type="string">
            <text:p>Success</text:p>
          </table:table-cell>
          <table:table-cell office:value-type="float" office:value="81554">
            <text:p>81554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10M28.841S">
            <text:p>12:10:28.8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5555">
            <text:p>25555</text:p>
          </table:table-cell>
          <table:table-cell office:value-type="string">
            <text:p>Success</text:p>
          </table:table-cell>
          <table:table-cell office:value-type="float" office:value="73173">
            <text:p>73173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10M43.561S">
            <text:p>12:10:43.5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2291">
            <text:p>12291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10M47.968S">
            <text:p>12:10:47.9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7898">
            <text:p>7898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10M55.866S">
            <text:p>12:10:55.8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10M48.902S">
            <text:p>12:10:48.9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006">
            <text:p>7006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10M48.631S">
            <text:p>12:10:48.6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281">
            <text:p>7281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10M28.701S">
            <text:p>12:10:28.7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222">
            <text:p>27222</text:p>
          </table:table-cell>
          <table:table-cell office:value-type="string">
            <text:p>Success</text:p>
          </table:table-cell>
          <table:table-cell office:value-type="float" office:value="78895">
            <text:p>78895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10M48.933S">
            <text:p>12:10:48.9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990">
            <text:p>6990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10M55.904S">
            <text:p>12:10:55.90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10M55.957S">
            <text:p>12:10:55.96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10M28.67S">
            <text:p>12:10:28.6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7929">
            <text:p>27929</text:p>
          </table:table-cell>
          <table:table-cell office:value-type="string">
            <text:p>Success</text:p>
          </table:table-cell>
          <table:table-cell office:value-type="float" office:value="83040">
            <text:p>83040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10M28.628S">
            <text:p>12:10:28.6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8258">
            <text:p>28258</text:p>
          </table:table-cell>
          <table:table-cell office:value-type="string">
            <text:p>Success</text:p>
          </table:table-cell>
          <table:table-cell office:value-type="float" office:value="85409">
            <text:p>8540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10M36.003S">
            <text:p>12:10:36.0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953">
            <text:p>20953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10M31.953S">
            <text:p>12:10:31.95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5003">
            <text:p>25003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10M35.163S">
            <text:p>12:10:35.16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1802">
            <text:p>21802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10M49.992S">
            <text:p>12:10:49.9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997">
            <text:p>6997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10M31.265S">
            <text:p>12:10:31.2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5752">
            <text:p>25752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10M53.382S">
            <text:p>12:10:53.3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656">
            <text:p>3656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10M50.065S">
            <text:p>12:10:50.07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011">
            <text:p>7011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10M57.038S">
            <text:p>12:10:57.0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10M47.36S">
            <text:p>12:10:47.3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9733">
            <text:p>9733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10M45.054S">
            <text:p>12:10:45.05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2050">
            <text:p>12050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10M47.361S">
            <text:p>12:10:47.3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752">
            <text:p>9752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10M53.324S">
            <text:p>12:10:53.3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808">
            <text:p>3808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10M50.041S">
            <text:p>12:10:50.0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7103">
            <text:p>7103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10M50.005S">
            <text:p>12:10:50.0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7144">
            <text:p>7144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10M48.854S">
            <text:p>12:10:48.8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8298">
            <text:p>8298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10M52.379S">
            <text:p>12:10:52.3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795">
            <text:p>4795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10M47.333S">
            <text:p>12:10:47.3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9878">
            <text:p>9878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10M57.085S">
            <text:p>12:10:57.09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10M45.052S">
            <text:p>12:10:45.0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161">
            <text:p>1216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10M53.322S">
            <text:p>12:10:53.3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893">
            <text:p>3893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10M57.094S">
            <text:p>12:10:57.0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10M46.775S">
            <text:p>12:10:46.78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446">
            <text:p>10446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10M57.105S">
            <text:p>12:10:57.1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10M56.898S">
            <text:p>12:10:56.90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10M53.069S">
            <text:p>12:10:53.0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10M57.223S">
            <text:p>12:10:57.22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10M53.478S">
            <text:p>12:10:53.48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772">
            <text:p>3772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10M57.213S">
            <text:p>12:10:57.21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10M45.081S">
            <text:p>12:10:45.0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2188">
            <text:p>12188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10M57.251S">
            <text:p>12:10:57.2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10M57.233S">
            <text:p>12:10:57.2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10M57.248S">
            <text:p>12:10:57.2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10M57.281S">
            <text:p>12:10:57.28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10M57.271S">
            <text:p>12:10:57.2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10M57.213S">
            <text:p>12:10:57.2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421">
            <text:p>42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10M57.284S">
            <text:p>12:10:57.28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10M57.34S">
            <text:p>12:10:57.34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10M57.279S">
            <text:p>12:10:57.28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10M53.076S">
            <text:p>12:10:53.0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340">
            <text:p>4340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10M57.39S">
            <text:p>12:10:57.39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10M28.75S">
            <text:p>12:10:28.7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8679">
            <text:p>28679</text:p>
          </table:table-cell>
          <table:table-cell office:value-type="string">
            <text:p>Success</text:p>
          </table:table-cell>
          <table:table-cell office:value-type="float" office:value="79097">
            <text:p>79097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10M57.417S">
            <text:p>12:10:57.4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10M57.412S">
            <text:p>12:10:57.41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10M57.444S">
            <text:p>12:10:57.44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10M57.496S">
            <text:p>12:10:57.50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10M28.81S">
            <text:p>12:10:28.8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0085">
            <text:p>30085</text:p>
          </table:table-cell>
          <table:table-cell office:value-type="string">
            <text:p>Success</text:p>
          </table:table-cell>
          <table:table-cell office:value-type="float" office:value="78498">
            <text:p>78498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10M28.604S">
            <text:p>12:10:28.6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0774">
            <text:p>30774</text:p>
          </table:table-cell>
          <table:table-cell office:value-type="string">
            <text:p>Success</text:p>
          </table:table-cell>
          <table:table-cell office:value-type="float" office:value="84417">
            <text:p>84417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10M43.486S">
            <text:p>12:10:43.4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5903">
            <text:p>15903</text:p>
          </table:table-cell>
          <table:table-cell office:value-type="string">
            <text:p>Success</text:p>
          </table:table-cell>
          <table:table-cell office:value-type="float" office:value="64014">
            <text:p>64014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10M43.54S">
            <text:p>12:10:43.5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6662">
            <text:p>16662</text:p>
          </table:table-cell>
          <table:table-cell office:value-type="string">
            <text:p>Success</text:p>
          </table:table-cell>
          <table:table-cell office:value-type="float" office:value="63715">
            <text:p>63715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11M00.203S">
            <text:p>12:11:00.2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10M38.376S">
            <text:p>12:10:38.3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3057">
            <text:p>23057</text:p>
          </table:table-cell>
          <table:table-cell office:value-type="string">
            <text:p>Success</text:p>
          </table:table-cell>
          <table:table-cell office:value-type="float" office:value="74858">
            <text:p>74858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10M59.389S">
            <text:p>12:10:59.3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530">
            <text:p>25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11M01.922S">
            <text:p>12:11:01.92</text:p>
          </table:table-cell>
          <table:table-cell office:value-type="string">
            <text:p>TC0003_PlannerC 3-24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11M01.93S">
            <text:p>12:11:01.93</text:p>
          </table:table-cell>
          <table:table-cell office:value-type="string">
            <text:p>TC0003_PlannerC 3-2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11M01.934S">
            <text:p>12:11:01.93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10M45.492S">
            <text:p>12:10:45.4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6563">
            <text:p>16563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10M50.017S">
            <text:p>12:10:50.0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2058">
            <text:p>12058</text:p>
          </table:table-cell>
          <table:table-cell office:value-type="string">
            <text:p>Success</text:p>
          </table:table-cell>
          <table:table-cell office:value-type="float" office:value="77542">
            <text:p>77542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10M52.407S">
            <text:p>12:10:52.41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688">
            <text:p>9688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10M52.462S">
            <text:p>12:10:52.4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9645">
            <text:p>9645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11M02.075S">
            <text:p>12:11:02.08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11M02.097S">
            <text:p>12:11:02.1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10M57.43S">
            <text:p>12:10:57.4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721">
            <text:p>4721</text:p>
          </table:table-cell>
          <table:table-cell office:value-type="string">
            <text:p>Success</text:p>
          </table:table-cell>
          <table:table-cell office:value-type="float" office:value="30681">
            <text:p>3068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11M01.434S">
            <text:p>12:11:01.4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34962">
            <text:p>34962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11M02.152S">
            <text:p>12:11:02.1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11M02.168S">
            <text:p>12:11:02.1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11M02.191S">
            <text:p>12:11:02.19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11M02.179S">
            <text:p>12:11:02.18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11M02.225S">
            <text:p>12:11:02.23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10M50S">
            <text:p>12:10:50.0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3248">
            <text:p>13248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10M52.542S">
            <text:p>12:10:52.5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723">
            <text:p>10723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11M02.242S">
            <text:p>12:11:02.2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11M03.265S">
            <text:p>12:11:03.2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10M27.361S">
            <text:p>12:10:27.3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5933">
            <text:p>35933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10M45.162S">
            <text:p>12:10:45.1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143">
            <text:p>18143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11M02.214S">
            <text:p>12:11:02.21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31732">
            <text:p>31732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10M53.363S">
            <text:p>12:10:53.3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011">
            <text:p>10011</text:p>
          </table:table-cell>
          <table:table-cell office:value-type="string">
            <text:p>Success</text:p>
          </table:table-cell>
          <table:table-cell office:value-type="float" office:value="31226">
            <text:p>31226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11M03.305S">
            <text:p>12:11:03.3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10M55.924S">
            <text:p>12:10:55.9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471">
            <text:p>7471</text:p>
          </table:table-cell>
          <table:table-cell office:value-type="string">
            <text:p>Success</text:p>
          </table:table-cell>
          <table:table-cell office:value-type="float" office:value="31226">
            <text:p>31226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11M03.375S">
            <text:p>12:11:03.3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10M32.281S">
            <text:p>12:10:32.2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1126">
            <text:p>31126</text:p>
          </table:table-cell>
          <table:table-cell office:value-type="string">
            <text:p>Success</text:p>
          </table:table-cell>
          <table:table-cell office:value-type="float" office:value="76579">
            <text:p>76579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10M54.397S">
            <text:p>12:10:54.4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9020">
            <text:p>9020</text:p>
          </table:table-cell>
          <table:table-cell office:value-type="string">
            <text:p>Success</text:p>
          </table:table-cell>
          <table:table-cell office:value-type="float" office:value="31226">
            <text:p>31226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10M45.22S">
            <text:p>12:10:45.2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8226">
            <text:p>18226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11M03.396S">
            <text:p>12:11:03.4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11M03.421S">
            <text:p>12:11:03.4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10M56.599S">
            <text:p>12:10:56.6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858">
            <text:p>6858</text:p>
          </table:table-cell>
          <table:table-cell office:value-type="string">
            <text:p>Success</text:p>
          </table:table-cell>
          <table:table-cell office:value-type="float" office:value="31228">
            <text:p>31228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11M03.404S">
            <text:p>12:11:03.4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11M03.459S">
            <text:p>12:11:03.4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11M03.482S">
            <text:p>12:11:03.48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10M45.195S">
            <text:p>12:10:45.2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8332">
            <text:p>18332</text:p>
          </table:table-cell>
          <table:table-cell office:value-type="string">
            <text:p>Success</text:p>
          </table:table-cell>
          <table:table-cell office:value-type="float" office:value="59576">
            <text:p>59576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11M03.455S">
            <text:p>12:11:03.46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11M03.504S">
            <text:p>12:11:03.50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11M03.449S">
            <text:p>12:11:03.4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11M03.609S">
            <text:p>12:11:03.61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11M03.608S">
            <text:p>12:11:03.61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11M03.608S">
            <text:p>12:11:03.61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11M03.448S">
            <text:p>12:11:03.4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11M03.527S">
            <text:p>12:11:03.5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11M03.717S">
            <text:p>12:11:03.72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11M03.742S">
            <text:p>12:11:03.74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11M03.751S">
            <text:p>12:11:03.75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10M32.498S">
            <text:p>12:10:32.5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308">
            <text:p>31308</text:p>
          </table:table-cell>
          <table:table-cell office:value-type="string">
            <text:p>Success</text:p>
          </table:table-cell>
          <table:table-cell office:value-type="float" office:value="84266">
            <text:p>84266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10M28.646S">
            <text:p>12:10:28.6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5392">
            <text:p>35392</text:p>
          </table:table-cell>
          <table:table-cell office:value-type="string">
            <text:p>Success</text:p>
          </table:table-cell>
          <table:table-cell office:value-type="float" office:value="84131">
            <text:p>8413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10M53.399S">
            <text:p>12:10:53.4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0702">
            <text:p>10702</text:p>
          </table:table-cell>
          <table:table-cell office:value-type="string">
            <text:p>Success</text:p>
          </table:table-cell>
          <table:table-cell office:value-type="float" office:value="44580">
            <text:p>44580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11M04.103S">
            <text:p>12:11:04.1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10M45.158S">
            <text:p>12:10:45.1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9537">
            <text:p>19537</text:p>
          </table:table-cell>
          <table:table-cell office:value-type="string">
            <text:p>Success</text:p>
          </table:table-cell>
          <table:table-cell office:value-type="float" office:value="59674">
            <text:p>59674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10M53.207S">
            <text:p>12:10:53.2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742">
            <text:p>11742</text:p>
          </table:table-cell>
          <table:table-cell office:value-type="string">
            <text:p>Success</text:p>
          </table:table-cell>
          <table:table-cell office:value-type="float" office:value="46295">
            <text:p>46295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10M55.854S">
            <text:p>12:10:55.8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9106">
            <text:p>9106</text:p>
          </table:table-cell>
          <table:table-cell office:value-type="string">
            <text:p>Success</text:p>
          </table:table-cell>
          <table:table-cell office:value-type="float" office:value="42711">
            <text:p>4271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10M48.7S">
            <text:p>12:10:48.7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6282">
            <text:p>16282</text:p>
          </table:table-cell>
          <table:table-cell office:value-type="string">
            <text:p>Success</text:p>
          </table:table-cell>
          <table:table-cell office:value-type="float" office:value="57904">
            <text:p>57904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10M49.961S">
            <text:p>12:10:49.9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5237">
            <text:p>15237</text:p>
          </table:table-cell>
          <table:table-cell office:value-type="string">
            <text:p>Success</text:p>
          </table:table-cell>
          <table:table-cell office:value-type="float" office:value="57506">
            <text:p>57506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10M57.23S">
            <text:p>12:10:57.23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8161">
            <text:p>8161</text:p>
          </table:table-cell>
          <table:table-cell office:value-type="string">
            <text:p>Success</text:p>
          </table:table-cell>
          <table:table-cell office:value-type="float" office:value="42901">
            <text:p>4290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11M05.393S">
            <text:p>12:11:05.3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10M49.91S">
            <text:p>12:10:49.9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5775">
            <text:p>15775</text:p>
          </table:table-cell>
          <table:table-cell office:value-type="string">
            <text:p>Success</text:p>
          </table:table-cell>
          <table:table-cell office:value-type="float" office:value="57603">
            <text:p>57603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10M32.579S">
            <text:p>12:10:32.5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3249">
            <text:p>33249</text:p>
          </table:table-cell>
          <table:table-cell office:value-type="string">
            <text:p>Success</text:p>
          </table:table-cell>
          <table:table-cell office:value-type="float" office:value="76482">
            <text:p>76482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10M49.86S">
            <text:p>12:10:49.8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6466">
            <text:p>16466</text:p>
          </table:table-cell>
          <table:table-cell office:value-type="string">
            <text:p>Success</text:p>
          </table:table-cell>
          <table:table-cell office:value-type="float" office:value="57404">
            <text:p>57404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11M05.686S">
            <text:p>12:11:05.6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11M06.347S">
            <text:p>12:11:06.35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11M06.362S">
            <text:p>12:11:06.36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11M06.371S">
            <text:p>12:11:06.37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10M47.466S">
            <text:p>12:10:47.4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8973">
            <text:p>18973</text:p>
          </table:table-cell>
          <table:table-cell office:value-type="string">
            <text:p>Success</text:p>
          </table:table-cell>
          <table:table-cell office:value-type="float" office:value="59282">
            <text:p>59282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11M06.44S">
            <text:p>12:11:06.4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11M05.2S">
            <text:p>12:11:05.2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11M06.812S">
            <text:p>12:11:06.81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11M06.821S">
            <text:p>12:11:06.82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11M06.841S">
            <text:p>12:11:06.84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10M45.056S">
            <text:p>12:10:45.0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1847">
            <text:p>21847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11M06.904S">
            <text:p>12:11:06.9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11M04.962S">
            <text:p>12:11:04.9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11M07.303S">
            <text:p>12:11:07.30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11M07.314S">
            <text:p>12:11:07.31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11M07.318S">
            <text:p>12:11:07.32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11M04.695S">
            <text:p>12:11:04.7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11M07.475S">
            <text:p>12:11:07.48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11M07.484S">
            <text:p>12:11:07.48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11M07.489S">
            <text:p>12:11:07.49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10M53.388S">
            <text:p>12:10:53.3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336">
            <text:p>14336</text:p>
          </table:table-cell>
          <table:table-cell office:value-type="string">
            <text:p>Success</text:p>
          </table:table-cell>
          <table:table-cell office:value-type="float" office:value="42318">
            <text:p>42318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10M57.363S">
            <text:p>12:10:57.3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0370">
            <text:p>10370</text:p>
          </table:table-cell>
          <table:table-cell office:value-type="string">
            <text:p>Success</text:p>
          </table:table-cell>
          <table:table-cell office:value-type="float" office:value="40731">
            <text:p>4073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11M07.726S">
            <text:p>12:11:07.7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11M07.736S">
            <text:p>12:11:07.74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595">
            <text:p>595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10M53.374S">
            <text:p>12:10:53.3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438">
            <text:p>14438</text:p>
          </table:table-cell>
          <table:table-cell office:value-type="string">
            <text:p>Success</text:p>
          </table:table-cell>
          <table:table-cell office:value-type="float" office:value="42218">
            <text:p>42218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11M07.814S">
            <text:p>12:11:07.8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11M07.827S">
            <text:p>12:11:07.8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11M07.949S">
            <text:p>12:11:07.9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10M57.153S">
            <text:p>12:10:57.1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062">
            <text:p>11062</text:p>
          </table:table-cell>
          <table:table-cell office:value-type="string">
            <text:p>Success</text:p>
          </table:table-cell>
          <table:table-cell office:value-type="float" office:value="44670">
            <text:p>44670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10M57.218S">
            <text:p>12:10:57.2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080">
            <text:p>11080</text:p>
          </table:table-cell>
          <table:table-cell office:value-type="string">
            <text:p>Success</text:p>
          </table:table-cell>
          <table:table-cell office:value-type="float" office:value="42706">
            <text:p>42706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11M08.299S">
            <text:p>12:11:08.3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11M06.328S">
            <text:p>12:11:06.3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11M08.876S">
            <text:p>12:11:08.88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11M08.885S">
            <text:p>12:11:08.89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11M08.888S">
            <text:p>12:11:08.89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10M48.631S">
            <text:p>12:10:48.6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0306">
            <text:p>20306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11M02.118S">
            <text:p>12:11:02.1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6968">
            <text:p>6968</text:p>
          </table:table-cell>
          <table:table-cell office:value-type="string">
            <text:p>Success</text:p>
          </table:table-cell>
          <table:table-cell office:value-type="float" office:value="44670">
            <text:p>44670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11M09.088S">
            <text:p>12:11:09.0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763">
            <text:p>763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10M57.077S">
            <text:p>12:10:57.0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2133">
            <text:p>12133</text:p>
          </table:table-cell>
          <table:table-cell office:value-type="string">
            <text:p>Success</text:p>
          </table:table-cell>
          <table:table-cell office:value-type="float" office:value="44672">
            <text:p>44672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11M08.217S">
            <text:p>12:11:08.2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11M09.384S">
            <text:p>12:11:09.38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11M09.392S">
            <text:p>12:11:09.39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11M09.397S">
            <text:p>12:11:09.40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10M57.215S">
            <text:p>12:10:57.2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378">
            <text:p>12378</text:p>
          </table:table-cell>
          <table:table-cell office:value-type="string">
            <text:p>Success</text:p>
          </table:table-cell>
          <table:table-cell office:value-type="float" office:value="44572">
            <text:p>44572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11M09.594S">
            <text:p>12:11:09.5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11M09.608S">
            <text:p>12:11:09.6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11M09.626S">
            <text:p>12:11:09.6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11M09.211S">
            <text:p>12:11:09.2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11M09.785S">
            <text:p>12:11:09.79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11M09.806S">
            <text:p>12:11:09.81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11M09.81S">
            <text:p>12:11:09.81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10M52.368S">
            <text:p>12:10:52.3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754">
            <text:p>17754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10M48.644S">
            <text:p>12:10:48.6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1481">
            <text:p>21481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11M09.644S">
            <text:p>12:11:09.6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10M43.439S">
            <text:p>12:10:43.4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6725">
            <text:p>26725</text:p>
          </table:table-cell>
          <table:table-cell office:value-type="string">
            <text:p>Success</text:p>
          </table:table-cell>
          <table:table-cell office:value-type="float" office:value="77542">
            <text:p>77542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10M48.645S">
            <text:p>12:10:48.6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1521">
            <text:p>21521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10M52.471S">
            <text:p>12:10:52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7710">
            <text:p>17710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10M55.926S">
            <text:p>12:10:55.9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265">
            <text:p>14265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10M49.966S">
            <text:p>12:10:49.9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0228">
            <text:p>20228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11M10.191S">
            <text:p>12:11:10.1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37">
            <text:p>837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11M10.163S">
            <text:p>12:11:10.1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37">
            <text:p>837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11M10.167S">
            <text:p>12:11:10.1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37">
            <text:p>837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10M57.347S">
            <text:p>12:10:57.3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3229">
            <text:p>13229</text:p>
          </table:table-cell>
          <table:table-cell office:value-type="string">
            <text:p>Success</text:p>
          </table:table-cell>
          <table:table-cell office:value-type="float" office:value="44673">
            <text:p>44673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11M10.577S">
            <text:p>12:11:10.5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11M03.295S">
            <text:p>12:11:03.30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8370">
            <text:p>8370</text:p>
          </table:table-cell>
          <table:table-cell office:value-type="string">
            <text:p>Success</text:p>
          </table:table-cell>
          <table:table-cell office:value-type="float" office:value="40930">
            <text:p>40930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10M45.057S">
            <text:p>12:10:45.0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6655">
            <text:p>26655</text:p>
          </table:table-cell>
          <table:table-cell office:value-type="string">
            <text:p>Success</text:p>
          </table:table-cell>
          <table:table-cell office:value-type="float" office:value="78881">
            <text:p>7888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11M11.666S">
            <text:p>12:11:11.6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10M57.392S">
            <text:p>12:10:57.3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4351">
            <text:p>14351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10M55.922S">
            <text:p>12:10:55.9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5841">
            <text:p>1584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10M55.911S">
            <text:p>12:10:55.9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874">
            <text:p>15874</text:p>
          </table:table-cell>
          <table:table-cell office:value-type="string">
            <text:p>Success</text:p>
          </table:table-cell>
          <table:table-cell office:value-type="float" office:value="77521">
            <text:p>7752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10M59.38S">
            <text:p>12:10:59.3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2428">
            <text:p>12428</text:p>
          </table:table-cell>
          <table:table-cell office:value-type="string">
            <text:p>Success</text:p>
          </table:table-cell>
          <table:table-cell office:value-type="float" office:value="31681">
            <text:p>3168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11M11.785S">
            <text:p>12:11:11.7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10M52.333S">
            <text:p>12:10:52.3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489">
            <text:p>19489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11M11.809S">
            <text:p>12:11:11.8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11M11.823S">
            <text:p>12:11:11.8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10M52.38S">
            <text:p>12:10:52.3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464">
            <text:p>19464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11M11.729S">
            <text:p>12:11:11.7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11M11.848S">
            <text:p>12:11:11.85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11M11.845S">
            <text:p>12:11:11.8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11M11.835S">
            <text:p>12:11:11.84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11M11.897S">
            <text:p>12:11:11.90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11M02.108S">
            <text:p>12:11:02.1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9890">
            <text:p>9890</text:p>
          </table:table-cell>
          <table:table-cell office:value-type="string">
            <text:p>Success</text:p>
          </table:table-cell>
          <table:table-cell office:value-type="float" office:value="44482">
            <text:p>44482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10M57.146S">
            <text:p>12:10:57.1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4908">
            <text:p>14908</text:p>
          </table:table-cell>
          <table:table-cell office:value-type="string">
            <text:p>Success</text:p>
          </table:table-cell>
          <table:table-cell office:value-type="float" office:value="44583">
            <text:p>44583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11M12.055S">
            <text:p>12:11:12.0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11M13.02S">
            <text:p>12:11:13.02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11M13.028S">
            <text:p>12:11:13.03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11M13.032S">
            <text:p>12:11:13.03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11M03.375S">
            <text:p>12:11:03.3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9733">
            <text:p>9733</text:p>
          </table:table-cell>
          <table:table-cell office:value-type="string">
            <text:p>Success</text:p>
          </table:table-cell>
          <table:table-cell office:value-type="float" office:value="42808">
            <text:p>42808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11M13.109S">
            <text:p>12:11:13.1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11M03.279S">
            <text:p>12:11:03.2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947">
            <text:p>9947</text:p>
          </table:table-cell>
          <table:table-cell office:value-type="string">
            <text:p>Success</text:p>
          </table:table-cell>
          <table:table-cell office:value-type="float" office:value="48329">
            <text:p>4832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11M12S">
            <text:p>12:11:12.0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11M13.27S">
            <text:p>12:11:13.27</text:p>
          </table:table-cell>
          <table:table-cell office:value-type="string">
            <text:p>TC0003_PlannerC 3-28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11M13.277S">
            <text:p>12:11:13.28</text:p>
          </table:table-cell>
          <table:table-cell office:value-type="string">
            <text:p>TC0003_PlannerC 3-2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11M13.282S">
            <text:p>12:11:13.28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11M13.228S">
            <text:p>12:11:13.2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11M13.595S">
            <text:p>12:11:13.60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11M13.603S">
            <text:p>12:11:13.60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11M13.608S">
            <text:p>12:11:13.61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10M57.261S">
            <text:p>12:10:57.2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6428">
            <text:p>16428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10M58.896S">
            <text:p>12:10:58.9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4805">
            <text:p>14805</text:p>
          </table:table-cell>
          <table:table-cell office:value-type="string">
            <text:p>Success</text:p>
          </table:table-cell>
          <table:table-cell office:value-type="float" office:value="31681">
            <text:p>3168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11M00.215S">
            <text:p>12:11:00.2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507">
            <text:p>13507</text:p>
          </table:table-cell>
          <table:table-cell office:value-type="string">
            <text:p>Success</text:p>
          </table:table-cell>
          <table:table-cell office:value-type="float" office:value="39874">
            <text:p>39874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10M47.183S">
            <text:p>12:10:47.1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6542">
            <text:p>26542</text:p>
          </table:table-cell>
          <table:table-cell office:value-type="string">
            <text:p>Success</text:p>
          </table:table-cell>
          <table:table-cell office:value-type="float" office:value="52709">
            <text:p>5270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11M13.723S">
            <text:p>12:11:13.7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11M13.7S">
            <text:p>12:11:13.7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11M13.727S">
            <text:p>12:11:13.7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11M13.742S">
            <text:p>12:11:13.74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11M13.761S">
            <text:p>12:11:13.76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11M13.785S">
            <text:p>12:11:13.79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11M13.798S">
            <text:p>12:11:13.80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10M57.514S">
            <text:p>12:10:57.5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042">
            <text:p>1704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10M57.446S">
            <text:p>12:10:57.4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7120">
            <text:p>17120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10M57.175S">
            <text:p>12:10:57.1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7462">
            <text:p>17462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11M05.83S">
            <text:p>12:11:05.83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814">
            <text:p>8814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10M49.971S">
            <text:p>12:10:49.9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4679">
            <text:p>24679</text:p>
          </table:table-cell>
          <table:table-cell office:value-type="string">
            <text:p>Success</text:p>
          </table:table-cell>
          <table:table-cell office:value-type="float" office:value="77544">
            <text:p>77544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10M57.418S">
            <text:p>12:10:57.4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7234">
            <text:p>17234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10M56.966S">
            <text:p>12:10:56.97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7689">
            <text:p>17689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10M57.25S">
            <text:p>12:10:57.25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412">
            <text:p>17412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10M48.742S">
            <text:p>12:10:48.7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5924">
            <text:p>25924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10M52.382S">
            <text:p>12:10:52.3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2304">
            <text:p>22304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11M14.652S">
            <text:p>12:11:14.6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963">
            <text:p>963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11M14.662S">
            <text:p>12:11:14.6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11M14.685S">
            <text:p>12:11:14.6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63">
            <text:p>963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11M10.124S">
            <text:p>12:11:10.1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742">
            <text:p>4742</text:p>
          </table:table-cell>
          <table:table-cell office:value-type="string">
            <text:p>Success</text:p>
          </table:table-cell>
          <table:table-cell office:value-type="float" office:value="46984">
            <text:p>46984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11M14.868S">
            <text:p>12:11:14.8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11M10.265S">
            <text:p>12:11:10.2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774">
            <text:p>4774</text:p>
          </table:table-cell>
          <table:table-cell office:value-type="string">
            <text:p>Success</text:p>
          </table:table-cell>
          <table:table-cell office:value-type="float" office:value="39059">
            <text:p>39059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11M15.039S">
            <text:p>12:11:15.0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11M06.92S">
            <text:p>12:11:06.9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8745">
            <text:p>8745</text:p>
          </table:table-cell>
          <table:table-cell office:value-type="string">
            <text:p>Success</text:p>
          </table:table-cell>
          <table:table-cell office:value-type="float" office:value="44680">
            <text:p>44680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11M15.666S">
            <text:p>12:11:15.6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11M10.137S">
            <text:p>12:11:10.1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404">
            <text:p>6404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10M52.279S">
            <text:p>12:10:52.2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4277">
            <text:p>24277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11M03.665S">
            <text:p>12:11:03.6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3043">
            <text:p>13043</text:p>
          </table:table-cell>
          <table:table-cell office:value-type="string">
            <text:p>Success</text:p>
          </table:table-cell>
          <table:table-cell office:value-type="float" office:value="40640">
            <text:p>40640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11M16.708S">
            <text:p>12:11:16.7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11M10.259S">
            <text:p>12:11:10.2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347">
            <text:p>7347</text:p>
          </table:table-cell>
          <table:table-cell office:value-type="string">
            <text:p>Success</text:p>
          </table:table-cell>
          <table:table-cell office:value-type="float" office:value="46745">
            <text:p>46745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11M17.607S">
            <text:p>12:11:17.6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10M56.956S">
            <text:p>12:10:56.9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0790">
            <text:p>20790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10M53.34S">
            <text:p>12:10:53.3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4655">
            <text:p>24655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10M52.375S">
            <text:p>12:10:52.3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5642">
            <text:p>25642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11M18.019S">
            <text:p>12:11:18.0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11M03.515S">
            <text:p>12:11:03.5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4532">
            <text:p>1453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11M11.712S">
            <text:p>12:11:11.7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527">
            <text:p>6527</text:p>
          </table:table-cell>
          <table:table-cell office:value-type="string">
            <text:p>Success</text:p>
          </table:table-cell>
          <table:table-cell office:value-type="float" office:value="56597">
            <text:p>56597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11M18.24S">
            <text:p>12:11:18.2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11M10.126S">
            <text:p>12:11:10.1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140">
            <text:p>8140</text:p>
          </table:table-cell>
          <table:table-cell office:value-type="string">
            <text:p>Success</text:p>
          </table:table-cell>
          <table:table-cell office:value-type="float" office:value="56597">
            <text:p>56597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11M11.842S">
            <text:p>12:11:11.8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426">
            <text:p>6426</text:p>
          </table:table-cell>
          <table:table-cell office:value-type="string">
            <text:p>Success</text:p>
          </table:table-cell>
          <table:table-cell office:value-type="float" office:value="56599">
            <text:p>5659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11M11.809S">
            <text:p>12:11:11.8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470">
            <text:p>6470</text:p>
          </table:table-cell>
          <table:table-cell office:value-type="string">
            <text:p>Success</text:p>
          </table:table-cell>
          <table:table-cell office:value-type="float" office:value="52750">
            <text:p>52750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11M18.269S">
            <text:p>12:11:18.2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11M18.28S">
            <text:p>12:11:18.2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11M18.267S">
            <text:p>12:11:18.2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11M18.313S">
            <text:p>12:11:18.3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11M18.258S">
            <text:p>12:11:18.2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11M18.364S">
            <text:p>12:11:18.36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11M18.365S">
            <text:p>12:11:18.3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11M10.183S">
            <text:p>12:11:10.1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248">
            <text:p>8248</text:p>
          </table:table-cell>
          <table:table-cell office:value-type="string">
            <text:p>Success</text:p>
          </table:table-cell>
          <table:table-cell office:value-type="float" office:value="50490">
            <text:p>50490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11M10.26S">
            <text:p>12:11:10.2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8318">
            <text:p>8318</text:p>
          </table:table-cell>
          <table:table-cell office:value-type="string">
            <text:p>Success</text:p>
          </table:table-cell>
          <table:table-cell office:value-type="float" office:value="48719">
            <text:p>4871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11M11.744S">
            <text:p>12:11:11.7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6848">
            <text:p>6848</text:p>
          </table:table-cell>
          <table:table-cell office:value-type="string">
            <text:p>Success</text:p>
          </table:table-cell>
          <table:table-cell office:value-type="float" office:value="52850">
            <text:p>52850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11M18.578S">
            <text:p>12:11:18.5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11M11.871S">
            <text:p>12:11:11.8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742">
            <text:p>6742</text:p>
          </table:table-cell>
          <table:table-cell office:value-type="string">
            <text:p>Success</text:p>
          </table:table-cell>
          <table:table-cell office:value-type="float" office:value="52752">
            <text:p>52752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11M18.615S">
            <text:p>12:11:18.6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11M14.557S">
            <text:p>12:11:14.5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60826">
            <text:p>60826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11M13.69S">
            <text:p>12:11:13.69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117">
            <text:p>5117</text:p>
          </table:table-cell>
          <table:table-cell office:value-type="string">
            <text:p>Success</text:p>
          </table:table-cell>
          <table:table-cell office:value-type="float" office:value="56884">
            <text:p>56884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11M18.594S">
            <text:p>12:11:18.5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11M18.915S">
            <text:p>12:11:18.92</text:p>
          </table:table-cell>
          <table:table-cell office:value-type="string">
            <text:p>TC0003_PlannerC 3-26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11M18.921S">
            <text:p>12:11:18.92</text:p>
          </table:table-cell>
          <table:table-cell office:value-type="string">
            <text:p>TC0003_PlannerC 3-2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11M18.925S">
            <text:p>12:11:18.93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11M18.433S">
            <text:p>12:11:18.4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11M19.021S">
            <text:p>12:11:19.02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11M19.028S">
            <text:p>12:11:19.03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11M19.032S">
            <text:p>12:11:19.03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11M18.809S">
            <text:p>12:11:18.8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11M19.335S">
            <text:p>12:11:19.34</text:p>
          </table:table-cell>
          <table:table-cell office:value-type="string">
            <text:p>TC0003_PlannerC 3-2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11M19.343S">
            <text:p>12:11:19.34</text:p>
          </table:table-cell>
          <table:table-cell office:value-type="string">
            <text:p>TC0003_PlannerC 3-2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11M19.347S">
            <text:p>12:11:19.35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11M11.764S">
            <text:p>12:11:11.7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883">
            <text:p>7883</text:p>
          </table:table-cell>
          <table:table-cell office:value-type="string">
            <text:p>Success</text:p>
          </table:table-cell>
          <table:table-cell office:value-type="float" office:value="52456">
            <text:p>52456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11M19.649S">
            <text:p>12:11:19.6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11M18.736S">
            <text:p>12:11:18.7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11M19.7S">
            <text:p>12:11:19.70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11M19.714S">
            <text:p>12:11:19.71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11M19.719S">
            <text:p>12:11:19.72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11M19.673S">
            <text:p>12:11:19.6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11M19.725S">
            <text:p>12:11:19.7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10M52.968S">
            <text:p>12:10:52.9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7136">
            <text:p>27136</text:p>
          </table:table-cell>
          <table:table-cell office:value-type="string">
            <text:p>Success</text:p>
          </table:table-cell>
          <table:table-cell office:value-type="float" office:value="77544">
            <text:p>77544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11M20.105S">
            <text:p>12:11:20.1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426">
            <text:p>1426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11M04.983S">
            <text:p>12:11:04.98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714">
            <text:p>15714</text:p>
          </table:table-cell>
          <table:table-cell office:value-type="string">
            <text:p>Success</text:p>
          </table:table-cell>
          <table:table-cell office:value-type="float" office:value="57987">
            <text:p>57987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11M14.701S">
            <text:p>12:11:14.70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041">
            <text:p>6041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11M15.687S">
            <text:p>12:11:15.69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094">
            <text:p>5094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11M17.637S">
            <text:p>12:11:17.64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145">
            <text:p>3145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11M14.702S">
            <text:p>12:11:14.7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098">
            <text:p>6098</text:p>
          </table:table-cell>
          <table:table-cell office:value-type="string">
            <text:p>Success</text:p>
          </table:table-cell>
          <table:table-cell office:value-type="float" office:value="54328">
            <text:p>54328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11M09.104S">
            <text:p>12:11:09.10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699">
            <text:p>11699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11M20.743S">
            <text:p>12:11:20.7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10M49.868S">
            <text:p>12:10:49.8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0948">
            <text:p>30948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11M20.781S">
            <text:p>12:11:20.7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10M48.718S">
            <text:p>12:10:48.7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2106">
            <text:p>32106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11M20.803S">
            <text:p>12:11:20.8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10M55.973S">
            <text:p>12:10:55.9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4862">
            <text:p>2486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10M57.133S">
            <text:p>12:10:57.1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3702">
            <text:p>23702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11M16.738S">
            <text:p>12:11:16.74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100">
            <text:p>4100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10M56.989S">
            <text:p>12:10:56.9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3855">
            <text:p>23855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11M20.783S">
            <text:p>12:11:20.7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411">
            <text:p>41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11M20.838S">
            <text:p>12:11:20.8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11M20.802S">
            <text:p>12:11:20.8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478">
            <text:p>1478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11M14.637S">
            <text:p>12:11:14.6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913">
            <text:p>6913</text:p>
          </table:table-cell>
          <table:table-cell office:value-type="string">
            <text:p>Success</text:p>
          </table:table-cell>
          <table:table-cell office:value-type="float" office:value="60334">
            <text:p>60334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11M21.553S">
            <text:p>12:11:21.5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468">
            <text:p>1468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11M21.577S">
            <text:p>12:11:21.5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468">
            <text:p>1468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11M21.634S">
            <text:p>12:11:21.6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68">
            <text:p>1468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10M57.018S">
            <text:p>12:10:57.02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5962">
            <text:p>25962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10M56.956S">
            <text:p>12:10:56.9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6034">
            <text:p>26034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11M11.914S">
            <text:p>12:11:11.9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1094">
            <text:p>11094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11M14.647S">
            <text:p>12:11:14.6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365">
            <text:p>8365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10M57.217S">
            <text:p>12:10:57.2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5806">
            <text:p>25806</text:p>
          </table:table-cell>
          <table:table-cell office:value-type="string">
            <text:p>Success</text:p>
          </table:table-cell>
          <table:table-cell office:value-type="float" office:value="78881">
            <text:p>7888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11M02.126S">
            <text:p>12:11:02.13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0946">
            <text:p>20946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11M15.067S">
            <text:p>12:11:15.0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003">
            <text:p>8003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10M52.322S">
            <text:p>12:10:52.3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0791">
            <text:p>30791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10M57.114S">
            <text:p>12:10:57.1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6001">
            <text:p>2600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11M14.657S">
            <text:p>12:11:14.6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8461">
            <text:p>846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11M23.077S">
            <text:p>12:11:23.0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411">
            <text:p>411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11M23.115S">
            <text:p>12:11:23.1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10">
            <text:p>1510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11M08.316S">
            <text:p>12:11:08.3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661">
            <text:p>15661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11M23.979S">
            <text:p>12:11:23.9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11M16.557S">
            <text:p>12:11:16.5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7900">
            <text:p>7900</text:p>
          </table:table-cell>
          <table:table-cell office:value-type="string">
            <text:p>Success</text:p>
          </table:table-cell>
          <table:table-cell office:value-type="float" office:value="60252">
            <text:p>60252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11M24.459S">
            <text:p>12:11:24.4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10">
            <text:p>1510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11M24.497S">
            <text:p>12:11:24.5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510">
            <text:p>1510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11M24.557S">
            <text:p>12:11:24.5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10">
            <text:p>151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11M03.295S">
            <text:p>12:11:03.30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1590">
            <text:p>21590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11M18.301S">
            <text:p>12:11:18.3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595">
            <text:p>6595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11M03.632S">
            <text:p>12:11:03.6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1287">
            <text:p>21287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11M23.991S">
            <text:p>12:11:23.99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11M14.88S">
            <text:p>12:11:14.88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043">
            <text:p>1004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11M03.628S">
            <text:p>12:11:03.6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1315">
            <text:p>21315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11M24.885S">
            <text:p>12:11:24.8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11M03.646S">
            <text:p>12:11:03.6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1314">
            <text:p>21314</text:p>
          </table:table-cell>
          <table:table-cell office:value-type="string">
            <text:p>Success</text:p>
          </table:table-cell>
          <table:table-cell office:value-type="float" office:value="18446">
            <text:p>18446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11M05.412S">
            <text:p>12:11:05.41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9546">
            <text:p>19546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11M24.895S">
            <text:p>12:11:24.9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11M18.6S">
            <text:p>12:11:18.60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357">
            <text:p>6357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11M08.938S">
            <text:p>12:11:08.9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6040">
            <text:p>16040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11M24.923S">
            <text:p>12:11:24.9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11M24.973S">
            <text:p>12:11:24.9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11M24.976S">
            <text:p>12:11:24.9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11M04.039S">
            <text:p>12:11:04.04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0999">
            <text:p>20999</text:p>
          </table:table-cell>
          <table:table-cell office:value-type="string">
            <text:p>Success</text:p>
          </table:table-cell>
          <table:table-cell office:value-type="float" office:value="35674">
            <text:p>35674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11M25.039S">
            <text:p>12:11:25.04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11M25.058S">
            <text:p>12:11:25.06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11M14.697S">
            <text:p>12:11:14.7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0772">
            <text:p>10772</text:p>
          </table:table-cell>
          <table:table-cell office:value-type="string">
            <text:p>Success</text:p>
          </table:table-cell>
          <table:table-cell office:value-type="float" office:value="62031">
            <text:p>6203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11M25.47S">
            <text:p>12:11:25.4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04">
            <text:p>1604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11M16.542S">
            <text:p>12:11:16.5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145">
            <text:p>9145</text:p>
          </table:table-cell>
          <table:table-cell office:value-type="string">
            <text:p>Success</text:p>
          </table:table-cell>
          <table:table-cell office:value-type="float" office:value="60155">
            <text:p>60155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11M14.668S">
            <text:p>12:11:14.6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242">
            <text:p>11242</text:p>
          </table:table-cell>
          <table:table-cell office:value-type="string">
            <text:p>Success</text:p>
          </table:table-cell>
          <table:table-cell office:value-type="float" office:value="62032">
            <text:p>62032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11M25.911S">
            <text:p>12:11:25.9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52">
            <text:p>1552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11M18.039S">
            <text:p>12:11:18.0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909">
            <text:p>7909</text:p>
          </table:table-cell>
          <table:table-cell office:value-type="string">
            <text:p>Success</text:p>
          </table:table-cell>
          <table:table-cell office:value-type="float" office:value="60351">
            <text:p>6035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11M25.94S">
            <text:p>12:11:25.9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552">
            <text:p>1552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11M25.95S">
            <text:p>12:11:25.9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604">
            <text:p>1604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11M25.98S">
            <text:p>12:11:25.9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52">
            <text:p>1552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11M14.568S">
            <text:p>12:11:14.5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989">
            <text:p>11989</text:p>
          </table:table-cell>
          <table:table-cell office:value-type="string">
            <text:p>Success</text:p>
          </table:table-cell>
          <table:table-cell office:value-type="float" office:value="62233">
            <text:p>62233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11M26.557S">
            <text:p>12:11:26.5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11M27.193S">
            <text:p>12:11:27.19</text:p>
          </table:table-cell>
          <table:table-cell office:value-type="string">
            <text:p>TC0003_PlannerC 3-2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11M27.201S">
            <text:p>12:11:27.20</text:p>
          </table:table-cell>
          <table:table-cell office:value-type="string">
            <text:p>TC0003_PlannerC 3-2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11M27.206S">
            <text:p>12:11:27.21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11M03.352S">
            <text:p>12:11:03.3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4328">
            <text:p>24328</text:p>
          </table:table-cell>
          <table:table-cell office:value-type="string">
            <text:p>Success</text:p>
          </table:table-cell>
          <table:table-cell office:value-type="float" office:value="38554">
            <text:p>38554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11M08.01S">
            <text:p>12:11:08.0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681">
            <text:p>19681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11M04.951S">
            <text:p>12:11:04.95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757">
            <text:p>22757</text:p>
          </table:table-cell>
          <table:table-cell office:value-type="string">
            <text:p>Success</text:p>
          </table:table-cell>
          <table:table-cell office:value-type="float" office:value="55698">
            <text:p>55698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11M18.393S">
            <text:p>12:11:18.3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327">
            <text:p>9327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11M13.139S">
            <text:p>12:11:13.1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912">
            <text:p>14912</text:p>
          </table:table-cell>
          <table:table-cell office:value-type="string">
            <text:p>Success</text:p>
          </table:table-cell>
          <table:table-cell office:value-type="float" office:value="45126">
            <text:p>45126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11M13.74S">
            <text:p>12:11:13.7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316">
            <text:p>14316</text:p>
          </table:table-cell>
          <table:table-cell office:value-type="string">
            <text:p>Success</text:p>
          </table:table-cell>
          <table:table-cell office:value-type="float" office:value="41237">
            <text:p>41237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11M13.841S">
            <text:p>12:11:13.8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4224">
            <text:p>14224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11M10.596S">
            <text:p>12:11:10.60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7489">
            <text:p>17489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11M28.057S">
            <text:p>12:11:28.0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11M28.086S">
            <text:p>12:11:28.09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11M03.409S">
            <text:p>12:11:03.41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4700">
            <text:p>24700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2H11M24.996S">
            <text:p>12:11:25.00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115">
            <text:p>3115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2H11M28.052S">
            <text:p>12:11:28.0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2H11M13.819S">
            <text:p>12:11:13.8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4312">
            <text:p>14312</text:p>
          </table:table-cell>
          <table:table-cell office:value-type="string">
            <text:p>Success</text:p>
          </table:table-cell>
          <table:table-cell office:value-type="float" office:value="18445">
            <text:p>18445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2H11M17.748S">
            <text:p>12:11:17.7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0401">
            <text:p>1040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2H11M25.007S">
            <text:p>12:11:25.01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148">
            <text:p>3148</text:p>
          </table:table-cell>
          <table:table-cell office:value-type="string">
            <text:p>Success</text:p>
          </table:table-cell>
          <table:table-cell office:value-type="float" office:value="47236">
            <text:p>47236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2H11M28.112S">
            <text:p>12:11:28.1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2H11M28.157S">
            <text:p>12:11:28.1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2H11M20.808S">
            <text:p>12:11:20.81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535">
            <text:p>8535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2H11M25.107S">
            <text:p>12:11:25.11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35486">
            <text:p>35486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2H11M14.654S">
            <text:p>12:11:14.6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5091">
            <text:p>15091</text:p>
          </table:table-cell>
          <table:table-cell office:value-type="string">
            <text:p>Success</text:p>
          </table:table-cell>
          <table:table-cell office:value-type="float" office:value="61941">
            <text:p>61941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2H11M18.047S">
            <text:p>12:11:18.0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1910">
            <text:p>11910</text:p>
          </table:table-cell>
          <table:table-cell office:value-type="string">
            <text:p>Success</text:p>
          </table:table-cell>
          <table:table-cell office:value-type="float" office:value="50601">
            <text:p>50601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2H11M20.826S">
            <text:p>12:11:20.8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9416">
            <text:p>9416</text:p>
          </table:table-cell>
          <table:table-cell office:value-type="string">
            <text:p>Success</text:p>
          </table:table-cell>
          <table:table-cell office:value-type="float" office:value="62422">
            <text:p>62422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2H11M24.584S">
            <text:p>12:11:24.5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723">
            <text:p>5723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2H11M30.244S">
            <text:p>12:11:30.2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674">
            <text:p>1674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2H11M30.32S">
            <text:p>12:11:30.3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74">
            <text:p>1674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2H11M30.337S">
            <text:p>12:11:30.3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74">
            <text:p>1674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2H11M20.837S">
            <text:p>12:11:20.8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0054">
            <text:p>10054</text:p>
          </table:table-cell>
          <table:table-cell office:value-type="string">
            <text:p>Success</text:p>
          </table:table-cell>
          <table:table-cell office:value-type="float" office:value="66365">
            <text:p>66365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2H11M29.959S">
            <text:p>12:11:29.9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951">
            <text:p>9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2H11M30.912S">
            <text:p>12:11:30.91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2H11M30.891S">
            <text:p>12:11:30.8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716">
            <text:p>1716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2H11M30.921S">
            <text:p>12:11:30.92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2H11M30.932S">
            <text:p>12:11:30.93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2H11M30.929S">
            <text:p>12:11:30.9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716">
            <text:p>1716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2H11M30.995S">
            <text:p>12:11:31.0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716">
            <text:p>1716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2H11M29.746S">
            <text:p>12:11:29.7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646">
            <text:p>16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2H11M31.394S">
            <text:p>12:11:31.39</text:p>
          </table:table-cell>
          <table:table-cell office:value-type="string">
            <text:p>TC0003_PlannerC 3-29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2H11M31.405S">
            <text:p>12:11:31.41</text:p>
          </table:table-cell>
          <table:table-cell office:value-type="string">
            <text:p>TC0003_PlannerC 3-2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2H11M31.409S">
            <text:p>12:11:31.41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2H11M07.756S">
            <text:p>12:11:07.76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784">
            <text:p>23784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2H11M18.642S">
            <text:p>12:11:18.6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910">
            <text:p>12910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2H11M31.541S">
            <text:p>12:11:31.54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2H11M24.925S">
            <text:p>12:11:24.9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6682">
            <text:p>6682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2H11M30.307S">
            <text:p>12:11:30.31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13">
            <text:p>1313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2H11M25.689S">
            <text:p>12:11:25.6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943">
            <text:p>5943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2H11M31.551S">
            <text:p>12:11:31.5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2H11M28.11S">
            <text:p>12:11:28.1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537">
            <text:p>3537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2H11M20.885S">
            <text:p>12:11:20.8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770">
            <text:p>10770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2H11M03.807S">
            <text:p>12:11:03.8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857">
            <text:p>27857</text:p>
          </table:table-cell>
          <table:table-cell office:value-type="string">
            <text:p>Success</text:p>
          </table:table-cell>
          <table:table-cell office:value-type="float" office:value="55700">
            <text:p>55700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2H11M20.829S">
            <text:p>12:11:20.83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857">
            <text:p>10857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2H11M20.918S">
            <text:p>12:11:20.9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777">
            <text:p>10777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2H11M31.656S">
            <text:p>12:11:31.6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2H11M20.821S">
            <text:p>12:11:20.82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906">
            <text:p>10906</text:p>
          </table:table-cell>
          <table:table-cell office:value-type="string">
            <text:p>Success</text:p>
          </table:table-cell>
          <table:table-cell office:value-type="float" office:value="45746">
            <text:p>45746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2H11M31.695S">
            <text:p>12:11:31.7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11">
            <text:p>411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2H11M31.69S">
            <text:p>12:11:31.6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2H11M10.195S">
            <text:p>12:11:10.2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1553">
            <text:p>21553</text:p>
          </table:table-cell>
          <table:table-cell office:value-type="string">
            <text:p>Success</text:p>
          </table:table-cell>
          <table:table-cell office:value-type="float" office:value="78881">
            <text:p>78881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2H11M28.097S">
            <text:p>12:11:28.1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41951">
            <text:p>41951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2H11M18.39S">
            <text:p>12:11:18.39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367">
            <text:p>13367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2H10M57.151S">
            <text:p>12:10:57.15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4608">
            <text:p>34608</text:p>
          </table:table-cell>
          <table:table-cell office:value-type="string">
            <text:p>Success</text:p>
          </table:table-cell>
          <table:table-cell office:value-type="float" office:value="78173">
            <text:p>78173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2H11M31.729S">
            <text:p>12:11:31.7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2H11M02.056S">
            <text:p>12:11:02.0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9716">
            <text:p>29716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2H11M31.758S">
            <text:p>12:11:31.76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2H11M31.755S">
            <text:p>12:11:31.7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2H11M31.773S">
            <text:p>12:11:31.7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2H11M31.609S">
            <text:p>12:11:31.61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2H11M32.141S">
            <text:p>12:11:32.14</text:p>
          </table:table-cell>
          <table:table-cell office:value-type="string">
            <text:p>TC0001_PlannerA 1-2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2H11M32.15S">
            <text:p>12:11:32.15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2H11M32.155S">
            <text:p>12:11:32.16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2H11M20.835S">
            <text:p>12:11:20.8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1403">
            <text:p>11403</text:p>
          </table:table-cell>
          <table:table-cell office:value-type="string">
            <text:p>Success</text:p>
          </table:table-cell>
          <table:table-cell office:value-type="float" office:value="60362">
            <text:p>60362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2H11M20.846S">
            <text:p>12:11:20.8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1405">
            <text:p>11405</text:p>
          </table:table-cell>
          <table:table-cell office:value-type="string">
            <text:p>Success</text:p>
          </table:table-cell>
          <table:table-cell office:value-type="float" office:value="64399">
            <text:p>64399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2H11M32.252S">
            <text:p>12:11:32.2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2H11M32.283S">
            <text:p>12:11:32.2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2H11M32.317S">
            <text:p>12:11:32.3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2H11M23.076S">
            <text:p>12:11:23.0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9506">
            <text:p>9506</text:p>
          </table:table-cell>
          <table:table-cell office:value-type="string">
            <text:p>Success</text:p>
          </table:table-cell>
          <table:table-cell office:value-type="float" office:value="70257">
            <text:p>70257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2H11M32.583S">
            <text:p>12:11:32.5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2H11M20.818S">
            <text:p>12:11:20.8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3736">
            <text:p>13736</text:p>
          </table:table-cell>
          <table:table-cell office:value-type="string">
            <text:p>Success</text:p>
          </table:table-cell>
          <table:table-cell office:value-type="float" office:value="64408">
            <text:p>64408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2H11M23.117S">
            <text:p>12:11:23.1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458">
            <text:p>11458</text:p>
          </table:table-cell>
          <table:table-cell office:value-type="string">
            <text:p>Success</text:p>
          </table:table-cell>
          <table:table-cell office:value-type="float" office:value="70324">
            <text:p>70324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2H11M20.129S">
            <text:p>12:11:20.1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471">
            <text:p>14471</text:p>
          </table:table-cell>
          <table:table-cell office:value-type="string">
            <text:p>Success</text:p>
          </table:table-cell>
          <table:table-cell office:value-type="float" office:value="64410">
            <text:p>64410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2H11M34.556S">
            <text:p>12:11:34.5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2H11M34.576S">
            <text:p>12:11:34.5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2H11M34.602S">
            <text:p>12:11:34.6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810">
            <text:p>1810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2H11M34.624S">
            <text:p>12:11:34.6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2H11M34.612S">
            <text:p>12:11:34.61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2H11M34.659S">
            <text:p>12:11:34.6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2H11M34.669S">
            <text:p>12:11:34.6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2H11M24.944S">
            <text:p>12:11:24.9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856">
            <text:p>9856</text:p>
          </table:table-cell>
          <table:table-cell office:value-type="string">
            <text:p>Success</text:p>
          </table:table-cell>
          <table:table-cell office:value-type="float" office:value="75936">
            <text:p>75936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2H11M23.023S">
            <text:p>12:11:23.0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1784">
            <text:p>11784</text:p>
          </table:table-cell>
          <table:table-cell office:value-type="string">
            <text:p>Success</text:p>
          </table:table-cell>
          <table:table-cell office:value-type="float" office:value="70023">
            <text:p>70023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2H11M23.119S">
            <text:p>12:11:23.1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1721">
            <text:p>11721</text:p>
          </table:table-cell>
          <table:table-cell office:value-type="string">
            <text:p>Success</text:p>
          </table:table-cell>
          <table:table-cell office:value-type="float" office:value="70419">
            <text:p>70419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2H11M34.809S">
            <text:p>12:11:34.8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2H11M34.844S">
            <text:p>12:11:34.8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2H11M34.841S">
            <text:p>12:11:34.8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2H11M34.863S">
            <text:p>12:11:34.8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2H11M34.88S">
            <text:p>12:11:34.8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2H11M34.904S">
            <text:p>12:11:34.90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758">
            <text:p>1758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2H11M31.633S">
            <text:p>12:11:31.6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327">
            <text:p>33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2H11M34.961S">
            <text:p>12:11:34.96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2H11M34.97S">
            <text:p>12:11:34.97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2H11M34.974S">
            <text:p>12:11:34.97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2H11M20.696S">
            <text:p>12:11:20.7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852">
            <text:p>14852</text:p>
          </table:table-cell>
          <table:table-cell office:value-type="string">
            <text:p>Success</text:p>
          </table:table-cell>
          <table:table-cell office:value-type="float" office:value="23277">
            <text:p>23277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2H11M23.01S">
            <text:p>12:11:23.0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2584">
            <text:p>12584</text:p>
          </table:table-cell>
          <table:table-cell office:value-type="string">
            <text:p>Success</text:p>
          </table:table-cell>
          <table:table-cell office:value-type="float" office:value="70223">
            <text:p>70223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2H11M34.801S">
            <text:p>12:11:34.8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458">
            <text:p>145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2H11M36.261S">
            <text:p>12:11:36.26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2H11M36.27S">
            <text:p>12:11:36.27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2H11M36.274S">
            <text:p>12:11:36.27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2H11M32.24S">
            <text:p>12:11:32.2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4969">
            <text:p>49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2H11M37.21S">
            <text:p>12:11:37.21</text:p>
          </table:table-cell>
          <table:table-cell office:value-type="string">
            <text:p>TC0003_PlannerC 3-30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2H11M37.223S">
            <text:p>12:11:37.22</text:p>
          </table:table-cell>
          <table:table-cell office:value-type="string">
            <text:p>TC0003_PlannerC 3-3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2H11M37.228S">
            <text:p>12:11:37.23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2H11M35.596S">
            <text:p>12:11:35.6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94">
            <text:p>19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2H11M37.59S">
            <text:p>12:11:37.59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2H11M37.6S">
            <text:p>12:11:37.60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2H11M37.604S">
            <text:p>12:11:37.60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2H11M27.721S">
            <text:p>12:11:27.7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965">
            <text:p>9965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2H11M27.708S">
            <text:p>12:11:27.7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023">
            <text:p>10023</text:p>
          </table:table-cell>
          <table:table-cell office:value-type="string">
            <text:p>Success</text:p>
          </table:table-cell>
          <table:table-cell office:value-type="float" office:value="22698">
            <text:p>22698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2H11M24.96S">
            <text:p>12:11:24.96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2782">
            <text:p>12782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2H11M18.297S">
            <text:p>12:11:18.30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9461">
            <text:p>19461</text:p>
          </table:table-cell>
          <table:table-cell office:value-type="string">
            <text:p>Success</text:p>
          </table:table-cell>
          <table:table-cell office:value-type="float" office:value="45126">
            <text:p>45126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2H11M20.862S">
            <text:p>12:11:20.8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6918">
            <text:p>16918</text:p>
          </table:table-cell>
          <table:table-cell office:value-type="string">
            <text:p>Success</text:p>
          </table:table-cell>
          <table:table-cell office:value-type="float" office:value="46491">
            <text:p>46491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2H11M03.249S">
            <text:p>12:11:03.2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4559">
            <text:p>34559</text:p>
          </table:table-cell>
          <table:table-cell office:value-type="string">
            <text:p>Success</text:p>
          </table:table-cell>
          <table:table-cell office:value-type="float" office:value="78173">
            <text:p>78173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2H11M17.995S">
            <text:p>12:11:18.0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813">
            <text:p>19813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2H11M37.759S">
            <text:p>12:11:37.7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2H11M37.742S">
            <text:p>12:11:37.7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2H11M37.781S">
            <text:p>12:11:37.7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2H11M22.992S">
            <text:p>12:11:22.9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4832">
            <text:p>14832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2H11M23.149S">
            <text:p>12:11:23.1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813">
            <text:p>14813</text:p>
          </table:table-cell>
          <table:table-cell office:value-type="string">
            <text:p>Success</text:p>
          </table:table-cell>
          <table:table-cell office:value-type="float" office:value="66084">
            <text:p>66084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2H11M37.963S">
            <text:p>12:11:37.9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60">
            <text:p>2060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2H11M31.75S">
            <text:p>12:11:31.7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850">
            <text:p>6850</text:p>
          </table:table-cell>
          <table:table-cell office:value-type="string">
            <text:p>Success</text:p>
          </table:table-cell>
          <table:table-cell office:value-type="float" office:value="62428">
            <text:p>62428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2H11M38.602S">
            <text:p>12:11:38.6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2H11M38.629S">
            <text:p>12:11:38.6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2H11M38.775S">
            <text:p>12:11:38.7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2H11M27.681S">
            <text:p>12:11:27.6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1218">
            <text:p>11218</text:p>
          </table:table-cell>
          <table:table-cell office:value-type="string">
            <text:p>Success</text:p>
          </table:table-cell>
          <table:table-cell office:value-type="float" office:value="77318">
            <text:p>77318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2H11M29.342S">
            <text:p>12:11:29.3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9562">
            <text:p>9562</text:p>
          </table:table-cell>
          <table:table-cell office:value-type="string">
            <text:p>Success</text:p>
          </table:table-cell>
          <table:table-cell office:value-type="float" office:value="64051">
            <text:p>64051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2H11M38.906S">
            <text:p>12:11:38.9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2H11M24.961S">
            <text:p>12:11:24.9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652">
            <text:p>14652</text:p>
          </table:table-cell>
          <table:table-cell office:value-type="string">
            <text:p>Success</text:p>
          </table:table-cell>
          <table:table-cell office:value-type="float" office:value="73572">
            <text:p>73572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2H11M24.979S">
            <text:p>12:11:24.9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4644">
            <text:p>14644</text:p>
          </table:table-cell>
          <table:table-cell office:value-type="string">
            <text:p>Success</text:p>
          </table:table-cell>
          <table:table-cell office:value-type="float" office:value="75348">
            <text:p>75348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2H11M39.623S">
            <text:p>12:11:39.6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2H11M39.65S">
            <text:p>12:11:39.6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2H11M39.68S">
            <text:p>12:11:39.6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2H11M38.901S">
            <text:p>12:11:38.9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2H11M39.724S">
            <text:p>12:11:39.72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2H11M39.731S">
            <text:p>12:11:39.73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2H11M39.734S">
            <text:p>12:11:39.73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2H11M39.615S">
            <text:p>12:11:39.6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2H11M39.95S">
            <text:p>12:11:39.95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2H11M39.958S">
            <text:p>12:11:39.96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2H11M39.962S">
            <text:p>12:11:39.96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2H11M07.743S">
            <text:p>12:11:07.74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2291">
            <text:p>32291</text:p>
          </table:table-cell>
          <table:table-cell office:value-type="string">
            <text:p>Success</text:p>
          </table:table-cell>
          <table:table-cell office:value-type="float" office:value="39181">
            <text:p>39181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2H11M40.036S">
            <text:p>12:11:40.0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2H11M06.468S">
            <text:p>12:11:06.4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3605">
            <text:p>33605</text:p>
          </table:table-cell>
          <table:table-cell office:value-type="string">
            <text:p>Success</text:p>
          </table:table-cell>
          <table:table-cell office:value-type="float" office:value="39181">
            <text:p>39181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2H11M19.758S">
            <text:p>12:11:19.7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319">
            <text:p>20319</text:p>
          </table:table-cell>
          <table:table-cell office:value-type="string">
            <text:p>Success</text:p>
          </table:table-cell>
          <table:table-cell office:value-type="float" office:value="45126">
            <text:p>45126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2H11M04.121S">
            <text:p>12:11:04.12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5957">
            <text:p>35957</text:p>
          </table:table-cell>
          <table:table-cell office:value-type="string">
            <text:p>Success</text:p>
          </table:table-cell>
          <table:table-cell office:value-type="float" office:value="39182">
            <text:p>39182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2H11M39.712S">
            <text:p>12:11:39.71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2H11M31.032S">
            <text:p>12:11:31.03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058">
            <text:p>9058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2H11M40.077S">
            <text:p>12:11:40.0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2H11M40.08S">
            <text:p>12:11:40.0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2H11M31.665S">
            <text:p>12:11:31.6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777">
            <text:p>8777</text:p>
          </table:table-cell>
          <table:table-cell office:value-type="string">
            <text:p>Success</text:p>
          </table:table-cell>
          <table:table-cell office:value-type="float" office:value="22697">
            <text:p>22697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2H11M22.982S">
            <text:p>12:11:22.9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7521">
            <text:p>1752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2H11M26.008S">
            <text:p>12:11:26.0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4503">
            <text:p>14503</text:p>
          </table:table-cell>
          <table:table-cell office:value-type="string">
            <text:p>Success</text:p>
          </table:table-cell>
          <table:table-cell office:value-type="float" office:value="44382">
            <text:p>44382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2H11M27.694S">
            <text:p>12:11:27.69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827">
            <text:p>12827</text:p>
          </table:table-cell>
          <table:table-cell office:value-type="string">
            <text:p>Success</text:p>
          </table:table-cell>
          <table:table-cell office:value-type="float" office:value="38831">
            <text:p>38831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2H11M21.659S">
            <text:p>12:11:21.6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8868">
            <text:p>18868</text:p>
          </table:table-cell>
          <table:table-cell office:value-type="string">
            <text:p>Success</text:p>
          </table:table-cell>
          <table:table-cell office:value-type="float" office:value="45126">
            <text:p>45126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2H11M11.869S">
            <text:p>12:11:11.87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8671">
            <text:p>28671</text:p>
          </table:table-cell>
          <table:table-cell office:value-type="string">
            <text:p>Success</text:p>
          </table:table-cell>
          <table:table-cell office:value-type="float" office:value="39181">
            <text:p>39181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2H11M28.123S">
            <text:p>12:11:28.1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420">
            <text:p>12420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2H11M29.375S">
            <text:p>12:11:29.3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1179">
            <text:p>11179</text:p>
          </table:table-cell>
          <table:table-cell office:value-type="string">
            <text:p>Success</text:p>
          </table:table-cell>
          <table:table-cell office:value-type="float" office:value="38554">
            <text:p>38554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2H11M24.998S">
            <text:p>12:11:25.00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559">
            <text:p>15559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2H11M40.541S">
            <text:p>12:11:40.54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2H11M40.544S">
            <text:p>12:11:40.5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2H11M23.013S">
            <text:p>12:11:23.0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557">
            <text:p>17557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2H11M34.688S">
            <text:p>12:11:34.69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894">
            <text:p>5894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2H11M40.557S">
            <text:p>12:11:40.5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2H11M31.816S">
            <text:p>12:11:31.8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138">
            <text:p>9138</text:p>
          </table:table-cell>
          <table:table-cell office:value-type="string">
            <text:p>Success</text:p>
          </table:table-cell>
          <table:table-cell office:value-type="float" office:value="62432">
            <text:p>62432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2H11M40.954S">
            <text:p>12:11:40.9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186">
            <text:p>2186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2H11M28.149S">
            <text:p>12:11:28.1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3295">
            <text:p>13295</text:p>
          </table:table-cell>
          <table:table-cell office:value-type="string">
            <text:p>Success</text:p>
          </table:table-cell>
          <table:table-cell office:value-type="float" office:value="75843">
            <text:p>75843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2H11M41.446S">
            <text:p>12:11:41.4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134">
            <text:p>2134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2H11M41.503S">
            <text:p>12:11:41.5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134">
            <text:p>2134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2H11M41.545S">
            <text:p>12:11:41.5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134">
            <text:p>2134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2H11M31.768S">
            <text:p>12:11:31.7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409">
            <text:p>10409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2H11M25.488S">
            <text:p>12:11:25.49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693">
            <text:p>16693</text:p>
          </table:table-cell>
          <table:table-cell office:value-type="string">
            <text:p>Success</text:p>
          </table:table-cell>
          <table:table-cell office:value-type="float" office:value="44382">
            <text:p>44382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2H11M25.995S">
            <text:p>12:11:26.0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198">
            <text:p>16198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2H11M32.615S">
            <text:p>12:11:32.6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9579">
            <text:p>9579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2H11M40.512S">
            <text:p>12:11:40.5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40236">
            <text:p>40236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2H11M28.108S">
            <text:p>12:11:28.11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095">
            <text:p>14095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2H11M28.17S">
            <text:p>12:11:28.1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4034">
            <text:p>14034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2H11M34.653S">
            <text:p>12:11:34.6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553">
            <text:p>7553</text:p>
          </table:table-cell>
          <table:table-cell office:value-type="string">
            <text:p>Success</text:p>
          </table:table-cell>
          <table:table-cell office:value-type="float" office:value="44382">
            <text:p>44382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2H11M40.102S">
            <text:p>12:11:40.1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2H11M31.715S">
            <text:p>12:11:31.72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535">
            <text:p>10535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2H11M24.975S">
            <text:p>12:11:24.9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7277">
            <text:p>17277</text:p>
          </table:table-cell>
          <table:table-cell office:value-type="string">
            <text:p>Success</text:p>
          </table:table-cell>
          <table:table-cell office:value-type="float" office:value="45746">
            <text:p>45746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2H11M42.213S">
            <text:p>12:11:42.2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2H11M40.594S">
            <text:p>12:11:40.59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61">
            <text:p>1661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2H11M42.207S">
            <text:p>12:11:42.2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411">
            <text:p>411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2H11M42.206S">
            <text:p>12:11:42.2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2H11M42.256S">
            <text:p>12:11:42.2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2H11M42.182S">
            <text:p>12:11:42.1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2H11M42.196S">
            <text:p>12:11:42.2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411">
            <text:p>411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2H11M42.18S">
            <text:p>12:11:42.1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2H11M42.253S">
            <text:p>12:11:42.2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2H11M42.252S">
            <text:p>12:11:42.2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2H11M24.921S">
            <text:p>12:11:24.9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7975">
            <text:p>17975</text:p>
          </table:table-cell>
          <table:table-cell office:value-type="string">
            <text:p>Success</text:p>
          </table:table-cell>
          <table:table-cell office:value-type="float" office:value="69534">
            <text:p>69534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2H11M28.133S">
            <text:p>12:11:28.1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4834">
            <text:p>14834</text:p>
          </table:table-cell>
          <table:table-cell office:value-type="string">
            <text:p>Success</text:p>
          </table:table-cell>
          <table:table-cell office:value-type="float" office:value="71510">
            <text:p>71510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2H11M42.897S">
            <text:p>12:11:42.9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2H11M43.414S">
            <text:p>12:11:43.41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2H11M43.424S">
            <text:p>12:11:43.42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2H11M43.429S">
            <text:p>12:11:43.43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2H11M31.76S">
            <text:p>12:11:31.7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3009">
            <text:p>13009</text:p>
          </table:table-cell>
          <table:table-cell office:value-type="string">
            <text:p>Success</text:p>
          </table:table-cell>
          <table:table-cell office:value-type="float" office:value="62240">
            <text:p>62240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2H11M44.769S">
            <text:p>12:11:44.7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218">
            <text:p>2218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2H11M44.79S">
            <text:p>12:11:44.7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218">
            <text:p>2218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2H11M44.853S">
            <text:p>12:11:44.85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218">
            <text:p>2218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2H11M31.799S">
            <text:p>12:11:31.80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3228">
            <text:p>13228</text:p>
          </table:table-cell>
          <table:table-cell office:value-type="string">
            <text:p>Success</text:p>
          </table:table-cell>
          <table:table-cell office:value-type="float" office:value="48430">
            <text:p>48430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2H11M42.967S">
            <text:p>12:11:42.9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2H11M45.382S">
            <text:p>12:11:45.38</text:p>
          </table:table-cell>
          <table:table-cell office:value-type="string">
            <text:p>TC0003_PlannerC 3-21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2H11M45.4S">
            <text:p>12:11:45.40</text:p>
          </table:table-cell>
          <table:table-cell office:value-type="string">
            <text:p>TC0003_PlannerC 3-21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2H11M45.41S">
            <text:p>12:11:45.41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2H11M23.136S">
            <text:p>12:11:23.14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2365">
            <text:p>22365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2H11M31.6S">
            <text:p>12:11:31.60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3965">
            <text:p>13965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2H11M40.974S">
            <text:p>12:11:40.97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610">
            <text:p>4610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2H11M32.35S">
            <text:p>12:11:32.3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253">
            <text:p>13253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2H11M42.258S">
            <text:p>12:11:42.26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354">
            <text:p>3354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2H11M45.502S">
            <text:p>12:11:45.5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2H11M31.806S">
            <text:p>12:11:31.8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845">
            <text:p>13845</text:p>
          </table:table-cell>
          <table:table-cell office:value-type="string">
            <text:p>Success</text:p>
          </table:table-cell>
          <table:table-cell office:value-type="float" office:value="42621">
            <text:p>42621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2H11M31.635S">
            <text:p>12:11:31.6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036">
            <text:p>14036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2H11M28.192S">
            <text:p>12:11:28.19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482">
            <text:p>17482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2H11M37.993S">
            <text:p>12:11:37.9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683">
            <text:p>7683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2H11M40.075S">
            <text:p>12:11:40.0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604">
            <text:p>5604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2H11M31.739S">
            <text:p>12:11:31.74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3960">
            <text:p>13960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2H11M45.676S">
            <text:p>12:11:45.6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2H11M42.314S">
            <text:p>12:11:42.3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2H11M30.353S">
            <text:p>12:11:30.3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381">
            <text:p>15381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2H11M38.804S">
            <text:p>12:11:38.8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954">
            <text:p>6954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2H11M45.673S">
            <text:p>12:11:45.6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2H11M37.823S">
            <text:p>12:11:37.8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939">
            <text:p>7939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2H11M37.821S">
            <text:p>12:11:37.82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942">
            <text:p>7942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2H11M45.567S">
            <text:p>12:11:45.5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2H11M45.612S">
            <text:p>12:11:45.6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2H11M45.586S">
            <text:p>12:11:45.5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709">
            <text:p>709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2H11M40.583S">
            <text:p>12:11:40.5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231">
            <text:p>5231</text:p>
          </table:table-cell>
          <table:table-cell office:value-type="string">
            <text:p>Success</text:p>
          </table:table-cell>
          <table:table-cell office:value-type="float" office:value="45845">
            <text:p>45845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2H11M45.681S">
            <text:p>12:11:45.6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2H11M45.674S">
            <text:p>12:11:45.67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2H11M28.065S">
            <text:p>12:11:28.0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7780">
            <text:p>17780</text:p>
          </table:table-cell>
          <table:table-cell office:value-type="string">
            <text:p>Success</text:p>
          </table:table-cell>
          <table:table-cell office:value-type="float" office:value="77543">
            <text:p>77543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2H11M45.701S">
            <text:p>12:11:45.7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2H11M35.55S">
            <text:p>12:11:35.5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305">
            <text:p>10305</text:p>
          </table:table-cell>
          <table:table-cell office:value-type="string">
            <text:p>Success</text:p>
          </table:table-cell>
          <table:table-cell office:value-type="float" office:value="78860">
            <text:p>78860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2H11M45.764S">
            <text:p>12:11:45.7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2H11M45.847S">
            <text:p>12:11:45.85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2H11M31.622S">
            <text:p>12:11:31.6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532">
            <text:p>14532</text:p>
          </table:table-cell>
          <table:table-cell office:value-type="string">
            <text:p>Success</text:p>
          </table:table-cell>
          <table:table-cell office:value-type="float" office:value="55923">
            <text:p>55923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2H11M40.504S">
            <text:p>12:11:40.5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6886">
            <text:p>6886</text:p>
          </table:table-cell>
          <table:table-cell office:value-type="string">
            <text:p>Success</text:p>
          </table:table-cell>
          <table:table-cell office:value-type="float" office:value="48614">
            <text:p>48614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2H11M47.389S">
            <text:p>12:11:47.3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2H11M47.408S">
            <text:p>12:11:47.4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2H11M37.811S">
            <text:p>12:11:37.8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669">
            <text:p>9669</text:p>
          </table:table-cell>
          <table:table-cell office:value-type="string">
            <text:p>Success</text:p>
          </table:table-cell>
          <table:table-cell office:value-type="float" office:value="50298">
            <text:p>50298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2H11M47.452S">
            <text:p>12:11:47.45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2H11M47.48S">
            <text:p>12:11:47.4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2H11M47.498S">
            <text:p>12:11:47.5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2H11M47.512S">
            <text:p>12:11:47.5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2H11M40.571S">
            <text:p>12:11:40.5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244">
            <text:p>7244</text:p>
          </table:table-cell>
          <table:table-cell office:value-type="string">
            <text:p>Success</text:p>
          </table:table-cell>
          <table:table-cell office:value-type="float" office:value="48616">
            <text:p>48616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2H11M47.817S">
            <text:p>12:11:47.8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2H11M47.832S">
            <text:p>12:11:47.8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2H11M47.844S">
            <text:p>12:11:47.8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260">
            <text:p>2260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2H11M40.555S">
            <text:p>12:11:40.56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513">
            <text:p>7513</text:p>
          </table:table-cell>
          <table:table-cell office:value-type="string">
            <text:p>Success</text:p>
          </table:table-cell>
          <table:table-cell office:value-type="float" office:value="50585">
            <text:p>50585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2H11M42.205S">
            <text:p>12:11:42.2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048">
            <text:p>6048</text:p>
          </table:table-cell>
          <table:table-cell office:value-type="string">
            <text:p>Success</text:p>
          </table:table-cell>
          <table:table-cell office:value-type="float" office:value="46689">
            <text:p>46689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2H11M48.255S">
            <text:p>12:11:48.2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2H11M48.069S">
            <text:p>12:11:48.0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2H11M34.69S">
            <text:p>12:11:34.6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727">
            <text:p>13727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2H11M48.418S">
            <text:p>12:11:48.42</text:p>
          </table:table-cell>
          <table:table-cell office:value-type="string">
            <text:p>TC0003_PlannerC 3-2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2H11M48.427S">
            <text:p>12:11:48.43</text:p>
          </table:table-cell>
          <table:table-cell office:value-type="string">
            <text:p>TC0003_PlannerC 3-2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2H11M48.432S">
            <text:p>12:11:48.43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2H11M40.522S">
            <text:p>12:11:40.5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033">
            <text:p>8033</text:p>
          </table:table-cell>
          <table:table-cell office:value-type="string">
            <text:p>Success</text:p>
          </table:table-cell>
          <table:table-cell office:value-type="float" office:value="48559">
            <text:p>48559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2H11M37.826S">
            <text:p>12:11:37.8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884">
            <text:p>10884</text:p>
          </table:table-cell>
          <table:table-cell office:value-type="string">
            <text:p>Success</text:p>
          </table:table-cell>
          <table:table-cell office:value-type="float" office:value="50403">
            <text:p>50403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2H11M48.712S">
            <text:p>12:11:48.7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2H11M48.732S">
            <text:p>12:11:48.7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2H11M48.774S">
            <text:p>12:11:48.7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2H11M37.685S">
            <text:p>12:11:37.6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204">
            <text:p>11204</text:p>
          </table:table-cell>
          <table:table-cell office:value-type="string">
            <text:p>Success</text:p>
          </table:table-cell>
          <table:table-cell office:value-type="float" office:value="45908">
            <text:p>45908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2H11M42.198S">
            <text:p>12:11:42.2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747">
            <text:p>6747</text:p>
          </table:table-cell>
          <table:table-cell office:value-type="string">
            <text:p>Success</text:p>
          </table:table-cell>
          <table:table-cell office:value-type="float" office:value="40869">
            <text:p>40869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2H11M40.567S">
            <text:p>12:11:40.5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8389">
            <text:p>8389</text:p>
          </table:table-cell>
          <table:table-cell office:value-type="string">
            <text:p>Success</text:p>
          </table:table-cell>
          <table:table-cell office:value-type="float" office:value="42645">
            <text:p>42645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2H11M37.81S">
            <text:p>12:11:37.8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1183">
            <text:p>11183</text:p>
          </table:table-cell>
          <table:table-cell office:value-type="string">
            <text:p>Success</text:p>
          </table:table-cell>
          <table:table-cell office:value-type="float" office:value="50294">
            <text:p>50294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2H11M48.994S">
            <text:p>12:11:48.99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2H11M49.015S">
            <text:p>12:11:49.0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2H11M49.037S">
            <text:p>12:11:49.0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86">
            <text:p>2386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2H11M40.08S">
            <text:p>12:11:40.0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228">
            <text:p>9228</text:p>
          </table:table-cell>
          <table:table-cell office:value-type="string">
            <text:p>Success</text:p>
          </table:table-cell>
          <table:table-cell office:value-type="float" office:value="45845">
            <text:p>45845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2H11M45.03S">
            <text:p>12:11:45.0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634">
            <text:p>4634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2H11M42.195S">
            <text:p>12:11:42.2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471">
            <text:p>7471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2H11M42.257S">
            <text:p>12:11:42.2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446">
            <text:p>7446</text:p>
          </table:table-cell>
          <table:table-cell office:value-type="string">
            <text:p>Success</text:p>
          </table:table-cell>
          <table:table-cell office:value-type="float" office:value="41247">
            <text:p>41247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2H11M31.745S">
            <text:p>12:11:31.75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974">
            <text:p>17974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2H11M49.703S">
            <text:p>12:11:49.7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2H11M49.721S">
            <text:p>12:11:49.7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2H11M49.666S">
            <text:p>12:11:49.6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2H11M49.949S">
            <text:p>12:11:49.95</text:p>
          </table:table-cell>
          <table:table-cell office:value-type="string">
            <text:p>TC0002_PlannerB 2-2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2H11M49.957S">
            <text:p>12:11:49.96</text:p>
          </table:table-cell>
          <table:table-cell office:value-type="string">
            <text:p>TC0002_PlannerB 2-2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2H11M49.961S">
            <text:p>12:11:49.96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2H11M31.649S">
            <text:p>12:11:31.6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8411">
            <text:p>18411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2H11M49.668S">
            <text:p>12:11:49.6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2H11M50.215S">
            <text:p>12:11:50.22</text:p>
          </table:table-cell>
          <table:table-cell office:value-type="string">
            <text:p>TC0001_PlannerA 1-2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2H11M50.224S">
            <text:p>12:11:50.22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2H11M50.229S">
            <text:p>12:11:50.23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2H11M42.293S">
            <text:p>12:11:42.29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233">
            <text:p>8233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2H11M42.29S">
            <text:p>12:11:42.2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8261">
            <text:p>8261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2H11M42.282S">
            <text:p>12:11:42.2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8272">
            <text:p>8272</text:p>
          </table:table-cell>
          <table:table-cell office:value-type="string">
            <text:p>Success</text:p>
          </table:table-cell>
          <table:table-cell office:value-type="float" office:value="41247">
            <text:p>41247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2H11M49.752S">
            <text:p>12:11:49.75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2H11M50.554S">
            <text:p>12:11:50.5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2H11M50.551S">
            <text:p>12:11:50.5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2H11M45.715S">
            <text:p>12:11:45.7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290">
            <text:p>5290</text:p>
          </table:table-cell>
          <table:table-cell office:value-type="string">
            <text:p>Success</text:p>
          </table:table-cell>
          <table:table-cell office:value-type="float" office:value="42937">
            <text:p>42937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2H11M51.006S">
            <text:p>12:11:51.0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2H11M41.587S">
            <text:p>12:11:41.59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906">
            <text:p>9906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2H11M40.528S">
            <text:p>12:11:40.53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996">
            <text:p>10996</text:p>
          </table:table-cell>
          <table:table-cell office:value-type="string">
            <text:p>Success</text:p>
          </table:table-cell>
          <table:table-cell office:value-type="float" office:value="38245">
            <text:p>38245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2H11M34.919S">
            <text:p>12:11:34.92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613">
            <text:p>16613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2H11M40.079S">
            <text:p>12:11:40.08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455">
            <text:p>11455</text:p>
          </table:table-cell>
          <table:table-cell office:value-type="string">
            <text:p>Success</text:p>
          </table:table-cell>
          <table:table-cell office:value-type="float" office:value="38831">
            <text:p>38831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2H11M42.282S">
            <text:p>12:11:42.28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254">
            <text:p>9254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2H11M34.883S">
            <text:p>12:11:34.88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655">
            <text:p>16655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2H11M40.104S">
            <text:p>12:11:40.1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1441">
            <text:p>11441</text:p>
          </table:table-cell>
          <table:table-cell office:value-type="string">
            <text:p>Success</text:p>
          </table:table-cell>
          <table:table-cell office:value-type="float" office:value="41247">
            <text:p>41247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2H11M51.547S">
            <text:p>12:11:51.5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2H11M40.091S">
            <text:p>12:11:40.09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507">
            <text:p>11507</text:p>
          </table:table-cell>
          <table:table-cell office:value-type="string">
            <text:p>Success</text:p>
          </table:table-cell>
          <table:table-cell office:value-type="float" office:value="39533">
            <text:p>39533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2H11M45.702S">
            <text:p>12:11:45.7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899">
            <text:p>5899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2H11M37.824S">
            <text:p>12:11:37.8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779">
            <text:p>13779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2H11M38.921S">
            <text:p>12:11:38.92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683">
            <text:p>1268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2H11M40.569S">
            <text:p>12:11:40.57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037">
            <text:p>11037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2H11M51.604S">
            <text:p>12:11:51.6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2H11M51.603S">
            <text:p>12:11:51.6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2H11M40.441S">
            <text:p>12:11:40.4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195">
            <text:p>11195</text:p>
          </table:table-cell>
          <table:table-cell office:value-type="string">
            <text:p>Success</text:p>
          </table:table-cell>
          <table:table-cell office:value-type="float" office:value="78882">
            <text:p>78882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2H11M51.607S">
            <text:p>12:11:51.6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2H11M45.856S">
            <text:p>12:11:45.8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231">
            <text:p>6231</text:p>
          </table:table-cell>
          <table:table-cell office:value-type="string">
            <text:p>Success</text:p>
          </table:table-cell>
          <table:table-cell office:value-type="float" office:value="42901">
            <text:p>42901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2H11M45.815S">
            <text:p>12:11:45.8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284">
            <text:p>6284</text:p>
          </table:table-cell>
          <table:table-cell office:value-type="string">
            <text:p>Success</text:p>
          </table:table-cell>
          <table:table-cell office:value-type="float" office:value="42747">
            <text:p>42747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2H11M52.089S">
            <text:p>12:11:52.0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470">
            <text:p>2470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2H11M52.108S">
            <text:p>12:11:52.1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470">
            <text:p>2470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2H11M52.139S">
            <text:p>12:11:52.1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470">
            <text:p>2470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2H11M45.652S">
            <text:p>12:11:45.6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801">
            <text:p>6801</text:p>
          </table:table-cell>
          <table:table-cell office:value-type="string">
            <text:p>Success</text:p>
          </table:table-cell>
          <table:table-cell office:value-type="float" office:value="42985">
            <text:p>42985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2H11M52.454S">
            <text:p>12:11:52.4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2H11M48.892S">
            <text:p>12:11:48.8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477">
            <text:p>4477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2H11M42.301S">
            <text:p>12:11:42.3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068">
            <text:p>11068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2H11M48.944S">
            <text:p>12:11:48.9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427">
            <text:p>4427</text:p>
          </table:table-cell>
          <table:table-cell office:value-type="string">
            <text:p>Success</text:p>
          </table:table-cell>
          <table:table-cell office:value-type="float" office:value="15592">
            <text:p>15592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2H11M48.957S">
            <text:p>12:11:48.9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430">
            <text:p>4430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2H11M47.859S">
            <text:p>12:11:47.86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539">
            <text:p>5539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2H11M45.736S">
            <text:p>12:11:45.74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679">
            <text:p>7679</text:p>
          </table:table-cell>
          <table:table-cell office:value-type="string">
            <text:p>Success</text:p>
          </table:table-cell>
          <table:table-cell office:value-type="float" office:value="38245">
            <text:p>38245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2H11M50.579S">
            <text:p>12:11:50.5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2H11M51.585S">
            <text:p>12:11:51.5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41961">
            <text:p>41961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2H11M53.371S">
            <text:p>12:11:53.3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2H11M53.425S">
            <text:p>12:11:53.4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2H11M53.429S">
            <text:p>12:11:53.4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2H11M53.37S">
            <text:p>12:11:53.3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2H11M53.641S">
            <text:p>12:11:53.64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2H11M53.656S">
            <text:p>12:11:53.66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2H11M53.661S">
            <text:p>12:11:53.66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2H11M45.763S">
            <text:p>12:11:45.7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109">
            <text:p>8109</text:p>
          </table:table-cell>
          <table:table-cell office:value-type="string">
            <text:p>Success</text:p>
          </table:table-cell>
          <table:table-cell office:value-type="float" office:value="42945">
            <text:p>42945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2H11M53.873S">
            <text:p>12:11:53.8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2H11M50.061S">
            <text:p>12:11:50.0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029">
            <text:p>4029</text:p>
          </table:table-cell>
          <table:table-cell office:value-type="string">
            <text:p>Success</text:p>
          </table:table-cell>
          <table:table-cell office:value-type="float" office:value="47041">
            <text:p>47041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2H11M54.092S">
            <text:p>12:11:54.0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512">
            <text:p>2512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2H11M54.12S">
            <text:p>12:11:54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512">
            <text:p>2512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2H11M54.166S">
            <text:p>12:11:54.1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12">
            <text:p>2512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2H11M53.373S">
            <text:p>12:11:53.3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2H11M54.581S">
            <text:p>12:11:54.58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2H11M54.589S">
            <text:p>12:11:54.59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2H11M54.596S">
            <text:p>12:11:54.60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2H11M53.388S">
            <text:p>12:11:53.39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2H11M54.681S">
            <text:p>12:11:54.68</text:p>
          </table:table-cell>
          <table:table-cell office:value-type="string">
            <text:p>TC0002_PlannerB 2-23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2H11M54.691S">
            <text:p>12:11:54.69</text:p>
          </table:table-cell>
          <table:table-cell office:value-type="string">
            <text:p>TC0002_PlannerB 2-2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2H11M54.696S">
            <text:p>12:11:54.70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2H11M46.156S">
            <text:p>12:11:46.16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8854">
            <text:p>8854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2H11M51.494S">
            <text:p>12:11:51.49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39">
            <text:p>3539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2H11M52.101S">
            <text:p>12:11:52.1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2H11M45.825S">
            <text:p>12:11:45.8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235">
            <text:p>9235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2H11M53.892S">
            <text:p>12:11:53.8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171">
            <text:p>1171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2H11M49.061S">
            <text:p>12:11:49.06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003">
            <text:p>6003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2H11M45.783S">
            <text:p>12:11:45.78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282">
            <text:p>9282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2H11M45.864S">
            <text:p>12:11:45.86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211">
            <text:p>9211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2H11M45.76S">
            <text:p>12:11:45.76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321">
            <text:p>9321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2H11M45.802S">
            <text:p>12:11:45.80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281">
            <text:p>9281</text:p>
          </table:table-cell>
          <table:table-cell office:value-type="string">
            <text:p>Success</text:p>
          </table:table-cell>
          <table:table-cell office:value-type="float" office:value="41248">
            <text:p>41248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2H11M48.793S">
            <text:p>12:11:48.7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292">
            <text:p>6292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2H11M55.067S">
            <text:p>12:11:55.0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2H11M55.083S">
            <text:p>12:11:55.0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2H11M55.062S">
            <text:p>12:11:55.0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2H11M55.078S">
            <text:p>12:11:55.0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2H11M45.898S">
            <text:p>12:11:45.9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9354">
            <text:p>9354</text:p>
          </table:table-cell>
          <table:table-cell office:value-type="string">
            <text:p>Success</text:p>
          </table:table-cell>
          <table:table-cell office:value-type="float" office:value="44774">
            <text:p>44774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2H11M55.253S">
            <text:p>12:11:55.25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06">
            <text:p>2606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2H11M55.011S">
            <text:p>12:11:55.0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2H11M55.428S">
            <text:p>12:11:55.43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2H11M55.436S">
            <text:p>12:11:55.44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2H11M55.441S">
            <text:p>12:11:55.44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2H11M49.311S">
            <text:p>12:11:49.3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622">
            <text:p>6622</text:p>
          </table:table-cell>
          <table:table-cell office:value-type="string">
            <text:p>Success</text:p>
          </table:table-cell>
          <table:table-cell office:value-type="float" office:value="43041">
            <text:p>43041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2H11M55.045S">
            <text:p>12:11:55.0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2H11M56.271S">
            <text:p>12:11:56.27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2H11M56.28S">
            <text:p>12:11:56.28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2H11M56.284S">
            <text:p>12:11:56.28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2H11M45.796S">
            <text:p>12:11:45.80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964">
            <text:p>10964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2H11M45.834S">
            <text:p>12:11:45.83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927">
            <text:p>10927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2H11M48.268S">
            <text:p>12:11:48.2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518">
            <text:p>8518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2H11M37.733S">
            <text:p>12:11:37.7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055">
            <text:p>19055</text:p>
          </table:table-cell>
          <table:table-cell office:value-type="string">
            <text:p>Success</text:p>
          </table:table-cell>
          <table:table-cell office:value-type="float" office:value="78173">
            <text:p>78173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2H11M44.913S">
            <text:p>12:11:44.91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1885">
            <text:p>11885</text:p>
          </table:table-cell>
          <table:table-cell office:value-type="string">
            <text:p>Success</text:p>
          </table:table-cell>
          <table:table-cell office:value-type="float" office:value="44381">
            <text:p>44381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2H11M47.527S">
            <text:p>12:11:47.53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9294">
            <text:p>9294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2H11M49.723S">
            <text:p>12:11:49.7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099">
            <text:p>7099</text:p>
          </table:table-cell>
          <table:table-cell office:value-type="string">
            <text:p>Success</text:p>
          </table:table-cell>
          <table:table-cell office:value-type="float" office:value="41961">
            <text:p>41961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2H11M55.109S">
            <text:p>12:11:55.11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2H11M45.602S">
            <text:p>12:11:45.6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232">
            <text:p>11232</text:p>
          </table:table-cell>
          <table:table-cell office:value-type="string">
            <text:p>Success</text:p>
          </table:table-cell>
          <table:table-cell office:value-type="float" office:value="39533">
            <text:p>39533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2H11M56.822S">
            <text:p>12:11:56.8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2H11M50.527S">
            <text:p>12:11:50.5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7155">
            <text:p>7155</text:p>
          </table:table-cell>
          <table:table-cell office:value-type="string">
            <text:p>Success</text:p>
          </table:table-cell>
          <table:table-cell office:value-type="float" office:value="52303">
            <text:p>52303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2H11M57.683S">
            <text:p>12:11:57.6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2H11M51.526S">
            <text:p>12:11:51.5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223">
            <text:p>7223</text:p>
          </table:table-cell>
          <table:table-cell office:value-type="string">
            <text:p>Success</text:p>
          </table:table-cell>
          <table:table-cell office:value-type="float" office:value="56340">
            <text:p>56340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2H11M51.537S">
            <text:p>12:11:51.5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7504">
            <text:p>7504</text:p>
          </table:table-cell>
          <table:table-cell office:value-type="string">
            <text:p>Success</text:p>
          </table:table-cell>
          <table:table-cell office:value-type="float" office:value="54276">
            <text:p>54276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2H11M59.041S">
            <text:p>12:11:59.0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2H11M50.559S">
            <text:p>12:11:50.5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8513">
            <text:p>8513</text:p>
          </table:table-cell>
          <table:table-cell office:value-type="string">
            <text:p>Success</text:p>
          </table:table-cell>
          <table:table-cell office:value-type="float" office:value="52306">
            <text:p>52306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2H11M59.073S">
            <text:p>12:11:59.0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2H11M55.935S">
            <text:p>12:11:55.9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16295">
            <text:p>16295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2H11M48.556S">
            <text:p>12:11:48.5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858">
            <text:p>11858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2H11M52.162S">
            <text:p>12:11:52.1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273">
            <text:p>8273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2H11M53.445S">
            <text:p>12:11:53.4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000">
            <text:p>7000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2H11M51.63S">
            <text:p>12:11:51.6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817">
            <text:p>8817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2H11M45.848S">
            <text:p>12:11:45.8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604">
            <text:p>14604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2H11M52.467S">
            <text:p>12:11:52.47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986">
            <text:p>7986</text:p>
          </table:table-cell>
          <table:table-cell office:value-type="string">
            <text:p>Success</text:p>
          </table:table-cell>
          <table:table-cell office:value-type="float" office:value="43277">
            <text:p>43277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2H11M45.762S">
            <text:p>12:11:45.7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693">
            <text:p>14693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2H12M00.449S">
            <text:p>12:12:00.4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2H12M00.452S">
            <text:p>12:12:00.4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2H12M00.456S">
            <text:p>12:12:00.4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2H12M00.395S">
            <text:p>12:12:00.4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2H12M00.506S">
            <text:p>12:12:00.51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2H12M00.526S">
            <text:p>12:12:00.53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2H12M00.533S">
            <text:p>12:12:00.53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2H11M51.535S">
            <text:p>12:11:51.5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027">
            <text:p>9027</text:p>
          </table:table-cell>
          <table:table-cell office:value-type="string">
            <text:p>Success</text:p>
          </table:table-cell>
          <table:table-cell office:value-type="float" office:value="56244">
            <text:p>56244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2H12M00.416S">
            <text:p>12:12:00.4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967">
            <text:p>9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2H12M01.383S">
            <text:p>12:12:01.38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2H12M01.392S">
            <text:p>12:12:01.39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2H12M01.398S">
            <text:p>12:12:01.40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2H11M51.601S">
            <text:p>12:11:51.6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830">
            <text:p>9830</text:p>
          </table:table-cell>
          <table:table-cell office:value-type="string">
            <text:p>Success</text:p>
          </table:table-cell>
          <table:table-cell office:value-type="float" office:value="50633">
            <text:p>50633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2H11M51.606S">
            <text:p>12:11:51.6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9921">
            <text:p>9921</text:p>
          </table:table-cell>
          <table:table-cell office:value-type="string">
            <text:p>Success</text:p>
          </table:table-cell>
          <table:table-cell office:value-type="float" office:value="19037">
            <text:p>19037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2H11M55.063S">
            <text:p>12:11:55.0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501">
            <text:p>6501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2H11M55.289S">
            <text:p>12:11:55.29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294">
            <text:p>6294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2H11M48.418S">
            <text:p>12:11:48.42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175">
            <text:p>13175</text:p>
          </table:table-cell>
          <table:table-cell office:value-type="string">
            <text:p>Success</text:p>
          </table:table-cell>
          <table:table-cell office:value-type="float" office:value="38831">
            <text:p>38831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2H11M42.254S">
            <text:p>12:11:42.2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9345">
            <text:p>19345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2H11M45.632S">
            <text:p>12:11:45.63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970">
            <text:p>15970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2H12M01.584S">
            <text:p>12:12:01.5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2H11M50.571S">
            <text:p>12:11:50.5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040">
            <text:p>11040</text:p>
          </table:table-cell>
          <table:table-cell office:value-type="string">
            <text:p>Success</text:p>
          </table:table-cell>
          <table:table-cell office:value-type="float" office:value="41961">
            <text:p>41961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2H11M51.661S">
            <text:p>12:11:51.66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954">
            <text:p>9954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2H11M53.447S">
            <text:p>12:11:53.4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171">
            <text:p>8171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2H12M01.604S">
            <text:p>12:12:01.6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2H11M53.398S">
            <text:p>12:11:53.4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245">
            <text:p>8245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2H12M01.614S">
            <text:p>12:12:01.6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2H12M01.6S">
            <text:p>12:12:01.6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2H12M01.528S">
            <text:p>12:12:01.5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2H12M01.889S">
            <text:p>12:12:01.89</text:p>
          </table:table-cell>
          <table:table-cell office:value-type="string">
            <text:p>TC0001_PlannerA 1-2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2H12M01.898S">
            <text:p>12:12:01.90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2H12M01.903S">
            <text:p>12:12:01.90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2H11M53.417S">
            <text:p>12:11:53.42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9094">
            <text:p>9094</text:p>
          </table:table-cell>
          <table:table-cell office:value-type="string">
            <text:p>Success</text:p>
          </table:table-cell>
          <table:table-cell office:value-type="float" office:value="48663">
            <text:p>48663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2H11M55.081S">
            <text:p>12:11:55.0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8100">
            <text:p>8100</text:p>
          </table:table-cell>
          <table:table-cell office:value-type="string">
            <text:p>Success</text:p>
          </table:table-cell>
          <table:table-cell office:value-type="float" office:value="48767">
            <text:p>48767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2H12M01.564S">
            <text:p>12:12:01.5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984">
            <text:p>19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2H12M03.55S">
            <text:p>12:12:03.55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2H11M47.482S">
            <text:p>12:11:47.48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090">
            <text:p>16090</text:p>
          </table:table-cell>
          <table:table-cell office:value-type="string">
            <text:p>Success</text:p>
          </table:table-cell>
          <table:table-cell office:value-type="float" office:value="45126">
            <text:p>45126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2H11M53.452S">
            <text:p>12:11:53.45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132">
            <text:p>10132</text:p>
          </table:table-cell>
          <table:table-cell office:value-type="string">
            <text:p>Success</text:p>
          </table:table-cell>
          <table:table-cell office:value-type="float" office:value="42631">
            <text:p>42631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2H12M03.572S">
            <text:p>12:12:03.57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2H12M03.592S">
            <text:p>12:12:03.59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2H11M55.035S">
            <text:p>12:11:55.0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8863">
            <text:p>8863</text:p>
          </table:table-cell>
          <table:table-cell office:value-type="string">
            <text:p>Success</text:p>
          </table:table-cell>
          <table:table-cell office:value-type="float" office:value="52606">
            <text:p>52606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2H11M58.75S">
            <text:p>12:11:58.7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371">
            <text:p>5371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2H11M56.788S">
            <text:p>12:11:56.7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352">
            <text:p>7352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2H12M04.123S">
            <text:p>12:12:04.1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2H12M04.289S">
            <text:p>12:12:04.29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2H12M04.301S">
            <text:p>12:12:04.30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2H12M04.307S">
            <text:p>12:12:04.31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2H11M56.763S">
            <text:p>12:11:56.7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7612">
            <text:p>7612</text:p>
          </table:table-cell>
          <table:table-cell office:value-type="string">
            <text:p>Success</text:p>
          </table:table-cell>
          <table:table-cell office:value-type="float" office:value="52611">
            <text:p>52611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2H12M04.377S">
            <text:p>12:12:04.3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2H12M04.141S">
            <text:p>12:12:04.1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2H12M04.638S">
            <text:p>12:12:04.64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2H12M04.648S">
            <text:p>12:12:04.65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2H12M04.653S">
            <text:p>12:12:04.65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2H11M51.639S">
            <text:p>12:11:51.6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064">
            <text:p>13064</text:p>
          </table:table-cell>
          <table:table-cell office:value-type="string">
            <text:p>Success</text:p>
          </table:table-cell>
          <table:table-cell office:value-type="float" office:value="50506">
            <text:p>50506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2H12M04.704S">
            <text:p>12:12:04.7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596">
            <text:p>2596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2H12M02.512S">
            <text:p>12:12:02.51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230">
            <text:p>2230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2H11M51.626S">
            <text:p>12:11:51.63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131">
            <text:p>13131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2H12M04.741S">
            <text:p>12:12:04.7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596">
            <text:p>2596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2H12M04.778S">
            <text:p>12:12:04.7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596">
            <text:p>2596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2H12M04.743S">
            <text:p>12:12:04.7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2H12M04.974S">
            <text:p>12:12:04.97</text:p>
          </table:table-cell>
          <table:table-cell office:value-type="string">
            <text:p>TC0002_PlannerB 2-2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2H12M04.982S">
            <text:p>12:12:04.98</text:p>
          </table:table-cell>
          <table:table-cell office:value-type="string">
            <text:p>TC0002_PlannerB 2-2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2H12M04.987S">
            <text:p>12:12:04.99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2H11M54.204S">
            <text:p>12:11:54.20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0911">
            <text:p>10911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2H12M01.432S">
            <text:p>12:12:01.4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759">
            <text:p>3759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2H11M51.539S">
            <text:p>12:11:51.54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668">
            <text:p>13668</text:p>
          </table:table-cell>
          <table:table-cell office:value-type="string">
            <text:p>Success</text:p>
          </table:table-cell>
          <table:table-cell office:value-type="float" office:value="38245">
            <text:p>38245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2H12M03.182S">
            <text:p>12:12:03.1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042">
            <text:p>2042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2H11M55.107S">
            <text:p>12:11:55.1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126">
            <text:p>10126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2H11M51.03S">
            <text:p>12:11:51.0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4204">
            <text:p>14204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2H11M51.532S">
            <text:p>12:11:51.53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711">
            <text:p>13711</text:p>
          </table:table-cell>
          <table:table-cell office:value-type="string">
            <text:p>Success</text:p>
          </table:table-cell>
          <table:table-cell office:value-type="float" office:value="38245">
            <text:p>38245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2H11M55.121S">
            <text:p>12:11:55.12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137">
            <text:p>10137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2H11M56.823S">
            <text:p>12:11:56.8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442">
            <text:p>8442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2H12M00.454S">
            <text:p>12:12:00.4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814">
            <text:p>4814</text:p>
          </table:table-cell>
          <table:table-cell office:value-type="string">
            <text:p>Success</text:p>
          </table:table-cell>
          <table:table-cell office:value-type="float" office:value="19734">
            <text:p>19734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2H11M55.086S">
            <text:p>12:11:55.0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183">
            <text:p>10183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2H11M56.846S">
            <text:p>12:11:56.8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425">
            <text:p>8425</text:p>
          </table:table-cell>
          <table:table-cell office:value-type="string">
            <text:p>Success</text:p>
          </table:table-cell>
          <table:table-cell office:value-type="float" office:value="42631">
            <text:p>42631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2H12M00.436S">
            <text:p>12:12:00.44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839">
            <text:p>4839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2H12M00.475S">
            <text:p>12:12:00.48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803">
            <text:p>4803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2H11M57.7S">
            <text:p>12:11:57.70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580">
            <text:p>7580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2H12M04.811S">
            <text:p>12:12:04.8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45871">
            <text:p>45871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2H12M00.563S">
            <text:p>12:12:00.5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721">
            <text:p>4721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2H12M05.236S">
            <text:p>12:12:05.2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2H11M59.065S">
            <text:p>12:11:59.07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243">
            <text:p>624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2H11M56.824S">
            <text:p>12:11:56.8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532">
            <text:p>8532</text:p>
          </table:table-cell>
          <table:table-cell office:value-type="string">
            <text:p>Success</text:p>
          </table:table-cell>
          <table:table-cell office:value-type="float" office:value="52713">
            <text:p>52713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2H12M05.36S">
            <text:p>12:12:05.3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2H12M05.193S">
            <text:p>12:12:05.1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2H12M05.584S">
            <text:p>12:12:05.58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2H12M05.599S">
            <text:p>12:12:05.60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2H12M05.603S">
            <text:p>12:12:05.60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2H11M56.836S">
            <text:p>12:11:56.8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103">
            <text:p>9103</text:p>
          </table:table-cell>
          <table:table-cell office:value-type="string">
            <text:p>Success</text:p>
          </table:table-cell>
          <table:table-cell office:value-type="float" office:value="52508">
            <text:p>52508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2H12M05.286S">
            <text:p>12:12:05.2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2H12M06.043S">
            <text:p>12:12:06.04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2H12M06.059S">
            <text:p>12:12:06.06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2H12M06.075S">
            <text:p>12:12:06.08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2H12M05.269S">
            <text:p>12:12:05.2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56">
            <text:p>12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2H12M06.527S">
            <text:p>12:12:06.53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2H12M06.535S">
            <text:p>12:12:06.54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2H12M06.54S">
            <text:p>12:12:06.54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2H11M56.789S">
            <text:p>12:11:56.7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169">
            <text:p>10169</text:p>
          </table:table-cell>
          <table:table-cell office:value-type="string">
            <text:p>Success</text:p>
          </table:table-cell>
          <table:table-cell office:value-type="float" office:value="52667">
            <text:p>52667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2H12M06.96S">
            <text:p>12:12:06.9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638">
            <text:p>2638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2H12M07.021S">
            <text:p>12:12:07.0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638">
            <text:p>2638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2H12M05.226S">
            <text:p>12:12:05.2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2H12M07.172S">
            <text:p>12:12:07.17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2H12M07.18S">
            <text:p>12:12:07.18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2H12M07.207S">
            <text:p>12:12:07.21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2H12M03.898S">
            <text:p>12:12:03.9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320">
            <text:p>3320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2H12M07.112S">
            <text:p>12:12:07.1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638">
            <text:p>2638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2H12M00.447S">
            <text:p>12:12:00.4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253">
            <text:p>7253</text:p>
          </table:table-cell>
          <table:table-cell office:value-type="string">
            <text:p>Success</text:p>
          </table:table-cell>
          <table:table-cell office:value-type="float" office:value="52511">
            <text:p>52511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2H12M07.702S">
            <text:p>12:12:07.7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2H12M07.22S">
            <text:p>12:12:07.2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2H12M07.786S">
            <text:p>12:12:07.79</text:p>
          </table:table-cell>
          <table:table-cell office:value-type="string">
            <text:p>TC0002_PlannerB 2-2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2H12M07.794S">
            <text:p>12:12:07.79</text:p>
          </table:table-cell>
          <table:table-cell office:value-type="string">
            <text:p>TC0002_PlannerB 2-2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2H12M07.8S">
            <text:p>12:12:07.80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2H11M55.065S">
            <text:p>12:11:55.07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792">
            <text:p>12792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2H11M55.106S">
            <text:p>12:11:55.1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763">
            <text:p>12763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2H12M03.573S">
            <text:p>12:12:03.5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843">
            <text:p>4843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2H12M01.646S">
            <text:p>12:12:01.65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814">
            <text:p>6814</text:p>
          </table:table-cell>
          <table:table-cell office:value-type="string">
            <text:p>Success</text:p>
          </table:table-cell>
          <table:table-cell office:value-type="float" office:value="42631">
            <text:p>42631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2H12M05.376S">
            <text:p>12:12:05.3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087">
            <text:p>3087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2H12M07.719S">
            <text:p>12:12:07.72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2H11M56.8S">
            <text:p>12:11:56.80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667">
            <text:p>11667</text:p>
          </table:table-cell>
          <table:table-cell office:value-type="string">
            <text:p>Success</text:p>
          </table:table-cell>
          <table:table-cell office:value-type="float" office:value="40235">
            <text:p>40235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2H12M00.478S">
            <text:p>12:12:00.48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993">
            <text:p>7993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2H12M00.473S">
            <text:p>12:12:00.47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027">
            <text:p>8027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2H12M01.647S">
            <text:p>12:12:01.6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218">
            <text:p>7218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2H12M05.283S">
            <text:p>12:12:05.2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93">
            <text:p>3593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2H12M01.608S">
            <text:p>12:12:01.6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271">
            <text:p>7271</text:p>
          </table:table-cell>
          <table:table-cell office:value-type="string">
            <text:p>Success</text:p>
          </table:table-cell>
          <table:table-cell office:value-type="float" office:value="47236">
            <text:p>47236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2H12M05.282S">
            <text:p>12:12:05.2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601">
            <text:p>3601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2H12M08.88S">
            <text:p>12:12:08.8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3">
            <text:p>693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2H11M56.762S">
            <text:p>12:11:56.76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2980">
            <text:p>12980</text:p>
          </table:table-cell>
          <table:table-cell office:value-type="string">
            <text:p>Success</text:p>
          </table:table-cell>
          <table:table-cell office:value-type="float" office:value="50243">
            <text:p>50243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2H12M09.742S">
            <text:p>12:12:09.7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2H12M01.618S">
            <text:p>12:12:01.6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8506">
            <text:p>8506</text:p>
          </table:table-cell>
          <table:table-cell office:value-type="string">
            <text:p>Success</text:p>
          </table:table-cell>
          <table:table-cell office:value-type="float" office:value="50441">
            <text:p>50441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2H12M03.584S">
            <text:p>12:12:03.5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545">
            <text:p>6545</text:p>
          </table:table-cell>
          <table:table-cell office:value-type="string">
            <text:p>Success</text:p>
          </table:table-cell>
          <table:table-cell office:value-type="float" office:value="50533">
            <text:p>50533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2H12M10.125S">
            <text:p>12:12:10.1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2H12M10.131S">
            <text:p>12:12:10.1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2H12M08.883S">
            <text:p>12:12:08.8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2H12M10.177S">
            <text:p>12:12:10.18</text:p>
          </table:table-cell>
          <table:table-cell office:value-type="string">
            <text:p>TC0001_PlannerA 1-29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2H12M10.184S">
            <text:p>12:12:10.18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2H12M10.197S">
            <text:p>12:12:10.20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2H12M05.309S">
            <text:p>12:12:05.3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901">
            <text:p>4901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2H12M10.212S">
            <text:p>12:12:10.2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2H12M05.235S">
            <text:p>12:12:05.2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844">
            <text:p>5844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2H12M05.941S">
            <text:p>12:12:05.9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146">
            <text:p>5146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2H12M01.631S">
            <text:p>12:12:01.63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462">
            <text:p>9462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2H12M11.071S">
            <text:p>12:12:11.07</text:p>
          </table:table-cell>
          <table:table-cell office:value-type="string">
            <text:p>TC0001_PlannerA 1-30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2H11M59.088S">
            <text:p>12:11:59.09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022">
            <text:p>12022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2H12M11.095S">
            <text:p>12:12:11.10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2H12M11.112S">
            <text:p>12:12:11.11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2H12M11.081S">
            <text:p>12:12:11.0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2H12M11.278S">
            <text:p>12:12:11.28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2H12M11.287S">
            <text:p>12:12:11.29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2H12M11.292S">
            <text:p>12:12:11.29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2H12M11.089S">
            <text:p>12:12:11.0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2H12M10.148S">
            <text:p>12:12:10.15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10">
            <text:p>1910</text:p>
          </table:table-cell>
          <table:table-cell office:value-type="string">
            <text:p>Success</text:p>
          </table:table-cell>
          <table:table-cell office:value-type="float" office:value="43287">
            <text:p>43287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2H12M11.109S">
            <text:p>12:12:11.1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982">
            <text:p>982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2H12M08.464S">
            <text:p>12:12:08.4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636">
            <text:p>3636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2H12M08.466S">
            <text:p>12:12:08.4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638">
            <text:p>3638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2H12M12.029S">
            <text:p>12:12:12.03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2H12M05.117S">
            <text:p>12:12:05.1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005">
            <text:p>7005</text:p>
          </table:table-cell>
          <table:table-cell office:value-type="string">
            <text:p>Success</text:p>
          </table:table-cell>
          <table:table-cell office:value-type="float" office:value="46590">
            <text:p>46590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2H12M12.106S">
            <text:p>12:12:12.11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2H12M05.292S">
            <text:p>12:12:05.2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840">
            <text:p>6840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2H12M10.146S">
            <text:p>12:12:10.1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87">
            <text:p>1987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2H12M04.393S">
            <text:p>12:12:04.39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741">
            <text:p>7741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2H12M08.902S">
            <text:p>12:12:08.90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234">
            <text:p>3234</text:p>
          </table:table-cell>
          <table:table-cell office:value-type="string">
            <text:p>Success</text:p>
          </table:table-cell>
          <table:table-cell office:value-type="float" office:value="41964">
            <text:p>41964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2H12M07.257S">
            <text:p>12:12:07.2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880">
            <text:p>4880</text:p>
          </table:table-cell>
          <table:table-cell office:value-type="string">
            <text:p>Success</text:p>
          </table:table-cell>
          <table:table-cell office:value-type="float" office:value="45872">
            <text:p>45872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2H12M09.761S">
            <text:p>12:12:09.76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378">
            <text:p>2378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2H12M12.131S">
            <text:p>12:12:12.13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2H12M12.137S">
            <text:p>12:12:12.1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2H12M12.094S">
            <text:p>12:12:12.0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2H12M12.74S">
            <text:p>12:12:12.74</text:p>
          </table:table-cell>
          <table:table-cell office:value-type="string">
            <text:p>TC0001_PlannerA 1-26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2H12M12.752S">
            <text:p>12:12:12.75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2H12M12.059S">
            <text:p>12:12:12.0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19734">
            <text:p>19734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2H12M12.761S">
            <text:p>12:12:12.76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2H12M01.617S">
            <text:p>12:12:01.6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1328">
            <text:p>11328</text:p>
          </table:table-cell>
          <table:table-cell office:value-type="string">
            <text:p>Success</text:p>
          </table:table-cell>
          <table:table-cell office:value-type="float" office:value="50049">
            <text:p>50049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2H12M01.593S">
            <text:p>12:12:01.5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1362">
            <text:p>11362</text:p>
          </table:table-cell>
          <table:table-cell office:value-type="string">
            <text:p>Success</text:p>
          </table:table-cell>
          <table:table-cell office:value-type="float" office:value="52110">
            <text:p>52110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2H12M12.947S">
            <text:p>12:12:12.95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2H12M04.758S">
            <text:p>12:12:04.7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564">
            <text:p>8564</text:p>
          </table:table-cell>
          <table:table-cell office:value-type="string">
            <text:p>Success</text:p>
          </table:table-cell>
          <table:table-cell office:value-type="float" office:value="50343">
            <text:p>50343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2H12M01.646S">
            <text:p>12:12:01.6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1688">
            <text:p>11688</text:p>
          </table:table-cell>
          <table:table-cell office:value-type="string">
            <text:p>Success</text:p>
          </table:table-cell>
          <table:table-cell office:value-type="float" office:value="51875">
            <text:p>51875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2H12M13.322S">
            <text:p>12:12:13.3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2H12M05.273S">
            <text:p>12:12:05.2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8796">
            <text:p>8796</text:p>
          </table:table-cell>
          <table:table-cell office:value-type="string">
            <text:p>Success</text:p>
          </table:table-cell>
          <table:table-cell office:value-type="float" office:value="56346">
            <text:p>56346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2H12M14.069S">
            <text:p>12:12:14.0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2H12M12.105S">
            <text:p>12:12:12.1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72">
            <text:p>2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2H12M14.278S">
            <text:p>12:12:14.28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2H12M14.286S">
            <text:p>12:12:14.29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2H12M14.293S">
            <text:p>12:12:14.29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2H12M12.102S">
            <text:p>12:12:12.1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2H12M14.76S">
            <text:p>12:12:14.76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2H12M14.768S">
            <text:p>12:12:14.77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2H12M14.774S">
            <text:p>12:12:14.77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2H12M05.268S">
            <text:p>12:12:05.2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044">
            <text:p>10044</text:p>
          </table:table-cell>
          <table:table-cell office:value-type="string">
            <text:p>Success</text:p>
          </table:table-cell>
          <table:table-cell office:value-type="float" office:value="56348">
            <text:p>56348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2H12M05.27S">
            <text:p>12:12:05.2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105">
            <text:p>10105</text:p>
          </table:table-cell>
          <table:table-cell office:value-type="string">
            <text:p>Success</text:p>
          </table:table-cell>
          <table:table-cell office:value-type="float" office:value="56248">
            <text:p>56248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2H12M12.763S">
            <text:p>12:12:12.7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2H12M15.545S">
            <text:p>12:12:15.55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2H12M15.575S">
            <text:p>12:12:15.58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2H12M15.582S">
            <text:p>12:12:15.58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2H12M13.336S">
            <text:p>12:12:13.3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361">
            <text:p>2361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2H12M12.958S">
            <text:p>12:12:12.96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742">
            <text:p>2742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2H12M12.178S">
            <text:p>12:12:12.18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550">
            <text:p>3550</text:p>
          </table:table-cell>
          <table:table-cell office:value-type="string">
            <text:p>Success</text:p>
          </table:table-cell>
          <table:table-cell office:value-type="float" office:value="42636">
            <text:p>42636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2H12M12.139S">
            <text:p>12:12:12.1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98">
            <text:p>3598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2H12M15.699S">
            <text:p>12:12:15.7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2H12M15.786S">
            <text:p>12:12:15.79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2H12M15.805S">
            <text:p>12:12:15.81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2H12M15.816S">
            <text:p>12:12:15.82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2H12M05.207S">
            <text:p>12:12:05.2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0792">
            <text:p>10792</text:p>
          </table:table-cell>
          <table:table-cell office:value-type="string">
            <text:p>Success</text:p>
          </table:table-cell>
          <table:table-cell office:value-type="float" office:value="56346">
            <text:p>56346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2H12M05.279S">
            <text:p>12:12:05.2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058">
            <text:p>11058</text:p>
          </table:table-cell>
          <table:table-cell office:value-type="string">
            <text:p>Success</text:p>
          </table:table-cell>
          <table:table-cell office:value-type="float" office:value="56254">
            <text:p>56254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2H12M05.244S">
            <text:p>12:12:05.2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1105">
            <text:p>11105</text:p>
          </table:table-cell>
          <table:table-cell office:value-type="string">
            <text:p>Success</text:p>
          </table:table-cell>
          <table:table-cell office:value-type="float" office:value="56248">
            <text:p>56248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2H12M07.869S">
            <text:p>12:12:07.8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8494">
            <text:p>8494</text:p>
          </table:table-cell>
          <table:table-cell office:value-type="string">
            <text:p>Success</text:p>
          </table:table-cell>
          <table:table-cell office:value-type="float" office:value="56448">
            <text:p>56448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2H12M16.365S">
            <text:p>12:12:16.3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2H12M08.473S">
            <text:p>12:12:08.4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918">
            <text:p>7918</text:p>
          </table:table-cell>
          <table:table-cell office:value-type="string">
            <text:p>Success</text:p>
          </table:table-cell>
          <table:table-cell office:value-type="float" office:value="64426">
            <text:p>64426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2H12M16.339S">
            <text:p>12:12:16.3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2H12M16.392S">
            <text:p>12:12:16.3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2H12M15.701S">
            <text:p>12:12:15.7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2H12M16.554S">
            <text:p>12:12:16.55</text:p>
          </table:table-cell>
          <table:table-cell office:value-type="string">
            <text:p>TC0002_PlannerB 2-26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2H12M16.568S">
            <text:p>12:12:16.57</text:p>
          </table:table-cell>
          <table:table-cell office:value-type="string">
            <text:p>TC0002_PlannerB 2-2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2H12M16.572S">
            <text:p>12:12:16.57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2H12M16.351S">
            <text:p>12:12:16.3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2H12M15.376S">
            <text:p>12:12:15.3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2H12M05.26S">
            <text:p>12:12:05.2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1692">
            <text:p>11692</text:p>
          </table:table-cell>
          <table:table-cell office:value-type="string">
            <text:p>Success</text:p>
          </table:table-cell>
          <table:table-cell office:value-type="float" office:value="56255">
            <text:p>56255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2H12M16.784S">
            <text:p>12:12:16.7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2H12M16.954S">
            <text:p>12:12:16.9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2H12M16.968S">
            <text:p>12:12:16.97</text:p>
          </table:table-cell>
          <table:table-cell office:value-type="string">
            <text:p>TC0002_PlannerB 2-21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2H12M16.79S">
            <text:p>12:12:16.7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2H12M16.986S">
            <text:p>12:12:16.99</text:p>
          </table:table-cell>
          <table:table-cell office:value-type="string">
            <text:p>TC0002_PlannerB 2-2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2H12M16.987S">
            <text:p>12:12:16.99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2H12M16.993S">
            <text:p>12:12:16.99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2H12M16.996S">
            <text:p>12:12:17.00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2H12M17.008S">
            <text:p>12:12:17.01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2H12M15.313S">
            <text:p>12:12:15.3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2H12M12.14S">
            <text:p>12:12:12.1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090">
            <text:p>5090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2H12M12.134S">
            <text:p>12:12:12.1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2H12M12.136S">
            <text:p>12:12:12.1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2H12M17.217S">
            <text:p>12:12:17.2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2H12M17.602S">
            <text:p>12:12:17.60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2H12M17.61S">
            <text:p>12:12:17.61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2H12M17.616S">
            <text:p>12:12:17.62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2H12M05.277S">
            <text:p>12:12:05.2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430">
            <text:p>12430</text:p>
          </table:table-cell>
          <table:table-cell office:value-type="string">
            <text:p>Success</text:p>
          </table:table-cell>
          <table:table-cell office:value-type="float" office:value="56314">
            <text:p>56314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2H12M17.231S">
            <text:p>12:12:17.23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2H12M17.835S">
            <text:p>12:12:17.84</text:p>
          </table:table-cell>
          <table:table-cell office:value-type="string">
            <text:p>TC0001_PlannerA 1-2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2H12M17.233S">
            <text:p>12:12:17.23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2H12M17.842S">
            <text:p>12:12:17.84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2H12M16.003S">
            <text:p>12:12:16.00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2H12M12.964S">
            <text:p>12:12:12.96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938">
            <text:p>4938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2H12M17.232S">
            <text:p>12:12:17.2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2H12M16.39S">
            <text:p>12:12:16.39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530">
            <text:p>1530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2H12M17.875S">
            <text:p>12:12:17.88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2H12M16.394S">
            <text:p>12:12:16.3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539">
            <text:p>1539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2H12M13.347S">
            <text:p>12:12:13.35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598">
            <text:p>4598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2H12M17.859S">
            <text:p>12:12:17.86</text:p>
          </table:table-cell>
          <table:table-cell office:value-type="string">
            <text:p>TC0001_PlannerA 1-22</text:p>
          </table:table-cell>
          <table:table-cell office:value-type="string">
            <text:p>/channels/logout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2H12M14.086S">
            <text:p>12:12:14.0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43287">
            <text:p>43287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2H12M16.412S">
            <text:p>12:12:16.4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549">
            <text:p>1549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2H12M17.953S">
            <text:p>12:12:17.95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2H12M17.908S">
            <text:p>12:12:17.91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2H12M17.964S">
            <text:p>12:12:17.96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2H12M17.969S">
            <text:p>12:12:17.97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2H12M17.983S">
            <text:p>12:12:17.98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2H12M08.5S">
            <text:p>12:12:08.5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9568">
            <text:p>9568</text:p>
          </table:table-cell>
          <table:table-cell office:value-type="string">
            <text:p>Success</text:p>
          </table:table-cell>
          <table:table-cell office:value-type="float" office:value="60195">
            <text:p>60195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2H12M18.07S">
            <text:p>12:12:18.0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2H12M17.876S">
            <text:p>12:12:17.8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2H12M18.297S">
            <text:p>12:12:18.30</text:p>
          </table:table-cell>
          <table:table-cell office:value-type="string">
            <text:p>TC0002_PlannerB 2-2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2H12M18.305S">
            <text:p>12:12:18.31</text:p>
          </table:table-cell>
          <table:table-cell office:value-type="string">
            <text:p>TC0002_PlannerB 2-2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2H12M18.309S">
            <text:p>12:12:18.31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2H12M17.708S">
            <text:p>12:12:17.7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2H12M08.865S">
            <text:p>12:12:08.8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670">
            <text:p>9670</text:p>
          </table:table-cell>
          <table:table-cell office:value-type="string">
            <text:p>Success</text:p>
          </table:table-cell>
          <table:table-cell office:value-type="float" office:value="64330">
            <text:p>64330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2H12M18.537S">
            <text:p>12:12:18.5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2H12M18.445S">
            <text:p>12:12:18.4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2H12M08.878S">
            <text:p>12:12:08.8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053">
            <text:p>10053</text:p>
          </table:table-cell>
          <table:table-cell office:value-type="string">
            <text:p>Success</text:p>
          </table:table-cell>
          <table:table-cell office:value-type="float" office:value="62127">
            <text:p>62127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2H12M08.416S">
            <text:p>12:12:08.42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516">
            <text:p>10516</text:p>
          </table:table-cell>
          <table:table-cell office:value-type="string">
            <text:p>Success</text:p>
          </table:table-cell>
          <table:table-cell office:value-type="float" office:value="64040">
            <text:p>64040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2H12M18.913S">
            <text:p>12:12:18.91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2H12M18.939S">
            <text:p>12:12:18.94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2H12M18.944S">
            <text:p>12:12:18.94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2H12M17.901S">
            <text:p>12:12:17.9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2H12M17.954S">
            <text:p>12:12:17.9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206">
            <text:p>1206</text:p>
          </table:table-cell>
          <table:table-cell office:value-type="string">
            <text:p>Success</text:p>
          </table:table-cell>
          <table:table-cell office:value-type="float" office:value="19736">
            <text:p>19736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2H12M17.934S">
            <text:p>12:12:17.9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2H12M16.971S">
            <text:p>12:12:16.97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93">
            <text:p>219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2H12M17.963S">
            <text:p>12:12:17.9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2H12M08.467S">
            <text:p>12:12:08.4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0868">
            <text:p>10868</text:p>
          </table:table-cell>
          <table:table-cell office:value-type="string">
            <text:p>Success</text:p>
          </table:table-cell>
          <table:table-cell office:value-type="float" office:value="64436">
            <text:p>64436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2H12M19.159S">
            <text:p>12:12:19.1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2H12M19.42S">
            <text:p>12:12:19.42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2H12M19.428S">
            <text:p>12:12:19.43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2H12M19.432S">
            <text:p>12:12:19.43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2H12M11.094S">
            <text:p>12:12:11.0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376">
            <text:p>8376</text:p>
          </table:table-cell>
          <table:table-cell office:value-type="string">
            <text:p>Success</text:p>
          </table:table-cell>
          <table:table-cell office:value-type="float" office:value="60396">
            <text:p>60396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2H12M19.471S">
            <text:p>12:12:19.4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2H12M19.182S">
            <text:p>12:12:19.1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2H12M17.921S">
            <text:p>12:12:17.9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601">
            <text:p>1601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2H12M19.521S">
            <text:p>12:12:19.52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2H12M19.538S">
            <text:p>12:12:19.54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2H12M19.543S">
            <text:p>12:12:19.54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2H12M19.165S">
            <text:p>12:12:19.1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2H12M19.722S">
            <text:p>12:12:19.72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2H12M19.162S">
            <text:p>12:12:19.1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2H12M19.73S">
            <text:p>12:12:19.7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2H12M19.739S">
            <text:p>12:12:19.74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2H12M19.737S">
            <text:p>12:12:19.74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2H12M19.746S">
            <text:p>12:12:19.75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2H12M19.751S">
            <text:p>12:12:19.75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2H12M19.524S">
            <text:p>12:12:19.5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2H12M19.81S">
            <text:p>12:12:19.81</text:p>
          </table:table-cell>
          <table:table-cell office:value-type="string">
            <text:p>TC0001_PlannerA 1-25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2H12M19.817S">
            <text:p>12:12:19.82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2H12M19.821S">
            <text:p>12:12:19.82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2H12M18.932S">
            <text:p>12:12:18.9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2H12M17.946S">
            <text:p>12:12:17.9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2H12M18.087S">
            <text:p>12:12:18.0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2H12M18.935S">
            <text:p>12:12:18.9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2H12M08.461S">
            <text:p>12:12:08.4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598">
            <text:p>11598</text:p>
          </table:table-cell>
          <table:table-cell office:value-type="string">
            <text:p>Success</text:p>
          </table:table-cell>
          <table:table-cell office:value-type="float" office:value="58227">
            <text:p>58227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2H12M20.061S">
            <text:p>12:12:20.0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2H12M19.93S">
            <text:p>12:12:19.9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2H12M20.106S">
            <text:p>12:12:20.11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2H12M20.114S">
            <text:p>12:12:20.11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2H12M20.119S">
            <text:p>12:12:20.12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2H12M19.933S">
            <text:p>12:12:19.93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2H12M20.38S">
            <text:p>12:12:20.38</text:p>
          </table:table-cell>
          <table:table-cell office:value-type="string">
            <text:p>TC0002_PlannerB 2-30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2H12M20.389S">
            <text:p>12:12:20.39</text:p>
          </table:table-cell>
          <table:table-cell office:value-type="string">
            <text:p>TC0002_PlannerB 2-3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2H12M20.393S">
            <text:p>12:12:20.39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2H12M19.931S">
            <text:p>12:12:19.9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2H12M20.448S">
            <text:p>12:12:20.45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2H12M19.337S">
            <text:p>12:12:19.3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2H12M20.476S">
            <text:p>12:12:20.48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2H12M18.555S">
            <text:p>12:12:18.56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2H12M19.166S">
            <text:p>12:12:19.1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51">
            <text:p>1351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2H12M20.519S">
            <text:p>12:12:20.52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2H12M19.487S">
            <text:p>12:12:19.49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2H12M20.511S">
            <text:p>12:12:20.5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2H12M20.673S">
            <text:p>12:12:20.67</text:p>
          </table:table-cell>
          <table:table-cell office:value-type="string">
            <text:p>TC0002_PlannerB 2-2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2H12M20.682S">
            <text:p>12:12:20.68</text:p>
          </table:table-cell>
          <table:table-cell office:value-type="string">
            <text:p>TC0002_PlannerB 2-2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2H12M20.686S">
            <text:p>12:12:20.69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2H12M20.521S">
            <text:p>12:12:20.5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2H12M19.932S">
            <text:p>12:12:19.9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2H12M20.08S">
            <text:p>12:12:20.0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49">
            <text:p>749</text:p>
          </table:table-cell>
          <table:table-cell office:value-type="string">
            <text:p>Success</text:p>
          </table:table-cell>
          <table:table-cell office:value-type="float" office:value="43287">
            <text:p>43287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2H12M20.811S">
            <text:p>12:12:20.81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2H12M20.853S">
            <text:p>12:12:20.85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2H12M20.865S">
            <text:p>12:12:20.87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2H12M20.821S">
            <text:p>12:12:20.8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2H12M20.52S">
            <text:p>12:12:20.5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02">
            <text:p>502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2H12M21.012S">
            <text:p>12:12:21.01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2H12M21.036S">
            <text:p>12:12:21.04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2H12M20.532S">
            <text:p>12:12:20.5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2H12M21.045S">
            <text:p>12:12:21.05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2H12M21.023S">
            <text:p>12:12:21.0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2H12M21.204S">
            <text:p>12:12:21.20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2H12M21.242S">
            <text:p>12:12:21.24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2H12M21.247S">
            <text:p>12:12:21.25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2H12M21.055S">
            <text:p>12:12:21.0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2H12M20.829S">
            <text:p>12:12:20.8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9734">
            <text:p>19734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2H12M21.461S">
            <text:p>12:12:21.46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2H12M21.469S">
            <text:p>12:12:21.47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2H12M21.475S">
            <text:p>12:12:21.48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2H12M07.859S">
            <text:p>12:12:07.8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3656">
            <text:p>13656</text:p>
          </table:table-cell>
          <table:table-cell office:value-type="string">
            <text:p>Success</text:p>
          </table:table-cell>
          <table:table-cell office:value-type="float" office:value="59804">
            <text:p>59804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2H12M21.46S">
            <text:p>12:12:21.4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2H12M21.522S">
            <text:p>12:12:21.52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2H12M21.533S">
            <text:p>12:12:21.53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2H12M21.539S">
            <text:p>12:12:21.54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2H12M21.516S">
            <text:p>12:12:21.5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5593">
            <text:p>15593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2H12M21.604S">
            <text:p>12:12:21.6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2H12M21.688S">
            <text:p>12:12:21.69</text:p>
          </table:table-cell>
          <table:table-cell office:value-type="string">
            <text:p>TC0002_PlannerB 2-2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2H12M21.695S">
            <text:p>12:12:21.70</text:p>
          </table:table-cell>
          <table:table-cell office:value-type="string">
            <text:p>TC0002_PlannerB 2-2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2H12M21.7S">
            <text:p>12:12:21.70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2H12M15.729S">
            <text:p>12:12:15.7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008">
            <text:p>6008</text:p>
          </table:table-cell>
          <table:table-cell office:value-type="string">
            <text:p>Success</text:p>
          </table:table-cell>
          <table:table-cell office:value-type="float" office:value="47870">
            <text:p>47870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2H12M21.738S">
            <text:p>12:12:21.7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2H12M21.755S">
            <text:p>12:12:21.76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2H12M21.896S">
            <text:p>12:12:21.9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9739">
            <text:p>19739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2H12M21.967S">
            <text:p>12:12:21.9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2H12M22.01S">
            <text:p>12:12:22.01</text:p>
          </table:table-cell>
          <table:table-cell office:value-type="string">
            <text:p>TC0001_PlannerA 1-2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2H12M22.019S">
            <text:p>12:12:22.02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2H12M22.024S">
            <text:p>12:12:22.02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2H12M12.122S">
            <text:p>12:12:12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0293">
            <text:p>10293</text:p>
          </table:table-cell>
          <table:table-cell office:value-type="string">
            <text:p>Success</text:p>
          </table:table-cell>
          <table:table-cell office:value-type="float" office:value="53495">
            <text:p>53495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2H12M12.133S">
            <text:p>12:12:12.1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327">
            <text:p>10327</text:p>
          </table:table-cell>
          <table:table-cell office:value-type="string">
            <text:p>Success</text:p>
          </table:table-cell>
          <table:table-cell office:value-type="float" office:value="60891">
            <text:p>60891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2H12M15.738S">
            <text:p>12:12:15.7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724">
            <text:p>6724</text:p>
          </table:table-cell>
          <table:table-cell office:value-type="string">
            <text:p>Success</text:p>
          </table:table-cell>
          <table:table-cell office:value-type="float" office:value="43291">
            <text:p>43291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2H12M22.461S">
            <text:p>12:12:22.4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2H12M22.417S">
            <text:p>12:12:22.4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2H12M22.486S">
            <text:p>12:12:22.4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2H12M22.463S">
            <text:p>12:12:22.4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6996">
            <text:p>16996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2H12M22.537S">
            <text:p>12:12:22.54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2H12M22.547S">
            <text:p>12:12:22.55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2H12M22.552S">
            <text:p>12:12:22.55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2H12M22.544S">
            <text:p>12:12:22.5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2H12M22.597S">
            <text:p>12:12:22.60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2H12M22.605S">
            <text:p>12:12:22.61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2H12M22.611S">
            <text:p>12:12:22.61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2H12M22.481S">
            <text:p>12:12:22.48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43294">
            <text:p>43294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2H12M22.627S">
            <text:p>12:12:22.6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9741">
            <text:p>19741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2H12M22.678S">
            <text:p>12:12:22.6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2H12M22.715S">
            <text:p>12:12:22.72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2H12M22.722S">
            <text:p>12:12:22.72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2H12M22.727S">
            <text:p>12:12:22.73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  <table:database-ranges>
        <table:database-range table:target-range-address="Sheet1.F1:Sheet1.F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42:26.58</dc:date>
    <meta:generator>OpenOffice.org/3.2$Win32 OpenOffice.org_project/320m12$Build-9483</meta:generator>
    <meta:editing-duration>PT00H01M08S</meta:editing-duration>
    <meta:editing-cycles>1</meta:editing-cycles>
    <meta:document-statistic meta:table-count="1" meta:cell-count="19117" meta:object-count="0"/>
  </office:meta>
</office:document-meta>
</file>